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fo:color="#000000" fo:font-size="10pt" fo:language="en" fo:country="US" style:font-name-asian="Liberation Sans" style:font-size-asian="10pt" style:language-asian="en" style:country-asian="US" style:font-name-complex="Liberation Sans" style:font-size-complex="10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4in" svg:height="3.5457in" svg:x="8.5575in" svg:y="13.8571in">
            <draw:object draw:notify-on-update-of-ranges="Sheet1.C51:Sheet1.C56 Sheet1.D50:Sheet1.D50 Sheet1.D51:Sheet1.D56 Sheet1.C51:Sheet1.C56 Sheet1.E50:Sheet1.E50 Sheet1.E51:Sheet1.E56 Sheet1.C51:Sheet1.C56 Sheet1.F50:Sheet1.F50 Sheet1.F51:Sheet1.F56 Sheet1.C51:Sheet1.C56 Sheet1.G50:Sheet1.G50 Sheet1.G51:Sheet1.G5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57in" svg:x="16.0508in" svg:y="14.7461in">
            <draw:object draw:notify-on-update-of-ranges="Sheet1.I51:Sheet1.I54 Sheet1.J50:Sheet1.J50 Sheet1.J51:Sheet1.J54 Sheet1.I51:Sheet1.I54 Sheet1.K50:Sheet1.K50 Sheet1.K51:Sheet1.K54 Sheet1.I51:Sheet1.I54 Sheet1.L50:Sheet1.L50 Sheet1.L51:Sheet1.L54 Sheet1.I51:Sheet1.I54 Sheet1.M50:Sheet1.M50 Sheet1.M51:Sheet1.M54 Sheet1.I51:Sheet1.I54 Sheet1.N50:Sheet1.N50 Sheet1.N51:Sheet1.N54 Sheet1.I51:Sheet1.I54 Sheet1.O50:Sheet1.O50 Sheet1.O51:Sheet1.O5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57in" svg:x="3.8374in" svg:y="10.0055in">
            <draw:object draw:notify-on-update-of-ranges="Sheet1.B57:Sheet1.B62 Sheet1.C71:Sheet1.C71 Sheet1.C72:Sheet1.C77 Sheet1.B57:Sheet1.B62 Sheet1.D71:Sheet1.D71 Sheet1.D72:Sheet1.D77 Sheet1.B57:Sheet1.B62 Sheet1.E71:Sheet1.E71 Sheet1.E72:Sheet1.E77 Sheet1.B57:Sheet1.B62 Sheet1.F71:Sheet1.F71 Sheet1.F72:Sheet1.F77 Sheet1.B57:Sheet1.B62 Sheet1.G71:Sheet1.G71 Sheet1.G72:Sheet1.G77 Sheet1.B57:Sheet1.B62 Sheet1.H71:Sheet1.H71 Sheet1.H72:Sheet1.H7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302in" svg:height="3.5457in" svg:x="0in" svg:y="7.1898in">
            <draw:object draw:notify-on-update-of-ranges="Sheet1.C33:Sheet1.C38 Sheet1.D32:Sheet1.D32 Sheet1.D33:Sheet1.D38 Sheet1.C33:Sheet1.C38 Sheet1.E32:Sheet1.E32 Sheet1.E33:Sheet1.E38 Sheet1.C33:Sheet1.C38 Sheet1.F32:Sheet1.F32 Sheet1.F33:Sheet1.F38 Sheet1.C33:Sheet1.C38 Sheet1.G32:Sheet1.G32 Sheet1.G33:Sheet1.G3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024in" svg:height="3.5457in" svg:x="0in" svg:y="9.8661in">
            <draw:object draw:notify-on-update-of-ranges="Sheet1.J33:Sheet1.J36 Sheet1.K32:Sheet1.K32 Sheet1.K33:Sheet1.K36 Sheet1.J33:Sheet1.J36 Sheet1.L32:Sheet1.L32 Sheet1.L33:Sheet1.L36 Sheet1.J33:Sheet1.J36 Sheet1.M32:Sheet1.M32 Sheet1.M33:Sheet1.M36 Sheet1.J33:Sheet1.J36 Sheet1.N32:Sheet1.N32 Sheet1.N33:Sheet1.N36 Sheet1.J33:Sheet1.J36 Sheet1.O32:Sheet1.O32 Sheet1.O33:Sheet1.O36 Sheet1.J33:Sheet1.J36 Sheet1.P32:Sheet1.P32 Sheet1.P33:Sheet1.P3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3004in" svg:height="3.5457in" svg:x="11.2429in" svg:y="1.422in">
            <draw:object draw:notify-on-update-of-ranges="Sheet1.T38:Sheet1.T41 Sheet1.U37:Sheet1.U37 Sheet1.U38:Sheet1.U41 Sheet1.T38:Sheet1.T41 Sheet1.V37:Sheet1.V37 Sheet1.V38:Sheet1.V41 Sheet1.T38:Sheet1.T41 Sheet1.W37:Sheet1.W37 Sheet1.W38:Sheet1.W41 Sheet1.T38:Sheet1.T41 Sheet1.X37:Sheet1.X37 Sheet1.X38:Sheet1.X41 Sheet1.T38:Sheet1.T41 Sheet1.Y37:Sheet1.Y37 Sheet1.Y38:Sheet1.Y41 Sheet1.T38:Sheet1.T41 Sheet1.Z37:Sheet1.Z37 Sheet1.Z38:Sheet1.Z4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3in" svg:height="3.5457in" svg:x="19.1795in" svg:y="1.7776in">
            <draw:object draw:notify-on-update-of-ranges="Sheet1.T43:Sheet1.T46 Sheet1.U42:Sheet1.U42 Sheet1.U43:Sheet1.U46 Sheet1.T43:Sheet1.T46 Sheet1.V42:Sheet1.V42 Sheet1.V43:Sheet1.V46 Sheet1.T43:Sheet1.T46 Sheet1.W42:Sheet1.W42 Sheet1.W43:Sheet1.W46 Sheet1.T43:Sheet1.T46 Sheet1.X42:Sheet1.X42 Sheet1.X43:Sheet1.X46 Sheet1.T43:Sheet1.T46 Sheet1.Y42:Sheet1.Y42 Sheet1.Y43:Sheet1.Y46 Sheet1.T43:Sheet1.T46 Sheet1.Z42:Sheet1.Z42 Sheet1.Z43:Sheet1.Z4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3004in" svg:height="3.5457in" svg:x="10.8591in" svg:y="2.0646in">
            <draw:object draw:notify-on-update-of-ranges="Sheet1.T48:Sheet1.T51 Sheet1.U47:Sheet1.U47 Sheet1.U48:Sheet1.U51 Sheet1.T48:Sheet1.T51 Sheet1.V47:Sheet1.V47 Sheet1.V48:Sheet1.V51 Sheet1.T48:Sheet1.T51 Sheet1.W47:Sheet1.W47 Sheet1.W48:Sheet1.W51 Sheet1.T48:Sheet1.T51 Sheet1.X47:Sheet1.X47 Sheet1.X48:Sheet1.X51 Sheet1.T48:Sheet1.T51 Sheet1.Y47:Sheet1.Y47 Sheet1.Y48:Sheet1.Y51 Sheet1.T48:Sheet1.T51 Sheet1.Z47:Sheet1.Z47 Sheet1.Z48:Sheet1.Z5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7.9898in" svg:height="3.5457in" svg:x="16.9016in" svg:y="9.5213in">
            <draw:object draw:notify-on-update-of-ranges="Sheet1.AH42:Sheet1.AH45 Sheet1.AI41:Sheet1.AI41 Sheet1.AI42:Sheet1.AI45 Sheet1.AH42:Sheet1.AH45 Sheet1.AJ41:Sheet1.AJ41 Sheet1.AJ42:Sheet1.AJ45 Sheet1.AH42:Sheet1.AH45 Sheet1.AK41:Sheet1.AK41 Sheet1.AK42:Sheet1.AK45 Sheet1.AH42:Sheet1.AH45 Sheet1.AL41:Sheet1.AL41 Sheet1.AL42:Sheet1.AL45 Sheet1.AH42:Sheet1.AH45 Sheet1.AM41:Sheet1.AM41 Sheet1.AM42:Sheet1.AM45 Sheet1.AH42:Sheet1.AH45 Sheet1.AN41:Sheet1.AN41 Sheet1.AN42:Sheet1.AN45 Sheet1.AH42:Sheet1.AH45 Sheet1.AO41:Sheet1.AO41 Sheet1.AO42:Sheet1.AO45 Sheet1.AH42:Sheet1.AH45 Sheet1.AP41:Sheet1.AP41 Sheet1.AP42:Sheet1.AP45 Sheet1.AH42:Sheet1.AH45 Sheet1.AQ41:Sheet1.AQ41 Sheet1.AQ42:Sheet1.AQ4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6.2988in" svg:height="3.5429in" svg:x="10.0504in" svg:y="6.2417in">
            <draw:object draw:notify-on-update-of-ranges="Sheet1.AH36:Sheet1.AH38 Sheet1.AI35:Sheet1.AI35 Sheet1.AI36:Sheet1.AI38 Sheet1.AH36:Sheet1.AH38 Sheet1.AJ35:Sheet1.AJ35 Sheet1.AJ36:Sheet1.AJ38 Sheet1.AH36:Sheet1.AH38 Sheet1.AK35:Sheet1.AK35 Sheet1.AK36:Sheet1.AK38 Sheet1.AH36:Sheet1.AH38 Sheet1.AL35:Sheet1.AL35 Sheet1.AL36:Sheet1.AL38 Sheet1.AH36:Sheet1.AH38 Sheet1.AM35:Sheet1.AM35 Sheet1.AM36:Sheet1.AM38 Sheet1.AH36:Sheet1.AH38 Sheet1.AN35:Sheet1.AN35 Sheet1.AN36:Sheet1.AN38 Sheet1.AH36:Sheet1.AH38 Sheet1.AO35:Sheet1.AO35 Sheet1.AO36:Sheet1.AO38 Sheet1.AH36:Sheet1.AH38 Sheet1.AP35:Sheet1.AP35 Sheet1.AP36:Sheet1.AP38 Sheet1.AH36:Sheet1.AH38 Sheet1.AQ35:Sheet1.AQ35 Sheet1.AQ36:Sheet1.AQ38 Sheet1.AH36:Sheet1.AH38 Sheet1.AR35:Sheet1.AR35 Sheet1.AR36:Sheet1.AR38 Sheet1.AH36:Sheet1.AH38 Sheet1.AS35:Sheet1.AS35 Sheet1.AS36:Sheet1.AS38 Sheet1.AH36:Sheet1.AH38 Sheet1.AT35:Sheet1.AT35 Sheet1.AT36:Sheet1.AT3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6.302in" svg:height="3.5457in" svg:x="7.9028in" svg:y="12.6327in">
            <draw:object draw:notify-on-update-of-ranges="Sheet1.AE69:Sheet1.AE73 Sheet1.AF68:Sheet1.AF68 Sheet1.AF69:Sheet1.AF73 Sheet1.AE69:Sheet1.AE73 Sheet1.AG68:Sheet1.AG68 Sheet1.AG69:Sheet1.AG7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6.2988in" svg:height="3.5429in" svg:x="29.3724in" svg:y="3.5283in">
            <draw:object draw:notify-on-update-of-ranges="Sheet1.AH42:Sheet1.AH52 Sheet1.AI41:Sheet1.AI41 Sheet1.AI42:Sheet1.AI52 Sheet1.AH42:Sheet1.AH52 Sheet1.AI41:Sheet1.AI41 Sheet1.AJ42:Sheet1.AJ52 Sheet1.AH42:Sheet1.AH52 Sheet1.AJ41:Sheet1.AJ41 Sheet1.AK42:Sheet1.AK52 Sheet1.AH42:Sheet1.AH52 Sheet1.AK41:Sheet1.AK41 Sheet1.AL42:Sheet1.AL52 Sheet1.AH42:Sheet1.AH52 Sheet1.AL41:Sheet1.AL41 Sheet1.AM42:Sheet1.AM52 Sheet1.AH42:Sheet1.AH52 Sheet1.AM41:Sheet1.AM41 Sheet1.AN42:Sheet1.AN52 Sheet1.AH42:Sheet1.AH52 Sheet1.AN41:Sheet1.AN41 Sheet1.AO42:Sheet1.AO52 Sheet1.AH42:Sheet1.AH52 Sheet1.AO41:Sheet1.AO41 Sheet1.AP42:Sheet1.AP52 Sheet1.AH42:Sheet1.AH52 Sheet1.AP41:Sheet1.AP41 Sheet1.AQ42:Sheet1.AQ52 Sheet1.AH42:Sheet1.AH52 Sheet1.AQ41:Sheet1.AQ41 Sheet1.AR42:Sheet1.AR52 Sheet1.AH42:Sheet1.AH52 Sheet1.AR41:Sheet1.AR41 Sheet1.AS42:Sheet1.AS52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6.3024in" svg:height="3.5457in" svg:x="31.3209in" svg:y="4.1976in">
            <draw:object draw:notify-on-update-of-ranges="Sheet1.AH51:Sheet1.AH51 Sheet1.AH52:Sheet1.AH58 Sheet1.AI51:Sheet1.AI51 Sheet1.AI52:Sheet1.AI58 Sheet1.AH51:Sheet1.AH51 Sheet1.AH52:Sheet1.AH58 Sheet1.AJ51:Sheet1.AJ51 Sheet1.AJ52:Sheet1.AJ58 Sheet1.AH51:Sheet1.AH51 Sheet1.AH52:Sheet1.AH58 Sheet1.AK51:Sheet1.AK51 Sheet1.AK52:Sheet1.AK58 Sheet1.AH51:Sheet1.AH51 Sheet1.AH52:Sheet1.AH58 Sheet1.AL51:Sheet1.AL51 Sheet1.AL52:Sheet1.AL58 Sheet1.AH51:Sheet1.AH51 Sheet1.AH52:Sheet1.AH58 Sheet1.AM51:Sheet1.AM51 Sheet1.AM52:Sheet1.AM58 Sheet1.AH51:Sheet1.AH51 Sheet1.AH52:Sheet1.AH58 Sheet1.AN51:Sheet1.AN51 Sheet1.AN52:Sheet1.AN58 Sheet1.AH51:Sheet1.AH51 Sheet1.AH52:Sheet1.AH58 Sheet1.AO51:Sheet1.AO51 Sheet1.AO52:Sheet1.AO58 Sheet1.AH51:Sheet1.AH51 Sheet1.AH52:Sheet1.AH58 Sheet1.AP51:Sheet1.AP51 Sheet1.AP52:Sheet1.AP58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92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0666404" calcext:value-type="float">
            <text:p>0.006664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14162" calcext:value-type="float">
            <text:p>0.01141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32129" calcext:value-type="float">
            <text:p>0.053212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393734" calcext:value-type="float">
            <text:p>0.3937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896" calcext:value-type="float">
            <text:p>1.589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4.0201" calcext:value-type="float">
            <text:p>14.020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2918" calcext:value-type="float">
            <text:p>0.01291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64092" calcext:value-type="float">
            <text:p>0.0164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827" calcext:value-type="float">
            <text:p>0.0582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145" calcext:value-type="float">
            <text:p>0.4014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39951" calcext:value-type="float">
            <text:p>0.8399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04887" calcext:value-type="float">
            <text:p>7.0488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84212" calcext:value-type="float">
            <text:p>0.01842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11899" calcext:value-type="float">
            <text:p>0.02118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37999" calcext:value-type="float">
            <text:p>0.06379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6189" calcext:value-type="float">
            <text:p>0.40618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79273" calcext:value-type="float">
            <text:p>0.87927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53964" calcext:value-type="float">
            <text:p>3.539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07431" calcext:value-type="float">
            <text:p>0.08074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3369" calcext:value-type="float">
            <text:p>0.02633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92968" calcext:value-type="float">
            <text:p>0.06929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12792" calcext:value-type="float">
            <text:p>0.4127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83834" calcext:value-type="float">
            <text:p>0.8838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78852" calcext:value-type="float">
            <text:p>1.7885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32269" calcext:value-type="float">
            <text:p>1.322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6262" calcext:value-type="float">
            <text:p>0.0362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963349" calcext:value-type="float">
            <text:p>0.096334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63633" calcext:value-type="float">
            <text:p>2.6363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24939" calcext:value-type="float">
            <text:p>2.2493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05607" calcext:value-type="float">
            <text:p>2.0560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5.3925" calcext:value-type="float">
            <text:p>15.3925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9495" calcext:value-type="float">
            <text:p>0.002594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66838" calcext:value-type="float">
            <text:p>0.016683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2943" calcext:value-type="float">
            <text:p>0.13294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976324" calcext:value-type="float">
            <text:p>0.97632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93253" calcext:value-type="float">
            <text:p>4.9325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5.3475" calcext:value-type="float">
            <text:p>45.347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297904" calcext:value-type="float">
            <text:p>0.002979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85649" calcext:value-type="float">
            <text:p>0.018564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7891" calcext:value-type="float">
            <text:p>0.1278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1307" calcext:value-type="float">
            <text:p>1.0130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81678" calcext:value-type="float">
            <text:p>2.8167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5.0092" calcext:value-type="float">
            <text:p>25.00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311613" calcext:value-type="float">
            <text:p>0.0031161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4328" calcext:value-type="float">
            <text:p>0.01543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3471" calcext:value-type="float">
            <text:p>0.13347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12364" calcext:value-type="float">
            <text:p>1.1236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75395" calcext:value-type="float">
            <text:p>2.753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3.7228" calcext:value-type="float">
            <text:p>13.72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435519" calcext:value-type="float">
            <text:p>0.04355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38829" calcext:value-type="float">
            <text:p>0.0138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1609" calcext:value-type="float">
            <text:p>0.12160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5283" calcext:value-type="float">
            <text:p>1.052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0201" calcext:value-type="float">
            <text:p>2.502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00811" calcext:value-type="float">
            <text:p>8.0081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13914" calcext:value-type="float">
            <text:p>0.31391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6201" calcext:value-type="float">
            <text:p>0.01762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4229" calcext:value-type="float">
            <text:p>0.1242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52491" calcext:value-type="float">
            <text:p>1.524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5458" calcext:value-type="float">
            <text:p>4.545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11939" calcext:value-type="float">
            <text:p>4.119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3.0218" calcext:value-type="float">
            <text:p>33.0218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132012" calcext:value-type="float">
            <text:p>0.001320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658393" calcext:value-type="float">
            <text:p>0.006583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89769" calcext:value-type="float">
            <text:p>0.04897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387018" calcext:value-type="float">
            <text:p>0.38701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14193" calcext:value-type="float">
            <text:p>3.141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5.9475" calcext:value-type="float">
            <text:p>25.9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56593" calcext:value-type="float">
            <text:p>0.001565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791" calcext:value-type="float">
            <text:p>0.005657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59011" calcext:value-type="float">
            <text:p>0.03590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261099" calcext:value-type="float">
            <text:p>0.26109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3225" calcext:value-type="float">
            <text:p>2.1322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7.2475" calcext:value-type="float">
            <text:p>17.2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94693" calcext:value-type="float">
            <text:p>0.001946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91095" calcext:value-type="float">
            <text:p>0.0049109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3623" calcext:value-type="float">
            <text:p>0.0236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6205" calcext:value-type="float">
            <text:p>0.162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26705" calcext:value-type="float">
            <text:p>1.267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0.4274" calcext:value-type="float">
            <text:p>10.42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25513" calcext:value-type="float">
            <text:p>0.0032551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314" calcext:value-type="float">
            <text:p>0.005653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7179" calcext:value-type="float">
            <text:p>0.0197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6254" calcext:value-type="float">
            <text:p>0.11625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843721" calcext:value-type="float">
            <text:p>0.8437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.65065" calcext:value-type="float">
            <text:p>6.6506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1893" calcext:value-type="float">
            <text:p>0.0118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11151" calcext:value-type="float">
            <text:p>0.011115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57211" calcext:value-type="float">
            <text:p>0.02572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653" calcext:value-type="float">
            <text:p>0.1165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78606" calcext:value-type="float">
            <text:p>0.7860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.29901" calcext:value-type="float">
            <text:p>6.2990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46.7998" calcext:value-type="float">
            <text:p>46.7998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143039" calcext:value-type="float">
            <text:p>0.0014303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72948" calcext:value-type="float">
            <text:p>0.0067294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49171" calcext:value-type="float">
            <text:p>0.0491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91404" calcext:value-type="float">
            <text:p>0.3914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.15141" calcext:value-type="float">
            <text:p>3.1514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6.1971" calcext:value-type="float">
            <text:p>26.19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69504" calcext:value-type="float">
            <text:p>0.001695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6211" calcext:value-type="float">
            <text:p>0.03621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67059" calcext:value-type="float">
            <text:p>0.26705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.1464" calcext:value-type="float">
            <text:p>2.14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7.2689" calcext:value-type="float">
            <text:p>17.26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5161" calcext:value-type="float">
            <text:p>0.002151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18489" calcext:value-type="float">
            <text:p>0.005184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40109" calcext:value-type="float">
            <text:p>0.02401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63335" calcext:value-type="float">
            <text:p>0.16333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7193" calcext:value-type="float">
            <text:p>1.2719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4601" calcext:value-type="float">
            <text:p>10.4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44455" calcext:value-type="float">
            <text:p>0.003444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15907" calcext:value-type="float">
            <text:p>0.0061590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0169" calcext:value-type="float">
            <text:p>0.02016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17064" calcext:value-type="float">
            <text:p>0.1170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852215" calcext:value-type="float">
            <text:p>0.85221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66777" calcext:value-type="float">
            <text:p>6.6677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400505" calcext:value-type="float">
            <text:p>0.04005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22669" calcext:value-type="float">
            <text:p>0.012266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65834" calcext:value-type="float">
            <text:p>0.026583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33179" calcext:value-type="float">
            <text:p>0.13317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830132" calcext:value-type="float">
            <text:p>0.8301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8432" calcext:value-type="float">
            <text:p>6.84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7.2041" calcext:value-type="float">
            <text:p>47.2041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15384" calcext:value-type="float">
            <text:p>0.00153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81138" calcext:value-type="float">
            <text:p>0.006811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493115" calcext:value-type="float">
            <text:p>0.04931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392721" calcext:value-type="float">
            <text:p>0.39272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.15404" calcext:value-type="float">
            <text:p>3.154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6.3539" calcext:value-type="float">
            <text:p>26.35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83296" calcext:value-type="float">
            <text:p>0.001832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94008" calcext:value-type="float">
            <text:p>0.005940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64711" calcext:value-type="float">
            <text:p>0.036471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67402" calcext:value-type="float">
            <text:p>0.2674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.1506" calcext:value-type="float">
            <text:p>2.150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7.2801" calcext:value-type="float">
            <text:p>17.280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316" calcext:value-type="float">
            <text:p>0.0023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37837" calcext:value-type="float">
            <text:p>0.0053783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42134" calcext:value-type="float">
            <text:p>0.02421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3878" calcext:value-type="float">
            <text:p>0.16387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27388" calcext:value-type="float">
            <text:p>1.2738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4691" calcext:value-type="float">
            <text:p>10.4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92997" calcext:value-type="float">
            <text:p>0.0039299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27947" calcext:value-type="float">
            <text:p>0.0062794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03676" calcext:value-type="float">
            <text:p>0.02036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17776" calcext:value-type="float">
            <text:p>0.1177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53919" calcext:value-type="float">
            <text:p>0.85391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6.69095" calcext:value-type="float">
            <text:p>6.6909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77616" calcext:value-type="float">
            <text:p>0.0776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26055" calcext:value-type="float">
            <text:p>0.01260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69109" calcext:value-type="float">
            <text:p>0.026910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48342" calcext:value-type="float">
            <text:p>0.1483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88762" calcext:value-type="float">
            <text:p>0.88876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.35031" calcext:value-type="float">
            <text:p>7.3503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53.4167" calcext:value-type="float">
            <text:p>53.4167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159359" calcext:value-type="float">
            <text:p>0.001593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775254" calcext:value-type="float">
            <text:p>0.00775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94745" calcext:value-type="float">
            <text:p>0.0494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393125" calcext:value-type="float">
            <text:p>0.39312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.15599" calcext:value-type="float">
            <text:p>3.155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6.591" calcext:value-type="float">
            <text:p>26.5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92344" calcext:value-type="float">
            <text:p>0.001923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78205" calcext:value-type="float">
            <text:p>0.006782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66324" calcext:value-type="float">
            <text:p>0.036632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6805" calcext:value-type="float">
            <text:p>0.268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.15412" calcext:value-type="float">
            <text:p>2.154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7.2929" calcext:value-type="float">
            <text:p>17.292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52056" calcext:value-type="float">
            <text:p>0.0025205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3864" calcext:value-type="float">
            <text:p>0.024386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64549" calcext:value-type="float">
            <text:p>0.164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27586" calcext:value-type="float">
            <text:p>1.275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0.4852" calcext:value-type="float">
            <text:p>10.48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407147" calcext:value-type="float">
            <text:p>0.004071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93047" calcext:value-type="float">
            <text:p>0.006930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08499" calcext:value-type="float">
            <text:p>0.02084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18737" calcext:value-type="float">
            <text:p>0.11873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8561" calcext:value-type="float">
            <text:p>0.856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6.73232" calcext:value-type="float">
            <text:p>6.7323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972505" calcext:value-type="float">
            <text:p>0.09725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41839" calcext:value-type="float">
            <text:p>0.01418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80745" calcext:value-type="float">
            <text:p>0.0280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34658" calcext:value-type="float">
            <text:p>0.23465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02101" calcext:value-type="float">
            <text:p>1.021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7.95618" calcext:value-type="float">
            <text:p>7.9561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54.532" calcext:value-type="float">
            <text:p>54.532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235081" calcext:value-type="float">
            <text:p>0.002350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951004" calcext:value-type="float">
            <text:p>0.0095100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605848" calcext:value-type="float">
            <text:p>0.06058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12978" calcext:value-type="float">
            <text:p>0.41297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.16262" calcext:value-type="float">
            <text:p>3.1626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6.8761" calcext:value-type="float">
            <text:p>26.87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62809" calcext:value-type="float">
            <text:p>0.002628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85201" calcext:value-type="float">
            <text:p>0.00885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67961" calcext:value-type="float">
            <text:p>0.04679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96953" calcext:value-type="float">
            <text:p>0.2969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17991" calcext:value-type="float">
            <text:p>2.179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7.3292" calcext:value-type="float">
            <text:p>17.32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11289" calcext:value-type="float">
            <text:p>0.0051128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17481" calcext:value-type="float">
            <text:p>0.01174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32458" calcext:value-type="float">
            <text:p>0.033245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88688" calcext:value-type="float">
            <text:p>0.18868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107" calcext:value-type="float">
            <text:p>1.31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0.5622" calcext:value-type="float">
            <text:p>10.5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1731" calcext:value-type="float">
            <text:p>0.1317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47521" calcext:value-type="float">
            <text:p>0.014752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20971" calcext:value-type="float">
            <text:p>0.032097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9149" calcext:value-type="float">
            <text:p>0.1391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867905" calcext:value-type="float">
            <text:p>0.867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6.80107" calcext:value-type="float">
            <text:p>6.801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78136" calcext:value-type="float">
            <text:p>0.37813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46451" calcext:value-type="float">
            <text:p>0.024645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08285" calcext:value-type="float">
            <text:p>0.10828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22777" calcext:value-type="float">
            <text:p>2.2277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7631" calcext:value-type="float">
            <text:p>2.76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0.3115" calcext:value-type="float">
            <text:p>10.311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55.3699" calcext:value-type="float">
            <text:p>55.3699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53547" calcext:value-type="float">
            <text:p>0.001535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709061" calcext:value-type="float">
            <text:p>0.0070906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96539" calcext:value-type="float">
            <text:p>0.049653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393321" calcext:value-type="float">
            <text:p>0.39332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.15352" calcext:value-type="float">
            <text:p>3.1535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6.3763" calcext:value-type="float">
            <text:p>26.37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82381" calcext:value-type="float">
            <text:p>0.0018238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21447" calcext:value-type="float">
            <text:p>0.006214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68189" calcext:value-type="float">
            <text:p>0.036818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67872" calcext:value-type="float">
            <text:p>0.26787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.15017" calcext:value-type="float">
            <text:p>2.150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7.2819" calcext:value-type="float">
            <text:p>17.28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8596" calcext:value-type="float">
            <text:p>0.002385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7049" calcext:value-type="float">
            <text:p>0.005570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45953" calcext:value-type="float">
            <text:p>0.02459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64378" calcext:value-type="float">
            <text:p>0.1643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27513" calcext:value-type="float">
            <text:p>1.2751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4733" calcext:value-type="float">
            <text:p>10.473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81023" calcext:value-type="float">
            <text:p>0.0058102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61702" calcext:value-type="float">
            <text:p>0.006617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08278" calcext:value-type="float">
            <text:p>0.02082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8348" calcext:value-type="float">
            <text:p>0.11834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85399" calcext:value-type="float">
            <text:p>0.8539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6.70091" calcext:value-type="float">
            <text:p>6.7009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745129" calcext:value-type="float">
            <text:p>0.074512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31749" calcext:value-type="float">
            <text:p>0.01317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86453" calcext:value-type="float">
            <text:p>0.02864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50339" calcext:value-type="float">
            <text:p>0.25033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98956" calcext:value-type="float">
            <text:p>0.989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.53049" calcext:value-type="float">
            <text:p>7.530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51.6593" calcext:value-type="float">
            <text:p>51.6593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142374" calcext:value-type="float">
            <text:p>0.00014237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88006" calcext:value-type="float">
            <text:p>0.0005880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7987" calcext:value-type="float">
            <text:p>0.00177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1548" calcext:value-type="float">
            <text:p>0.0039154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39967" calcext:value-type="float">
            <text:p>0.0043996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24176" calcext:value-type="float">
            <text:p>0.224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71176" calcext:value-type="float">
            <text:p>0.000171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61987" calcext:value-type="float">
            <text:p>0.000561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80185" calcext:value-type="float">
            <text:p>0.001801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2233" calcext:value-type="float">
            <text:p>0.0039223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9746" calcext:value-type="float">
            <text:p>0.006974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66097" calcext:value-type="float">
            <text:p>0.016609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407636" calcext:value-type="float">
            <text:p>0.00040763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85857" calcext:value-type="float">
            <text:p>0.0008585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54203" calcext:value-type="float">
            <text:p>0.001542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24128" calcext:value-type="float">
            <text:p>0.003241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48178" calcext:value-type="float">
            <text:p>0.0064817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35271" calcext:value-type="float">
            <text:p>0.02352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59951" calcext:value-type="float">
            <text:p>0.015995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13828" calcext:value-type="float">
            <text:p>0.001138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67079" calcext:value-type="float">
            <text:p>0.001670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88466" calcext:value-type="float">
            <text:p>0.0028846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21301" calcext:value-type="float">
            <text:p>0.004213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37805" calcext:value-type="float">
            <text:p>0.0378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514101" calcext:value-type="float">
            <text:p>0.05141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8831" calcext:value-type="float">
            <text:p>0.0017883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01825" calcext:value-type="float">
            <text:p>0.01018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4268" calcext:value-type="float">
            <text:p>0.2942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9117" calcext:value-type="float">
            <text:p>0.29911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903187" calcext:value-type="float">
            <text:p>0.9031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3.47072" calcext:value-type="float">
            <text:p>3.47072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3484760" calcext:value-type="float">
            <text:p>3.4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891240" calcext:value-type="float">
            <text:p>6.8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8653790" calcext:value-type="float">
            <text:p>8.6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156200" calcext:value-type="float">
            <text:p>1.0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609700" calcext:value-type="float">
            <text:p>1.0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987910" calcext:value-type="float">
            <text:p>9.9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17100" calcext:value-type="float">
            <text:p>3.1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403520" calcext:value-type="float">
            <text:p>7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203700" calcext:value-type="float">
            <text:p>1.1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4124500" calcext:value-type="float">
            <text:p>1.4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392600" calcext:value-type="float">
            <text:p>1.5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490300" calcext:value-type="float">
            <text:p>1.5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02230" calcext:value-type="float">
            <text:p>1.6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578450" calcext:value-type="float">
            <text:p>5.5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770100" calcext:value-type="float">
            <text:p>1.5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2228800" calcext:value-type="float">
            <text:p>2.2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600400" calcext:value-type="float">
            <text:p>2.5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414600" calcext:value-type="float">
            <text:p>2.54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2187.3" calcext:value-type="float">
            <text:p>62187.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442470" calcext:value-type="float">
            <text:p>4.4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34400" calcext:value-type="float">
            <text:p>1.6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142500" calcext:value-type="float">
            <text:p>3.0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661400" calcext:value-type="float">
            <text:p>3.8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9469600" calcext:value-type="float">
            <text:p>3.95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1664.2" calcext:value-type="float">
            <text:p>21664.2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659190" calcext:value-type="float">
            <text:p>2.6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841730" calcext:value-type="float">
            <text:p>4.8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882740" calcext:value-type="float">
            <text:p>1.8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2143800" calcext:value-type="float">
            <text:p>1.2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6032600" calcext:value-type="float">
            <text:p>2.6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784300" calcext:value-type="float">
            <text:p>3.88E+007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5140600" calcext:value-type="float">
            <text:p>5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453490" calcext:value-type="float">
            <text:p>8.4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5971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69100" calcext:value-type="float">
            <text:p>1.0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320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095000" calcext:value-type="float">
            <text:p>1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259030" calcext:value-type="float">
            <text:p>4.2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663150" calcext:value-type="float">
            <text:p>9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4312100" calcext:value-type="float">
            <text:p>1.4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74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769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22900" calcext:value-type="float">
            <text:p>1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250070" calcext:value-type="float">
            <text:p>3.2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499200" calcext:value-type="float">
            <text:p>2.1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489700" calcext:value-type="float">
            <text:p>2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6299400" calcext:value-type="float">
            <text:p>2.6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601400" calcext:value-type="float">
            <text:p>2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12050" calcext:value-type="float">
            <text:p>2.0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456210" calcext:value-type="float">
            <text:p>9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145800" calcext:value-type="float">
            <text:p>2.5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324400" calcext:value-type="float">
            <text:p>3.5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194500" calcext:value-type="float">
            <text:p>3.9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872700" calcext:value-type="float">
            <text:p>3.99E+007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84236.1" calcext:value-type="float">
            <text:p>84236.1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620460" calcext:value-type="float">
            <text:p>4.62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74900" calcext:value-type="float">
            <text:p>1.8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7874100" calcext:value-type="float">
            <text:p>1.79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2863900" calcext:value-type="float">
            <text:p>3.29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3739300" calcext:value-type="float">
            <text:p>3.3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380300" calcext:value-type="float">
            <text:p>3.94E+007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5325030" calcext:value-type="float">
            <text:p>5.33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621540" calcext:value-type="float">
            <text:p>9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22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80100" calcext:value-type="float">
            <text:p>1.0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85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185800" calcext:value-type="float">
            <text:p>1.0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469270" calcext:value-type="float">
            <text:p>4.4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032800" calcext:value-type="float">
            <text:p>1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375400" calcext:value-type="float">
            <text:p>1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85400" calcext:value-type="float">
            <text:p>1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02400" calcext:value-type="float">
            <text:p>1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534400" calcext:value-type="float">
            <text:p>1.5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37140" calcext:value-type="float">
            <text:p>3.5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2185100" calcext:value-type="float">
            <text:p>1.2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652800" calcext:value-type="float">
            <text:p>2.1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5940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6340300" calcext:value-type="float">
            <text:p>2.6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6407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084490" calcext:value-type="float">
            <text:p>2.08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436600" calcext:value-type="float">
            <text:p>1.0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741200" calcext:value-type="float">
            <text:p>2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612500" calcext:value-type="float">
            <text:p>3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9294600" calcext:value-type="float">
            <text:p>3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119200" calcext:value-type="float">
            <text:p>4.01E+007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05545" calcext:value-type="float">
            <text:p>105545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198980" calcext:value-type="float">
            <text:p>5.2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482400" calcext:value-type="float">
            <text:p>1.9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8274500" calcext:value-type="float">
            <text:p>2.8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754100" calcext:value-type="float">
            <text:p>3.7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520300" calcext:value-type="float">
            <text:p>3.6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202500" calcext:value-type="float">
            <text:p>4.02E+007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572710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738640" calcext:value-type="float">
            <text:p>9.7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626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7161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74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246800" calcext:value-type="float">
            <text:p>1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832930" calcext:value-type="float">
            <text:p>4.8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478700" calcext:value-type="float">
            <text:p>1.4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705500" calcext:value-type="float">
            <text:p>1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632900" calcext:value-type="float">
            <text:p>1.5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544500" calcext:value-type="float">
            <text:p>1.5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07380" calcext:value-type="float">
            <text:p>3.8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639800" calcext:value-type="float">
            <text:p>1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835400" calcext:value-type="float">
            <text:p>2.1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792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6380800" calcext:value-type="float">
            <text:p>2.6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629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78250" calcext:value-type="float">
            <text:p>2.3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06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994700" calcext:value-type="float">
            <text:p>2.6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5829300" calcext:value-type="float">
            <text:p>3.5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373200" calcext:value-type="float">
            <text:p>3.9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0258700" calcext:value-type="float">
            <text:p>4.03E+007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04542" calcext:value-type="float">
            <text:p>204542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342520" calcext:value-type="float">
            <text:p>5.3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722400" calcext:value-type="float">
            <text:p>1.9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1493700" calcext:value-type="float">
            <text:p>3.1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0420600" calcext:value-type="float">
            <text:p>4.0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226600" calcext:value-type="float">
            <text:p>3.9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493600" calcext:value-type="float">
            <text:p>4.55E+007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205480" calcext:value-type="float">
            <text:p>6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953930" calcext:value-type="float">
            <text:p>9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7048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837500" calcext:value-type="float">
            <text:p>1.0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6796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345300" calcext:value-type="float">
            <text:p>1.0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231390" calcext:value-type="float">
            <text:p>5.2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831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4603700" calcext:value-type="float">
            <text:p>1.4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64000" calcext:value-type="float">
            <text:p>1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736700" calcext:value-type="float">
            <text:p>1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563700" calcext:value-type="float">
            <text:p>1.5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07660" calcext:value-type="float">
            <text:p>4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3344900" calcext:value-type="float">
            <text:p>1.3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194000" calcext:value-type="float">
            <text:p>2.2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882800" calcext:value-type="float">
            <text:p>2.5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482200" calcext:value-type="float">
            <text:p>2.6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743200" calcext:value-type="float">
            <text:p>2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9769600" calcext:value-type="float">
            <text:p>3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0362300" calcext:value-type="float">
            <text:p>4.04E+007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688807" calcext:value-type="float">
            <text:p>6888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896140" calcext:value-type="float">
            <text:p>5.9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383600" calcext:value-type="float">
            <text:p>2.0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5993400" calcext:value-type="float">
            <text:p>3.60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686900" calcext:value-type="float">
            <text:p>4.2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615500" calcext:value-type="float">
            <text:p>4.2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5886600" calcext:value-type="float">
            <text:p>4.59E+007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5335170" calcext:value-type="float">
            <text:p>5.3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42650" calcext:value-type="float">
            <text:p>9.2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589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63800" calcext:value-type="float">
            <text:p>1.0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403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177200" calcext:value-type="float">
            <text:p>1.0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491690" calcext:value-type="float">
            <text:p>4.4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45700" calcext:value-type="float">
            <text:p>1.0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239600" calcext:value-type="float">
            <text:p>1.4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57900" calcext:value-type="float">
            <text:p>1.5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05500" calcext:value-type="float">
            <text:p>1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532700" calcext:value-type="float">
            <text:p>1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433420" calcext:value-type="float">
            <text:p>3.4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764900" calcext:value-type="float">
            <text:p>1.1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316600" calcext:value-type="float">
            <text:p>2.1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516300" calcext:value-type="float">
            <text:p>2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6314600" calcext:value-type="float">
            <text:p>2.6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630500" calcext:value-type="float">
            <text:p>2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09930" calcext:value-type="float">
            <text:p>1.4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04150" calcext:value-type="float">
            <text:p>9.9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172500" calcext:value-type="float">
            <text:p>2.5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5440300" calcext:value-type="float">
            <text:p>3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9291400" calcext:value-type="float">
            <text:p>3.9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0059600" calcext:value-type="float">
            <text:p>4.01E+007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09941" calcext:value-type="float">
            <text:p>109941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974300" calcext:value-type="float">
            <text:p>4.9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8302700" calcext:value-type="float">
            <text:p>1.8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6754500" calcext:value-type="float">
            <text:p>1.6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908400" calcext:value-type="float">
            <text:p>3.3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5646500" calcext:value-type="float">
            <text:p>3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1570200" calcext:value-type="float">
            <text:p>4.16E+007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62325.7" calcext:value-type="float">
            <text:p>62325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6566.2" calcext:value-type="float">
            <text:p>96566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7684.8" calcext:value-type="float">
            <text:p>47684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374.6" calcext:value-type="float">
            <text:p>13374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70.28" calcext:value-type="float">
            <text:p>1870.2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97.6" calcext:value-type="float">
            <text:p>10897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3113.3" calcext:value-type="float">
            <text:p>53113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0151" calcext:value-type="float">
            <text:p>1201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7796.1" calcext:value-type="float">
            <text:p>8779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885.4" calcext:value-type="float">
            <text:p>28885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77.56" calcext:value-type="float">
            <text:p>6377.5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80.82" calcext:value-type="float">
            <text:p>1880.8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3903.7" calcext:value-type="float">
            <text:p>73903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28454" calcext:value-type="float">
            <text:p>2284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380" calcext:value-type="float">
            <text:p>16838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390.1" calcext:value-type="float">
            <text:p>63390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52.6" calcext:value-type="float">
            <text:p>16852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253.9" calcext:value-type="float">
            <text:p>7253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89013" calcext:value-type="float">
            <text:p>48901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4651" calcext:value-type="float">
            <text:p>2146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54411" calcext:value-type="float">
            <text:p>25441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833" calcext:value-type="float">
            <text:p>10883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4421.2" calcext:value-type="float">
            <text:p>24421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474.3" calcext:value-type="float">
            <text:p>28474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556.65" calcext:value-type="float">
            <text:p>9556.6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066.1" calcext:value-type="float">
            <text:p>8506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19683" calcext:value-type="float">
            <text:p>819683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2481270" calcext:value-type="float">
            <text:p>2.48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291330" calcext:value-type="float">
            <text:p>1.29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38642" calcext:value-type="float">
            <text:p>53864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1871" calcext:value-type="float">
            <text:p>351871</text:p>
          </table:table-cell>
        </table:table-row>
        <table:table-row table:style-name="ro1">
          <table:table-cell table:number-columns-repeated="72"/>
          <table:table-cell office:value-type="string" calcext:value-type="string">
            <text:p>Program time</text:p>
          </table:table-cell>
          <table:table-cell office:value-type="float" office:value="6.42695" calcext:value-type="float">
            <text:p>6.4269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902535" calcext:value-type="float">
            <text:p>0.90253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.05743" calcext:value-type="float">
            <text:p>2.0574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0.2002" calcext:value-type="float">
            <text:p>20.2002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70.1364" calcext:value-type="float">
            <text:p>70.136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488.193" calcext:value-type="float">
            <text:p>488.19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3355.22" calcext:value-type="float">
            <text:p>3355.22</text:p>
          </table:table-cell>
        </table:table-row>
        <table:table-row table:style-name="ro1">
          <table:table-cell table:number-columns-repeated="92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number-columns-repeated="89"/>
        </table:table-row>
        <table:table-row table:style-name="ro1"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6"/>
          <table:table-cell office:value-type="string" calcext:value-type="string">
            <text:p>Mean</text:p>
          </table:table-cell>
          <table:table-cell table:number-columns-repeated="82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7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409930" calcext:value-type="float">
            <text:p>1.41E+0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0177200" calcext:value-type="float">
            <text:p>1.02E+007</text:p>
          </table:table-cell>
          <table:table-cell table:number-columns-repeated="7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9904150" calcext:value-type="float">
            <text:p>9.90E+006</text:p>
          </table:table-cell>
          <table:table-cell table:style-name="ce1"/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15532700" calcext:value-type="float">
            <text:p>1.55E+007</text:p>
          </table:table-cell>
          <table:table-cell table:number-columns-repeated="17"/>
          <table:table-cell office:value-type="string" calcext:value-type="string">
            <text:p>Sca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172500" calcext:value-type="float">
            <text:p>2.52E+007</text:p>
          </table:table-cell>
          <table:table-cell table:style-name="ce1"/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25630500" calcext:value-type="float">
            <text:p>2.56E+007</text:p>
          </table:table-cell>
          <table:table-cell table:number-columns-repeated="18"/>
          <table:table-cell office:value-type="string" calcext:value-type="string">
            <text:p>2 nodes DAS</text:p>
          </table:table-cell>
          <table:table-cell office:value-type="string" calcext:value-type="string">
            <text:p>4 nodes DAS</text:p>
          </table:table-cell>
          <table:table-cell office:value-type="string" calcext:value-type="string">
            <text:p>8 nodes DAS</text:p>
          </table:table-cell>
          <table:table-cell office:value-type="string" calcext:value-type="string">
            <text:p>16 nodes DAS</text:p>
          </table:table-cell>
          <table:table-cell office:value-type="string" calcext:value-type="string">
            <text:p>2 nodes c3.large</text:p>
          </table:table-cell>
          <table:table-cell office:value-type="string" calcext:value-type="string">
            <text:p>4 nodes c3.large</text:p>
          </table:table-cell>
          <table:table-cell office:value-type="string" calcext:value-type="string">
            <text:p>8 <text:s/>nodes c3.large</text:p>
          </table:table-cell>
          <table:table-cell office:value-type="string" calcext:value-type="string">
            <text:p>16 nodes c3.large</text:p>
          </table:table-cell>
          <table:table-cell office:value-type="string" calcext:value-type="string">
            <text:p>2 nodes r3.large</text:p>
          </table:table-cell>
          <table:table-cell office:value-type="string" calcext:value-type="string">
            <text:p>4 nodes r3.large</text:p>
          </table:table-cell>
          <table:table-cell office:value-type="string" calcext:value-type="string">
            <text:p>8 nodes r3.large</text:p>
          </table:table-cell>
          <table:table-cell office:value-type="string" calcext:value-type="string">
            <text:p>16 nodes r3.large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/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1409930" calcext:value-type="float">
            <text:p>1.41E+006</text:p>
          </table:table-cell>
          <table:table-cell table:style-name="ce1" office:value-type="float" office:value="9904150" calcext:value-type="float">
            <text:p>9.90E+006</text:p>
          </table:table-cell>
          <table:table-cell table:style-name="ce1" office:value-type="float" office:value="25172500" calcext:value-type="float">
            <text:p>2.52E+007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 office:value-type="float" office:value="40059600" calcext:value-type="float">
            <text:p>4.01E+007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10663800" calcext:value-type="float">
            <text:p>10663800</text:p>
          </table:table-cell>
          <table:table-cell office:value-type="float" office:value="15657900" calcext:value-type="float">
            <text:p>15657900</text:p>
          </table:table-cell>
          <table:table-cell office:value-type="float" office:value="25516300" calcext:value-type="float">
            <text:p>25516300</text:p>
          </table:table-cell>
          <table:table-cell office:value-type="float" office:value="35440300" calcext:value-type="float">
            <text:p>35440300</text:p>
          </table:table-cell>
          <table:table-cell office:value-type="float" office:value="7675850" calcext:value-type="float">
            <text:p>7675850</text:p>
          </table:table-cell>
          <table:table-cell office:value-type="float" office:value="10513500" calcext:value-type="float">
            <text:p>10513500</text:p>
          </table:table-cell>
          <table:table-cell office:value-type="float" office:value="17770100" calcext:value-type="float">
            <text:p>17770100</text:p>
          </table:table-cell>
          <table:table-cell office:value-type="float" office:value="32111000" calcext:value-type="float">
            <text:p>32111000</text:p>
          </table:table-cell>
          <table:table-cell office:value-type="float" office:value="7716940" calcext:value-type="float">
            <text:p>7716940</text:p>
          </table:table-cell>
          <table:table-cell office:value-type="float" office:value="10543000" calcext:value-type="float">
            <text:p>10543000</text:p>
          </table:table-cell>
          <table:table-cell office:value-type="float" office:value="17768900" calcext:value-type="float">
            <text:p>17768900</text:p>
          </table:table-cell>
          <table:table-cell office:value-type="float" office:value="32610600" calcext:value-type="float">
            <text:p>3261060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/>
          <table:table-cell table:number-columns-repeated="3"/>
          <table:table-cell table:style-name="ce1" table:number-columns-repeated="6"/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0640300" calcext:value-type="float">
            <text:p>10640300</text:p>
          </table:table-cell>
          <table:table-cell office:value-type="float" office:value="15605500" calcext:value-type="float">
            <text:p>15605500</text:p>
          </table:table-cell>
          <table:table-cell office:value-type="float" office:value="26314600" calcext:value-type="float">
            <text:p>26314600</text:p>
          </table:table-cell>
          <table:table-cell office:value-type="float" office:value="39291400" calcext:value-type="float">
            <text:p>39291400</text:p>
          </table:table-cell>
          <table:table-cell office:value-type="float" office:value="7584170" calcext:value-type="float">
            <text:p>7584170</text:p>
          </table:table-cell>
          <table:table-cell office:value-type="float" office:value="9992720" calcext:value-type="float">
            <text:p>9992720</text:p>
          </table:table-cell>
          <table:table-cell office:value-type="float" office:value="17251300" calcext:value-type="float">
            <text:p>17251300</text:p>
          </table:table-cell>
          <table:table-cell office:value-type="float" office:value="31873000" calcext:value-type="float">
            <text:p>31873000</text:p>
          </table:table-cell>
          <table:table-cell office:value-type="float" office:value="7497000" calcext:value-type="float">
            <text:p>7497000</text:p>
          </table:table-cell>
          <table:table-cell office:value-type="float" office:value="9964010" calcext:value-type="float">
            <text:p>9964010</text:p>
          </table:table-cell>
          <table:table-cell office:value-type="float" office:value="17319500" calcext:value-type="float">
            <text:p>17319500</text:p>
          </table:table-cell>
          <table:table-cell office:value-type="float" office:value="31997800" calcext:value-type="float">
            <text:p>3199780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10177200" calcext:value-type="float">
            <text:p>1.02E+007</text:p>
          </table:table-cell>
          <table:table-cell table:style-name="ce1" office:value-type="float" office:value="15532700" calcext:value-type="float">
            <text:p>1.55E+007</text:p>
          </table:table-cell>
          <table:table-cell table:style-name="ce1" office:value-type="float" office:value="25630500" calcext:value-type="float">
            <text:p>2.56E+007</text:p>
          </table:table-cell>
          <table:table-cell table:style-name="ce1" office:value-type="float" office:value="40059600" calcext:value-type="float">
            <text:p>4.01E+007</text:p>
          </table:table-cell>
          <table:table-cell table:style-name="ce1"/>
          <table:table-cell table:number-columns-repeated="11"/>
          <table:table-cell office:value-type="float" office:value="2" calcext:value-type="float">
            <text:p>2</text:p>
          </table:table-cell>
          <table:table-cell table:style-name="ce1" office:value-type="float" office:value="5044880" calcext:value-type="float">
            <text:p>5.04E+006</text:p>
          </table:table-cell>
          <table:table-cell table:style-name="ce1" office:value-type="float" office:value="14071500" calcext:value-type="float">
            <text:p>1.41E+007</text:p>
          </table:table-cell>
          <table:table-cell table:style-name="ce1" office:value-type="float" office:value="15761600" calcext:value-type="float">
            <text:p>1.58E+007</text:p>
          </table:table-cell>
          <table:table-cell table:style-name="ce1" office:value-type="float" office:value="7675850" calcext:value-type="float">
            <text:p>7.68E+006</text:p>
          </table:table-cell>
          <table:table-cell table:style-name="ce1" office:value-type="float" office:value="7584170" calcext:value-type="float">
            <text:p>7.58E+006</text:p>
          </table:table-cell>
          <table:table-cell table:style-name="ce1" office:value-type="float" office:value="7520710" calcext:value-type="float">
            <text:p>7.52E+006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10177200" calcext:value-type="float">
            <text:p>10177200</text:p>
          </table:table-cell>
          <table:table-cell office:value-type="float" office:value="15532700" calcext:value-type="float">
            <text:p>15532700</text:p>
          </table:table-cell>
          <table:table-cell office:value-type="float" office:value="25630500" calcext:value-type="float">
            <text:p>25630500</text:p>
          </table:table-cell>
          <table:table-cell office:value-type="float" office:value="40059600" calcext:value-type="float">
            <text:p>40059600</text:p>
          </table:table-cell>
          <table:table-cell office:value-type="float" office:value="7520710" calcext:value-type="float">
            <text:p>7520710</text:p>
          </table:table-cell>
          <table:table-cell office:value-type="float" office:value="9955860" calcext:value-type="float">
            <text:p>9955860</text:p>
          </table:table-cell>
          <table:table-cell office:value-type="float" office:value="17140800" calcext:value-type="float">
            <text:p>17140800</text:p>
          </table:table-cell>
          <table:table-cell office:value-type="float" office:value="31719400" calcext:value-type="float">
            <text:p>31719400</text:p>
          </table:table-cell>
          <table:table-cell office:value-type="float" office:value="7526210" calcext:value-type="float">
            <text:p>7526210</text:p>
          </table:table-cell>
          <table:table-cell office:value-type="float" office:value="9990810" calcext:value-type="float">
            <text:p>9990810</text:p>
          </table:table-cell>
          <table:table-cell office:value-type="float" office:value="17118300" calcext:value-type="float">
            <text:p>17118300</text:p>
          </table:table-cell>
          <table:table-cell office:value-type="float" office:value="31711500" calcext:value-type="float">
            <text:p>31711500</text:p>
          </table:table-cell>
          <table:table-cell table:number-columns-repeated="46"/>
        </table:table-row>
        <table:table-row table:style-name="ro1">
          <table:table-cell table:number-columns-repeated="7"/>
          <table:table-cell table:style-name="ce1"/>
          <table:table-cell table:number-columns-repeated="11"/>
          <table:table-cell office:value-type="float" office:value="4" calcext:value-type="float">
            <text:p>4</text:p>
          </table:table-cell>
          <table:table-cell table:style-name="ce1" office:value-type="float" office:value="4100220" calcext:value-type="float">
            <text:p>4.10E+006</text:p>
          </table:table-cell>
          <table:table-cell table:style-name="ce1" office:value-type="float" office:value="13777700" calcext:value-type="float">
            <text:p>1.38E+007</text:p>
          </table:table-cell>
          <table:table-cell table:style-name="ce1" office:value-type="float" office:value="22204300" calcext:value-type="float">
            <text:p>2.22E+007</text:p>
          </table:table-cell>
          <table:table-cell table:style-name="ce1" office:value-type="float" office:value="10513500" calcext:value-type="float">
            <text:p>1.05E+007</text:p>
          </table:table-cell>
          <table:table-cell table:style-name="ce1" office:value-type="float" office:value="9992720" calcext:value-type="float">
            <text:p>9.99E+006</text:p>
          </table:table-cell>
          <table:table-cell table:style-name="ce1" office:value-type="float" office:value="9955860" calcext:value-type="float">
            <text:p>9.96E+006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8" calcext:value-type="float">
            <text:p>8</text:p>
          </table:table-cell>
          <table:table-cell table:style-name="ce1" office:value-type="float" office:value="2391540" calcext:value-type="float">
            <text:p>2.39E+006</text:p>
          </table:table-cell>
          <table:table-cell table:style-name="ce1" office:value-type="float" office:value="12818000" calcext:value-type="float">
            <text:p>1.28E+007</text:p>
          </table:table-cell>
          <table:table-cell table:style-name="ce1" office:value-type="float" office:value="27349200" calcext:value-type="float">
            <text:p>2.73E+007</text:p>
          </table:table-cell>
          <table:table-cell table:style-name="ce1" office:value-type="float" office:value="17770100" calcext:value-type="float">
            <text:p>1.78E+007</text:p>
          </table:table-cell>
          <table:table-cell table:style-name="ce1" office:value-type="float" office:value="17251300" calcext:value-type="float">
            <text:p>1.73E+007</text:p>
          </table:table-cell>
          <table:table-cell table:style-name="ce1" office:value-type="float" office:value="17140800" calcext:value-type="float">
            <text:p>1.71E+007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16" calcext:value-type="float">
            <text:p>16</text:p>
          </table:table-cell>
          <table:table-cell table:style-name="ce1" office:value-type="float" office:value="1009330" calcext:value-type="float">
            <text:p>1.01E+006</text:p>
          </table:table-cell>
          <table:table-cell table:style-name="ce1" office:value-type="float" office:value="5949570" calcext:value-type="float">
            <text:p>5.95E+006</text:p>
          </table:table-cell>
          <table:table-cell table:style-name="ce1" office:value-type="float" office:value="20935300" calcext:value-type="float">
            <text:p>2.09E+007</text:p>
          </table:table-cell>
          <table:table-cell table:style-name="ce1" office:value-type="float" office:value="32111000" calcext:value-type="float">
            <text:p>3.21E+007</text:p>
          </table:table-cell>
          <table:table-cell table:style-name="ce1" office:value-type="float" office:value="31873000" calcext:value-type="float">
            <text:p>3.19E+007</text:p>
          </table:table-cell>
          <table:table-cell table:style-name="ce1" office:value-type="float" office:value="31719400" calcext:value-type="float">
            <text:p>3.17E+007</text:p>
          </table:table-cell>
          <table:table-cell table:number-columns-repeated="7"/>
          <table:table-cell office:value-type="string" calcext:value-type="string">
            <text:p>Nodes</text:p>
          </table:table-cell>
          <table:table-cell office:value-type="string" calcext:value-type="string">
            <text:p>Scale 18 DAS no InfiniBand</text:p>
          </table:table-cell>
          <table:table-cell office:value-type="string" calcext:value-type="string">
            <text:p>Scale 21 DAS no InfiniBand</text:p>
          </table:table-cell>
          <table:table-cell office:value-type="string" calcext:value-type="string">
            <text:p>Scale 24 DAS no InfiniBand</text:p>
          </table:table-cell>
          <table:table-cell office:value-type="string" calcext:value-type="string">
            <text:p>Scale 18 c3.large</text:p>
          </table:table-cell>
          <table:table-cell office:value-type="string" calcext:value-type="string">
            <text:p>Scale 21 c3.large</text:p>
          </table:table-cell>
          <table:table-cell office:value-type="string" calcext:value-type="string">
            <text:p>Scale 24 c3.large</text:p>
          </table:table-cell>
          <table:table-cell office:value-type="string" calcext:value-type="string">
            <text:p>Scale 18 r3.large</text:p>
          </table:table-cell>
          <table:table-cell office:value-type="string" calcext:value-type="string">
            <text:p>Scale 21 <text:s/>r3.large</text:p>
          </table:table-cell>
          <table:table-cell office:value-type="string" calcext:value-type="string">
            <text:p>Scale 24 <text:s/>r3.large</text:p>
          </table:table-cell>
          <table:table-cell office:value-type="string" calcext:value-type="string">
            <text:p>Amazon model</text:p>
          </table:table-cell>
          <table:table-cell office:value-type="string" calcext:value-type="string">
            <text:p>DAS-4 model</text:p>
          </table:table-cell>
          <table:table-cell table:number-columns-repeated="47"/>
        </table:table-row>
        <table:table-row table:style-name="ro1">
          <table:table-cell table:number-columns-repeated="18"/>
          <table:table-cell office:value-type="string" calcext:value-type="string">
            <text:p>infini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0177200" calcext:value-type="float">
            <text:p>1.02E+007</text:p>
          </table:table-cell>
          <table:table-cell table:style-name="ce1" office:value-type="float" office:value="7675850" calcext:value-type="float">
            <text:p>7.68E+006</text:p>
          </table:table-cell>
          <table:table-cell table:style-name="ce1" office:value-type="float" office:value="7584170" calcext:value-type="float">
            <text:p>7.58E+006</text:p>
          </table:table-cell>
          <table:table-cell table:style-name="ce1" office:value-type="float" office:value="7520710" calcext:value-type="float">
            <text:p>7.52E+006</text:p>
          </table:table-cell>
          <table:table-cell table:style-name="ce1" office:value-type="float" office:value="7716940" calcext:value-type="float">
            <text:p>7.72E+006</text:p>
          </table:table-cell>
          <table:table-cell table:style-name="ce1" office:value-type="float" office:value="7497000" calcext:value-type="float">
            <text:p>7.50E+006</text:p>
          </table:table-cell>
          <table:table-cell table:style-name="ce1" office:value-type="float" office:value="7526210" calcext:value-type="float">
            <text:p>7.53E+006</text:p>
          </table:table-cell>
          <table:table-cell table:style-name="ce1" table:formula="of:= 1763988.65217391* [.AH42] + 3445382.60869565" office:value-type="float" office:value="6973359.91304347" calcext:value-type="float">
            <text:p>6.97E+006</text:p>
          </table:table-cell>
          <table:table-cell table:style-name="ce1" table:formula="of:= 2034724.34782609 * [.AH42] + 7702517.39130435" office:value-type="float" office:value="11771966.0869565" calcext:value-type="float">
            <text:p>1.18E+007</text:p>
          </table:table-cell>
          <table:table-cell table:number-columns-repeated="47"/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0177200" calcext:value-type="float">
            <text:p>1.02E+00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15532700" calcext:value-type="float">
            <text:p>1.55E+007</text:p>
          </table:table-cell>
          <table:table-cell table:style-name="ce1" office:value-type="float" office:value="10513500" calcext:value-type="float">
            <text:p>1.05E+007</text:p>
          </table:table-cell>
          <table:table-cell table:style-name="ce1" office:value-type="float" office:value="9992720" calcext:value-type="float">
            <text:p>9.99E+006</text:p>
          </table:table-cell>
          <table:table-cell table:style-name="ce1" office:value-type="float" office:value="9955860" calcext:value-type="float">
            <text:p>9.96E+006</text:p>
          </table:table-cell>
          <table:table-cell table:style-name="ce1" office:value-type="float" office:value="10543000" calcext:value-type="float">
            <text:p>1.05E+007</text:p>
          </table:table-cell>
          <table:table-cell table:style-name="ce1" office:value-type="float" office:value="9964010" calcext:value-type="float">
            <text:p>9.96E+006</text:p>
          </table:table-cell>
          <table:table-cell table:style-name="ce1" office:value-type="float" office:value="9990810" calcext:value-type="float">
            <text:p>9.99E+006</text:p>
          </table:table-cell>
          <table:table-cell table:style-name="ce1" table:formula="of:= 1763988.65217391* [.AH43] + 3445382.60869565" office:value-type="float" office:value="10501337.2173913" calcext:value-type="float">
            <text:p>1.05E+007</text:p>
          </table:table-cell>
          <table:table-cell table:style-name="ce1" table:formula="of:= 2034724.34782609 * [.AH43] + 7702517.39130435" office:value-type="float" office:value="15841414.7826087" calcext:value-type="float">
            <text:p>1.58E+007</text:p>
          </table:table-cell>
          <table:table-cell table:number-columns-repeated="47"/>
        </table:table-row>
        <table:table-row table:style-name="ro1">
          <table:table-cell table:number-columns-repeated="19"/>
          <table:table-cell office:value-type="float" office:value="4" calcext:value-type="float">
            <text:p>4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15532700" calcext:value-type="float">
            <text:p>1.55E+00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25630500" calcext:value-type="float">
            <text:p>2.56E+007</text:p>
          </table:table-cell>
          <table:table-cell table:style-name="ce1" office:value-type="float" office:value="17770100" calcext:value-type="float">
            <text:p>1.78E+007</text:p>
          </table:table-cell>
          <table:table-cell table:style-name="ce1" office:value-type="float" office:value="17251300" calcext:value-type="float">
            <text:p>1.73E+007</text:p>
          </table:table-cell>
          <table:table-cell table:style-name="ce1" office:value-type="float" office:value="17140800" calcext:value-type="float">
            <text:p>1.71E+007</text:p>
          </table:table-cell>
          <table:table-cell table:style-name="ce1" office:value-type="float" office:value="17768900" calcext:value-type="float">
            <text:p>1.78E+007</text:p>
          </table:table-cell>
          <table:table-cell table:style-name="ce1" office:value-type="float" office:value="17319500" calcext:value-type="float">
            <text:p>1.73E+007</text:p>
          </table:table-cell>
          <table:table-cell table:style-name="ce1" office:value-type="float" office:value="17118300" calcext:value-type="float">
            <text:p>1.71E+007</text:p>
          </table:table-cell>
          <table:table-cell table:style-name="ce1" table:formula="of:= 1763988.65217391* [.AH44] + 3445382.60869565" office:value-type="float" office:value="17557291.8260869" calcext:value-type="float">
            <text:p>1.76E+007</text:p>
          </table:table-cell>
          <table:table-cell table:style-name="ce1" table:formula="of:= 2034724.34782609 * [.AH44] + 7702517.39130435" office:value-type="float" office:value="23980312.1739131" calcext:value-type="float">
            <text:p>2.40E+007</text:p>
          </table:table-cell>
          <table:table-cell table:number-columns-repeated="47"/>
        </table:table-row>
        <table:table-row table:style-name="ro1">
          <table:table-cell table:number-columns-repeated="19"/>
          <table:table-cell office:value-type="float" office:value="8" calcext:value-type="float">
            <text:p>8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25630500" calcext:value-type="float">
            <text:p>2.56E+00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 office:value-type="float" office:value="40059600" calcext:value-type="float">
            <text:p>4.01E+007</text:p>
          </table:table-cell>
          <table:table-cell table:style-name="ce1" office:value-type="float" office:value="32111000" calcext:value-type="float">
            <text:p>3.21E+007</text:p>
          </table:table-cell>
          <table:table-cell table:style-name="ce1" office:value-type="float" office:value="31873000" calcext:value-type="float">
            <text:p>3.19E+007</text:p>
          </table:table-cell>
          <table:table-cell table:style-name="ce1" office:value-type="float" office:value="31719400" calcext:value-type="float">
            <text:p>3.17E+007</text:p>
          </table:table-cell>
          <table:table-cell table:style-name="ce1" office:value-type="float" office:value="32610600" calcext:value-type="float">
            <text:p>3.26E+007</text:p>
          </table:table-cell>
          <table:table-cell table:style-name="ce1" office:value-type="float" office:value="31997800" calcext:value-type="float">
            <text:p>3.20E+007</text:p>
          </table:table-cell>
          <table:table-cell table:style-name="ce1" office:value-type="float" office:value="31711500" calcext:value-type="float">
            <text:p>3.17E+007</text:p>
          </table:table-cell>
          <table:table-cell table:style-name="ce1" table:formula="of:= 1763988.65217391* [.AH45] + 3445382.60869565" office:value-type="float" office:value="31669201.0434782" calcext:value-type="float">
            <text:p>3.17E+007</text:p>
          </table:table-cell>
          <table:table-cell table:style-name="ce1" table:formula="of:= 2034724.34782609 * [.AH45] + 7702517.39130435" office:value-type="float" office:value="40258106.9565218" calcext:value-type="float">
            <text:p>4.03E+007</text:p>
          </table:table-cell>
          <table:table-cell table:number-columns-repeated="47"/>
        </table:table-row>
        <table:table-row table:style-name="ro1">
          <table:table-cell table:number-columns-repeated="19"/>
          <table:table-cell office:value-type="float" office:value="16" calcext:value-type="float">
            <text:p>16</text:p>
          </table:table-cell>
          <table:table-cell table:style-name="ce1" office:value-type="float" office:value="1409930" calcext:value-type="float">
            <text:p>1.41E+006</text:p>
          </table:table-cell>
          <table:table-cell table:style-name="ce1" office:value-type="float" office:value="9904150" calcext:value-type="float">
            <text:p>9.90E+006</text:p>
          </table:table-cell>
          <table:table-cell table:style-name="ce1" office:value-type="float" office:value="25172500" calcext:value-type="float">
            <text:p>2.52E+007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 office:value-type="float" office:value="40059600" calcext:value-type="float">
            <text:p>4.01E+007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table:number-columns-repeated="9"/>
          <table:table-cell table:style-name="ce1" table:formula="of:= 1763988.65217391* [.AH46] + 3445382.60869565" office:value-type="float" office:value="59893019.4782608" calcext:value-type="float">
            <text:p>5.99E+007</text:p>
          </table:table-cell>
          <table:table-cell table:style-name="ce1" table:formula="of:= 2034724.34782609 * [.AH46] + 7702517.39130435" office:value-type="float" office:value="72813696.5217392" calcext:value-type="float">
            <text:p>7.28E+007</text:p>
          </table:table-cell>
          <table:table-cell table:number-columns-repeated="47"/>
        </table:table-row>
        <table:table-row table:style-name="ro1">
          <table:table-cell table:number-columns-repeated="18"/>
          <table:table-cell office:value-type="string" calcext:value-type="string">
            <text:p>r3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table:number-columns-repeated="7"/>
          <table:table-cell table:formula="of:=[.AH46]*2" office:value-type="float" office:value="64" calcext:value-type="float">
            <text:p>64</text:p>
          </table:table-cell>
          <table:table-cell table:number-columns-repeated="9"/>
          <table:table-cell table:style-name="ce1" table:formula="of:= 1763988.65217391* [.AH47] + 3445382.60869565" office:value-type="float" office:value="116340656.347826" calcext:value-type="float">
            <text:p>1.16E+008</text:p>
          </table:table-cell>
          <table:table-cell table:style-name="ce1" table:formula="of:= 2034724.34782609 * [.AH47] + 7702517.39130435" office:value-type="float" office:value="137924875.652174" calcext:value-type="float">
            <text:p>1.38E+008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style-name="ce1" office:value-type="float" office:value="4870500" calcext:value-type="float">
            <text:p>4.87E+006</text:p>
          </table:table-cell>
          <table:table-cell table:style-name="ce1" office:value-type="float" office:value="13147900" calcext:value-type="float">
            <text:p>1.31E+007</text:p>
          </table:table-cell>
          <table:table-cell table:style-name="ce1" office:value-type="float" office:value="15888800" calcext:value-type="float">
            <text:p>1.59E+007</text:p>
          </table:table-cell>
          <table:table-cell table:style-name="ce1" office:value-type="float" office:value="7716940" calcext:value-type="float">
            <text:p>7.72E+006</text:p>
          </table:table-cell>
          <table:table-cell table:style-name="ce1" office:value-type="float" office:value="7497000" calcext:value-type="float">
            <text:p>7.50E+006</text:p>
          </table:table-cell>
          <table:table-cell table:style-name="ce1" office:value-type="float" office:value="7526210" calcext:value-type="float">
            <text:p>7.53E+006</text:p>
          </table:table-cell>
          <table:table-cell table:number-columns-repeated="7"/>
          <table:table-cell table:formula="of:=[.AH47]*2" office:value-type="float" office:value="128" calcext:value-type="float">
            <text:p>128</text:p>
          </table:table-cell>
          <table:table-cell table:number-columns-repeated="9"/>
          <table:table-cell table:style-name="ce1" table:formula="of:= 1763988.65217391* [.AH48] + 3445382.60869565" office:value-type="float" office:value="229235930.086956" calcext:value-type="float">
            <text:p>2.29E+008</text:p>
          </table:table-cell>
          <table:table-cell table:style-name="ce1" table:formula="of:= 2034724.34782609 * [.AH48] + 7702517.39130435" office:value-type="float" office:value="268147233.913044" calcext:value-type="float">
            <text:p>2.68E+008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style-name="ce1" office:value-type="float" office:value="3392740" calcext:value-type="float">
            <text:p>3.39E+006</text:p>
          </table:table-cell>
          <table:table-cell table:style-name="ce1" office:value-type="float" office:value="12748500" calcext:value-type="float">
            <text:p>1.27E+007</text:p>
          </table:table-cell>
          <table:table-cell table:style-name="ce1" office:value-type="float" office:value="23806900" calcext:value-type="float">
            <text:p>2.38E+007</text:p>
          </table:table-cell>
          <table:table-cell table:style-name="ce1" office:value-type="float" office:value="10543000" calcext:value-type="float">
            <text:p>1.05E+007</text:p>
          </table:table-cell>
          <table:table-cell table:style-name="ce1" office:value-type="float" office:value="9964010" calcext:value-type="float">
            <text:p>9.96E+006</text:p>
          </table:table-cell>
          <table:table-cell table:style-name="ce1" office:value-type="float" office:value="9990810" calcext:value-type="float">
            <text:p>9.99E+006</text:p>
          </table:table-cell>
          <table:table-cell table:number-columns-repeated="17"/>
          <table:table-cell table:style-name="ce1" table:number-columns-repeated="2"/>
          <table:table-cell table:number-columns-repeated="22"/>
          <table:table-cell table:style-name="ce1"/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" office:value-type="float" office:value="2134150" calcext:value-type="float">
            <text:p>2.13E+006</text:p>
          </table:table-cell>
          <table:table-cell table:style-name="ce1" office:value-type="float" office:value="10373500" calcext:value-type="float">
            <text:p>1.04E+007</text:p>
          </table:table-cell>
          <table:table-cell table:style-name="ce1" office:value-type="float" office:value="22964700" calcext:value-type="float">
            <text:p>2.30E+007</text:p>
          </table:table-cell>
          <table:table-cell table:style-name="ce1" office:value-type="float" office:value="17768900" calcext:value-type="float">
            <text:p>1.78E+007</text:p>
          </table:table-cell>
          <table:table-cell table:style-name="ce1" office:value-type="float" office:value="17319500" calcext:value-type="float">
            <text:p>1.73E+007</text:p>
          </table:table-cell>
          <table:table-cell table:style-name="ce1" office:value-type="float" office:value="17118300" calcext:value-type="float">
            <text:p>1.71E+007</text:p>
          </table:table-cell>
          <table:table-cell table:number-columns-repeated="17"/>
          <table:table-cell table:style-name="ce1" table:number-columns-repeated="2"/>
          <table:table-cell table:number-columns-repeated="22"/>
          <table:table-cell table:style-name="ce1"/>
          <table:table-cell table:number-columns-repeated="2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0345300" calcext:value-type="float">
            <text:p>1.03E+007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" office:value-type="float" office:value="939176" calcext:value-type="float">
            <text:p>9.39E+005</text:p>
          </table:table-cell>
          <table:table-cell table:style-name="ce1" office:value-type="float" office:value="6478480" calcext:value-type="float">
            <text:p>6.48E+006</text:p>
          </table:table-cell>
          <table:table-cell table:style-name="ce1" office:value-type="float" office:value="20633600" calcext:value-type="float">
            <text:p>2.06E+007</text:p>
          </table:table-cell>
          <table:table-cell table:style-name="ce1" office:value-type="float" office:value="32610600" calcext:value-type="float">
            <text:p>3.26E+007</text:p>
          </table:table-cell>
          <table:table-cell table:style-name="ce1" office:value-type="float" office:value="31997800" calcext:value-type="float">
            <text:p>3.20E+007</text:p>
          </table:table-cell>
          <table:table-cell table:style-name="ce1" office:value-type="float" office:value="31711500" calcext:value-type="float">
            <text:p>3.17E+007</text:p>
          </table:table-cell>
          <table:table-cell table:number-columns-repeated="7"/>
          <table:table-cell office:value-type="string" calcext:value-type="string">
            <text:p>Nodes</text:p>
          </table:table-cell>
          <table:table-cell office:value-type="string" calcext:value-type="string">
            <text:p>Scale 21 DAS no InfiniBand</text:p>
          </table:table-cell>
          <table:table-cell office:value-type="string" calcext:value-type="string">
            <text:p>Scale 24 DAS no InfiniBand</text:p>
          </table:table-cell>
          <table:table-cell office:value-type="string" calcext:value-type="string">
            <text:p>Scale 21 c3.large</text:p>
          </table:table-cell>
          <table:table-cell office:value-type="string" calcext:value-type="string">
            <text:p>Scale 24 c3.large</text:p>
          </table:table-cell>
          <table:table-cell office:value-type="string" calcext:value-type="string">
            <text:p>Scale 21 <text:s/>r3.large</text:p>
          </table:table-cell>
          <table:table-cell office:value-type="string" calcext:value-type="string">
            <text:p>Scale 24 <text:s/>r3.large</text:p>
          </table:table-cell>
          <table:table-cell office:value-type="string" calcext:value-type="string">
            <text:p>Amazon model</text:p>
          </table:table-cell>
          <table:table-cell office:value-type="string" calcext:value-type="string">
            <text:p>DAS-4 model</text:p>
          </table:table-cell>
          <table:table-cell table:number-columns-repeated="22"/>
          <table:table-cell table:style-name="ce1"/>
          <table:table-cell table:number-columns-repeated="11"/>
          <table:table-cell table:style-name="ce1"/>
          <table:table-cell table:number-columns-repeated="15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15563700" calcext:value-type="float">
            <text:p>1.56E+007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0177200" calcext:value-type="float">
            <text:p>1.02E+007</text:p>
          </table:table-cell>
          <table:table-cell table:style-name="ce1" office:value-type="float" office:value="7584170" calcext:value-type="float">
            <text:p>7.58E+006</text:p>
          </table:table-cell>
          <table:table-cell table:style-name="ce1" office:value-type="float" office:value="7520710" calcext:value-type="float">
            <text:p>7.52E+006</text:p>
          </table:table-cell>
          <table:table-cell table:style-name="ce1" office:value-type="float" office:value="7497000" calcext:value-type="float">
            <text:p>7.50E+006</text:p>
          </table:table-cell>
          <table:table-cell table:style-name="ce1" office:value-type="float" office:value="7526210" calcext:value-type="float">
            <text:p>7.53E+006</text:p>
          </table:table-cell>
          <table:table-cell table:style-name="ce1" table:formula="of:= 1763988.65217391* [.AH52] + 3445382.60869565" office:value-type="float" office:value="6973359.91304347" calcext:value-type="float">
            <text:p>6.97E+006</text:p>
          </table:table-cell>
          <table:table-cell table:style-name="ce1" table:formula="of:= 2034724.34782609 * [.AH52] + 7702517.39130435" office:value-type="float" office:value="11771966.0869565" calcext:value-type="float">
            <text:p>1.18E+007</text:p>
          </table:table-cell>
          <table:table-cell table:number-columns-repeated="22"/>
          <table:table-cell table:style-name="ce1"/>
          <table:table-cell table:number-columns-repeated="11"/>
          <table:table-cell table:style-name="ce1"/>
          <table:table-cell table:number-columns-repeated="1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25743200" calcext:value-type="float">
            <text:p>2.57E+007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15532700" calcext:value-type="float">
            <text:p>1.55E+007</text:p>
          </table:table-cell>
          <table:table-cell table:style-name="ce1" office:value-type="float" office:value="9992720" calcext:value-type="float">
            <text:p>9.99E+006</text:p>
          </table:table-cell>
          <table:table-cell table:style-name="ce1" office:value-type="float" office:value="9955860" calcext:value-type="float">
            <text:p>9.96E+006</text:p>
          </table:table-cell>
          <table:table-cell table:style-name="ce1" office:value-type="float" office:value="9964010" calcext:value-type="float">
            <text:p>9.96E+006</text:p>
          </table:table-cell>
          <table:table-cell table:style-name="ce1" office:value-type="float" office:value="9990810" calcext:value-type="float">
            <text:p>9.99E+006</text:p>
          </table:table-cell>
          <table:table-cell table:style-name="ce1" table:formula="of:= 1763988.65217391* [.AH53] + 3445382.60869565" office:value-type="float" office:value="10501337.2173913" calcext:value-type="float">
            <text:p>1.05E+007</text:p>
          </table:table-cell>
          <table:table-cell table:style-name="ce1" table:formula="of:= 2034724.34782609 * [.AH53] + 7702517.39130435" office:value-type="float" office:value="15841414.7826087" calcext:value-type="float">
            <text:p>1.58E+007</text:p>
          </table:table-cell>
          <table:table-cell table:number-columns-repeated="22"/>
          <table:table-cell table:style-name="ce1"/>
          <table:table-cell table:number-columns-repeated="11"/>
          <table:table-cell table:style-name="ce1"/>
          <table:table-cell table:number-columns-repeated="15"/>
        </table:table-row>
        <table:table-row table:style-name="ro1">
          <table:table-cell/>
          <table:table-cell office:value-type="string" calcext:value-type="string">
            <text:p>OpenNebuala vs DAS No Infini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2516640" calcext:value-type="float">
            <text:p>2.52E+006</text:p>
          </table:table-cell>
          <table:table-cell table:style-name="ce1" office:value-type="float" office:value="11592800" calcext:value-type="float">
            <text:p>1.16E+007</text:p>
          </table:table-cell>
          <table:table-cell table:style-name="ce1" office:value-type="float" office:value="26589400" calcext:value-type="float">
            <text:p>2.66E+007</text:p>
          </table:table-cell>
          <table:table-cell table:style-name="ce1" office:value-type="float" office:value="36078800" calcext:value-type="float">
            <text:p>3.61E+007</text:p>
          </table:table-cell>
          <table:table-cell table:style-name="ce1" office:value-type="float" office:value="39769600" calcext:value-type="float">
            <text:p>3.98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18"/>
          <table:table-cell office:value-type="float" office:value="8" calcext:value-type="float">
            <text:p>8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25630500" calcext:value-type="float">
            <text:p>2.56E+007</text:p>
          </table:table-cell>
          <table:table-cell table:style-name="ce1" office:value-type="float" office:value="17251300" calcext:value-type="float">
            <text:p>1.73E+007</text:p>
          </table:table-cell>
          <table:table-cell table:style-name="ce1" office:value-type="float" office:value="17140800" calcext:value-type="float">
            <text:p>1.71E+007</text:p>
          </table:table-cell>
          <table:table-cell table:style-name="ce1" office:value-type="float" office:value="17319500" calcext:value-type="float">
            <text:p>1.73E+007</text:p>
          </table:table-cell>
          <table:table-cell table:style-name="ce1" office:value-type="float" office:value="17118300" calcext:value-type="float">
            <text:p>1.71E+007</text:p>
          </table:table-cell>
          <table:table-cell table:style-name="ce1" table:formula="of:= 1763988.65217391* [.AH54] + 3445382.60869565" office:value-type="float" office:value="17557291.8260869" calcext:value-type="float">
            <text:p>1.76E+007</text:p>
          </table:table-cell>
          <table:table-cell table:style-name="ce1" table:formula="of:= 2034724.34782609 * [.AH54] + 7702517.39130435" office:value-type="float" office:value="23980312.1739131" calcext:value-type="float">
            <text:p>2.40E+007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39769600" calcext:value-type="float">
            <text:p>3.98E+007</text:p>
          </table:table-cell>
          <table:table-cell table:number-columns-repeated="2"/>
          <table:table-cell office:value-type="float" office:value="109941" calcext:value-type="float">
            <text:p>109941</text:p>
          </table:table-cell>
          <table:table-cell table:style-name="ce1" office:value-type="float" office:value="4974300" calcext:value-type="float">
            <text:p>4.97E+006</text:p>
          </table:table-cell>
          <table:table-cell table:style-name="ce1" office:value-type="float" office:value="18302700" calcext:value-type="float">
            <text:p>1.83E+007</text:p>
          </table:table-cell>
          <table:table-cell table:style-name="ce1" office:value-type="float" office:value="16754500" calcext:value-type="float">
            <text:p>1.68E+007</text:p>
          </table:table-cell>
          <table:table-cell table:style-name="ce1" office:value-type="float" office:value="33908400" calcext:value-type="float">
            <text:p>3.39E+007</text:p>
          </table:table-cell>
          <table:table-cell table:style-name="ce1" office:value-type="float" office:value="35646500" calcext:value-type="float">
            <text:p>3.56E+007</text:p>
          </table:table-cell>
          <table:table-cell table:style-name="ce1" office:value-type="float" office:value="41570200" calcext:value-type="float">
            <text:p>4.16E+007</text:p>
          </table:table-cell>
          <table:table-cell table:number-columns-repeated="2"/>
          <table:table-cell office:value-type="string" calcext:value-type="string">
            <text:p>c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6973359.91304347" calcext:value-type="float">
            <text:p>6973359.913043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 office:value-type="float" office:value="40059600" calcext:value-type="float">
            <text:p>4.01E+007</text:p>
          </table:table-cell>
          <table:table-cell table:style-name="ce1" office:value-type="float" office:value="31873000" calcext:value-type="float">
            <text:p>3.19E+007</text:p>
          </table:table-cell>
          <table:table-cell table:style-name="ce1" office:value-type="float" office:value="31719400" calcext:value-type="float">
            <text:p>3.17E+007</text:p>
          </table:table-cell>
          <table:table-cell table:style-name="ce1" office:value-type="float" office:value="31997800" calcext:value-type="float">
            <text:p>3.20E+007</text:p>
          </table:table-cell>
          <table:table-cell table:style-name="ce1" office:value-type="float" office:value="31711500" calcext:value-type="float">
            <text:p>3.17E+007</text:p>
          </table:table-cell>
          <table:table-cell table:style-name="ce1" table:formula="of:= 1763988.65217391* [.AH55] + 3445382.60869565" office:value-type="float" office:value="31669201.0434782" calcext:value-type="float">
            <text:p>3.17E+007</text:p>
          </table:table-cell>
          <table:table-cell table:style-name="ce1" table:formula="of:= 2034724.34782609 * [.AH55] + 7702517.39130435" office:value-type="float" office:value="40258106.9565218" calcext:value-type="float">
            <text:p>4.03E+007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345300" calcext:value-type="float">
            <text:p>1.03E+007</text:p>
          </table:table-cell>
          <table:table-cell table:style-name="ce1" office:value-type="float" office:value="15563700" calcext:value-type="float">
            <text:p>1.56E+007</text:p>
          </table:table-cell>
          <table:table-cell table:style-name="ce1" office:value-type="float" office:value="25743200" calcext:value-type="float">
            <text:p>2.57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10501337.2173913" calcext:value-type="float">
            <text:p>10501337.217391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6"/>
          <table:table-cell table:style-name="ce1" table:formula="of:= 1763988.65217391* [.AH56] + 3445382.60869565" office:value-type="float" office:value="59893019.4782608" calcext:value-type="float">
            <text:p>5.99E+007</text:p>
          </table:table-cell>
          <table:table-cell table:style-name="ce1" table:formula="of:= 2034724.34782609 * [.AH56] + 7702517.39130435" office:value-type="float" office:value="72813696.5217392" calcext:value-type="float">
            <text:p>7.28E+00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office:value-type="float" office:value="17557291.8260869" calcext:value-type="float">
            <text:p>17557291.8260869</text:p>
          </table:table-cell>
          <table:table-cell table:number-columns-repeated="2"/>
          <table:table-cell table:formula="of:=[.AH56]*2" office:value-type="float" office:value="64" calcext:value-type="float">
            <text:p>64</text:p>
          </table:table-cell>
          <table:table-cell table:number-columns-repeated="6"/>
          <table:table-cell table:style-name="ce1" table:formula="of:= 1763988.65217391* [.AH57] + 3445382.60869565" office:value-type="float" office:value="116340656.347826" calcext:value-type="float">
            <text:p>1.16E+008</text:p>
          </table:table-cell>
          <table:table-cell table:style-name="ce1" table:formula="of:= 2034724.34782609 * [.AH57] + 7702517.39130435" office:value-type="float" office:value="137924875.652174" calcext:value-type="float">
            <text:p>1.38E+008</text:p>
          </table:table-cell>
          <table:table-cell table:number-columns-repeated="33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"/>
          <table:table-cell table:formula="of:=238983000/[.N54]" office:value-type="float" office:value="6.00918792243322" calcext:value-type="float">
            <text:p>6.009187922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31669201.0434782" calcext:value-type="float">
            <text:p>31669201.0434782</text:p>
          </table:table-cell>
          <table:table-cell table:number-columns-repeated="2"/>
          <table:table-cell table:formula="of:=[.AH57]*2" office:value-type="float" office:value="128" calcext:value-type="float">
            <text:p>128</text:p>
          </table:table-cell>
          <table:table-cell table:number-columns-repeated="6"/>
          <table:table-cell table:style-name="ce1" table:formula="of:= 1763988.65217391* [.AH58] + 3445382.60869565" office:value-type="float" office:value="229235930.086956" calcext:value-type="float">
            <text:p>2.29E+008</text:p>
          </table:table-cell>
          <table:table-cell table:style-name="ce1" table:formula="of:= 2034724.34782609 * [.AH58] + 7702517.39130435" office:value-type="float" office:value="268147233.913044" calcext:value-type="float">
            <text:p>2.68E+008</text:p>
          </table:table-cell>
          <table:table-cell table:number-columns-repeated="33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penNebula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office:value-type="float" office:value="59893019.4782608" calcext:value-type="float">
            <text:p>59893019.4782608</text:p>
          </table:table-cell>
          <table:table-cell table:number-columns-repeated="4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16340656.347826" calcext:value-type="float">
            <text:p>116340656.347826</text:p>
          </table:table-cell>
          <table:table-cell table:number-columns-repeated="47"/>
          <table:table-cell office:value-type="string" calcext:value-type="string">
            <text:p>graph_generation</text:p>
          </table:table-cell>
          <table:table-cell office:value-type="float" office:value="0.14236" calcext:value-type="float">
            <text:p>0.142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1094290" calcext:value-type="float">
            <text:p>1.09E+006</text:p>
          </table:table-cell>
          <table:table-cell office:value-type="float" office:value="467524" calcext:value-type="float">
            <text:p>467524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954760" calcext:value-type="float">
            <text:p>1.95E+006</text:p>
          </table:table-cell>
          <table:table-cell table:number-columns-repeated="5"/>
          <table:table-cell table:style-name="ce1" table:number-columns-repeated="3"/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229235930.086956" calcext:value-type="float">
            <text:p>229235930.086956</text:p>
          </table:table-cell>
          <table:table-cell table:number-columns-repeated="47"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038470" calcext:value-type="float">
            <text:p>2.04E+006</text:p>
          </table:table-cell>
          <table:table-cell table:number-columns-repeated="5"/>
          <table:table-cell table:style-name="ce1" table:number-columns-repeated="3"/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455026477.565217" calcext:value-type="float">
            <text:p>455026477.565217</text:p>
          </table:table-cell>
          <table:table-cell table:number-columns-repeated="47"/>
          <table:table-cell office:value-type="string" calcext:value-type="string">
            <text:p>construction_time</text:p>
          </table:table-cell>
          <table:table-cell office:value-type="float" office:value="0.0235701" calcext:value-type="float">
            <text:p>0.02357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4281830" calcext:value-type="float">
            <text:p>4.28E+006</text:p>
          </table:table-cell>
          <table:table-cell table:number-columns-repeated="5"/>
          <table:table-cell table:style-name="ce1" table:number-columns-repeated="3"/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906607572.521738" calcext:value-type="float">
            <text:p>906607572.521738</text:p>
          </table:table-cell>
          <table:table-cell table:number-columns-repeated="47"/>
          <table:table-cell office:value-type="string" calcext:value-type="string">
            <text:p>min_time</text:p>
          </table:table-cell>
          <table:table-cell office:value-type="float" office:value="0.00803185" calcext:value-type="float">
            <text:p>0.008031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3146" calcext:value-type="float">
            <text:p>283146</text:p>
          </table:table-cell>
          <table:table-cell table:style-name="ce1" office:value-type="float" office:value="1601100" calcext:value-type="float">
            <text:p>1.60E+006</text:p>
          </table:table-cell>
          <table:table-cell table:style-name="ce1" office:value-type="float" office:value="4118290" calcext:value-type="float">
            <text:p>4.12E+006</text:p>
          </table:table-cell>
          <table:table-cell table:style-name="ce1" office:value-type="float" office:value="6960600" calcext:value-type="float">
            <text:p>6.96E+006</text:p>
          </table:table-cell>
          <table:table-cell table:style-name="ce1" office:value-type="float" office:value="8586550" calcext:value-type="float">
            <text:p>8.59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5"/>
          <table:table-cell table:style-name="ce1" table:number-columns-repeated="3"/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809769762.43478" calcext:value-type="float">
            <text:p>1809769762.43478</text:p>
          </table:table-cell>
          <table:table-cell table:number-columns-repeated="47"/>
          <table:table-cell office:value-type="string" calcext:value-type="string">
            <text:p>firstquartile_time</text:p>
          </table:table-cell>
          <table:table-cell office:value-type="float" office:value="0.00860298" calcext:value-type="float">
            <text:p>0.008602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8586550" calcext:value-type="float">
            <text:p>8.59E+006</text:p>
          </table:table-cell>
          <table:table-cell table:number-columns-repeated="71"/>
          <table:table-cell office:value-type="string" calcext:value-type="string">
            <text:p>median_time</text:p>
          </table:table-cell>
          <table:table-cell office:value-type="float" office:value="0.00988245" calcext:value-type="float">
            <text:p>0.009882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13"/>
          <table:table-cell table:style-name="ce1" table:number-columns-repeated="3"/>
          <table:table-cell table:number-columns-repeated="9"/>
          <table:table-cell table:style-name="ce3" table:formula="of:= 1763988.65217391x + 3445382.60869565" office:value-type="string" office:string-value="" calcext:value-type="error">
            <text:p>#NAAM?</text:p>
          </table:table-cell>
          <table:table-cell table:number-columns-repeated="45"/>
          <table:table-cell office:value-type="string" calcext:value-type="string">
            <text:p>thirdquartile_time</text:p>
          </table:table-cell>
          <table:table-cell office:value-type="float" office:value="0.0101504" calcext:value-type="float">
            <text:p>0.0101504</text:p>
          </table:table-cell>
          <table:table-cell table:number-columns-repeated="12"/>
        </table:table-row>
        <table:table-row table:style-name="ro1">
          <table:table-cell table:number-columns-repeated="20"/>
          <table:table-cell table:style-name="ce1" table:number-columns-repeated="3"/>
          <table:table-cell table:number-columns-repeated="55"/>
          <table:table-cell office:value-type="string" calcext:value-type="string">
            <text:p>max_time</text:p>
          </table:table-cell>
          <table:table-cell office:value-type="float" office:value="0.0525699" calcext:value-type="float">
            <text:p>0.0525699</text:p>
          </table:table-cell>
          <table:table-cell table:number-columns-repeated="12"/>
        </table:table-row>
        <table:table-row table:style-name="ro1">
          <table:table-cell table:number-columns-repeated="20"/>
          <table:table-cell table:style-name="ce1" table:number-columns-repeated="3"/>
          <table:table-cell table:number-columns-repeated="7"/>
          <table:table-cell office:value-type="string" calcext:value-type="string">
            <text:p>compare stuff regression stuff</text:p>
          </table:table-cell>
          <table:table-cell table:number-columns-repeated="47"/>
          <table:table-cell office:value-type="string" calcext:value-type="string">
            <text:p>mean_time</text:p>
          </table:table-cell>
          <table:table-cell office:value-type="float" office:value="0.0103666" calcext:value-type="float">
            <text:p>0.0103666</text:p>
          </table:table-cell>
          <table:table-cell table:number-columns-repeated="12"/>
        </table:table-row>
        <table:table-row table:style-name="ro1">
          <table:table-cell table:number-columns-repeated="20"/>
          <table:table-cell table:style-name="ce1" table:number-columns-repeated="3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1763988.65217391*[.AE69] + 3445382.60869565" office:value-type="float" office:value="6973359.91304347" calcext:value-type="float">
            <text:p>6973359.91304347</text:p>
          </table:table-cell>
          <table:table-cell table:style-name="ce1" table:formula="of:= 2034724.34782609 * [.AE69] + 7702517.39130435" office:value-type="float" office:value="11771966.0869565" calcext:value-type="float">
            <text:p>1.18E+007</text:p>
          </table:table-cell>
          <table:table-cell table:number-columns-repeated="45"/>
          <table:table-cell office:value-type="string" calcext:value-type="string">
            <text:p>stddev_time</text:p>
          </table:table-cell>
          <table:table-cell office:value-type="float" office:value="0.00547604" calcext:value-type="float">
            <text:p>0.00547604</text:p>
          </table:table-cell>
          <table:table-cell table:number-columns-repeated="12"/>
        </table:table-row>
        <table:table-row table:style-name="ro1">
          <table:table-cell table:number-columns-repeated="29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 1763988.65217391*[.AE70] + 3445382.60869565" office:value-type="float" office:value="10501337.2173913" calcext:value-type="float">
            <text:p>10501337.2173913</text:p>
          </table:table-cell>
          <table:table-cell table:style-name="ce1" table:formula="of:= 2034724.34782609 * [.AE70] + 7702517.39130435" office:value-type="float" office:value="15841414.7826087" calcext:value-type="float">
            <text:p>1.58E+007</text:p>
          </table:table-cell>
          <table:table-cell table:number-columns-repeated="45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odes 4 ON</text:p>
          </table:table-cell>
          <table:table-cell office:value-type="string" calcext:value-type="string">
            <text:p>Nodes 4 DAS</text:p>
          </table:table-cell>
          <table:table-cell office:value-type="string" calcext:value-type="string">
            <text:p>Nodes 8 ON</text:p>
          </table:table-cell>
          <table:table-cell office:value-type="string" calcext:value-type="string">
            <text:p>Nodes 8 DAS</text:p>
          </table:table-cell>
          <table:table-cell office:value-type="string" calcext:value-type="string">
            <text:p>Nodes 16 ON</text:p>
          </table:table-cell>
          <table:table-cell office:value-type="string" calcext:value-type="string">
            <text:p>Nodes 16 DAS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 ON</text:p>
          </table:table-cell>
          <table:table-cell office:value-type="string" calcext:value-type="string">
            <text:p>Scale 9 DAS</text:p>
          </table:table-cell>
          <table:table-cell office:value-type="string" calcext:value-type="string">
            <text:p>Scale 12 ON</text:p>
          </table:table-cell>
          <table:table-cell office:value-type="string" calcext:value-type="string">
            <text:p>Scale 12 DAS</text:p>
          </table:table-cell>
          <table:table-cell office:value-type="string" calcext:value-type="string">
            <text:p>Scale 15 ON </text:p>
          </table:table-cell>
          <table:table-cell office:value-type="string" calcext:value-type="string">
            <text:p>Scale 15 DAS</text:p>
          </table:table-cell>
          <table:table-cell office:value-type="string" calcext:value-type="string">
            <text:p>Scale 18 ON</text:p>
          </table:table-cell>
          <table:table-cell office:value-type="string" calcext:value-type="string">
            <text:p>Scale 18 DAS</text:p>
          </table:table-cell>
          <table:table-cell office:value-type="string" calcext:value-type="string">
            <text:p>Scale 21 ON</text:p>
          </table:table-cell>
          <table:table-cell office:value-type="string" calcext:value-type="string">
            <text:p>Scale 21 DAS</text:p>
          </table:table-cell>
          <table:table-cell table:style-name="ce2" office:value-type="string" calcext:value-type="string">
            <text:p>Scale 24 ON </text:p>
          </table:table-cell>
          <table:table-cell office:value-type="string" calcext:value-type="string">
            <text:p>Scale 24 DAS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 1763988.65217391*[.AE71] + 3445382.60869565" office:value-type="float" office:value="17557291.8260869" calcext:value-type="float">
            <text:p>17557291.8260869</text:p>
          </table:table-cell>
          <table:table-cell table:style-name="ce1" table:formula="of:= 2034724.34782609 * [.AE71] + 7702517.39130435" office:value-type="float" office:value="23980312.1739131" calcext:value-type="float">
            <text:p>2.40E+007</text:p>
          </table:table-cell>
          <table:table-cell table:number-columns-repeated="45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4207660" calcext:value-type="float">
            <text:p>4.21E+00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15563700" calcext:value-type="float">
            <text:p>1.56E+00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 1763988.65217391*[.AE72] + 3445382.60869565" office:value-type="float" office:value="31669201.0434782" calcext:value-type="float">
            <text:p>31669201.0434782</text:p>
          </table:table-cell>
          <table:table-cell table:style-name="ce1" table:formula="of:= 2034724.34782609 * [.AE72] + 7702517.39130435" office:value-type="float" office:value="40258106.9565218" calcext:value-type="float">
            <text:p>4.03E+007</text:p>
          </table:table-cell>
          <table:table-cell table:number-columns-repeated="45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25743200" calcext:value-type="float">
            <text:p>2.57E+00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 1763988.65217391*[.AE73] + 3445382.60869565" office:value-type="float" office:value="59893019.4782608" calcext:value-type="float">
            <text:p>59893019.4782608</text:p>
          </table:table-cell>
          <table:table-cell table:style-name="ce1" table:formula="of:= 2034724.34782609 * [.AE73] + 7702517.39130435" office:value-type="float" office:value="72813696.5217392" calcext:value-type="float">
            <text:p>7.28E+007</text:p>
          </table:table-cell>
          <table:table-cell table:number-columns-repeated="45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516640" calcext:value-type="float">
            <text:p>2.5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1592800" calcext:value-type="float">
            <text:p>1.16E+007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26589400" calcext:value-type="float">
            <text:p>2.66E+007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36078800" calcext:value-type="float">
            <text:p>3.61E+007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39769600" calcext:value-type="float">
            <text:p>3.98E+007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[.AE73]*2" office:value-type="float" office:value="64" calcext:value-type="float">
            <text:p>64</text:p>
          </table:table-cell>
          <table:table-cell table:formula="of:= 1763988.65217391*[.AE74] + 3445382.60869565" office:value-type="float" office:value="116340656.347826" calcext:value-type="float">
            <text:p>116340656.347826</text:p>
          </table:table-cell>
          <table:table-cell table:style-name="ce1" table:formula="of:= 2034724.34782609 * [.AE74] + 7702517.39130435" office:value-type="float" office:value="137924875.652174" calcext:value-type="float">
            <text:p>1.38E+008</text:p>
          </table:table-cell>
          <table:table-cell table:number-columns-repeated="45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36078800" calcext:value-type="float">
            <text:p>3.61E+007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formula="of:=[.AE74]*2" office:value-type="float" office:value="128" calcext:value-type="float">
            <text:p>128</text:p>
          </table:table-cell>
          <table:table-cell table:formula="of:= 1763988.65217391*[.AE75] + 3445382.60869565" office:value-type="float" office:value="229235930.086956" calcext:value-type="float">
            <text:p>229235930.086956</text:p>
          </table:table-cell>
          <table:table-cell table:style-name="ce1" table:formula="of:= 2034724.34782609 * [.AE75] + 7702517.39130435" office:value-type="float" office:value="268147233.913044" calcext:value-type="float">
            <text:p>2.68E+008</text:p>
          </table:table-cell>
          <table:table-cell table:number-columns-repeated="45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39769600" calcext:value-type="float">
            <text:p>3.98E+007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formula="of:=[.AE75]*2" office:value-type="float" office:value="256" calcext:value-type="float">
            <text:p>256</text:p>
          </table:table-cell>
          <table:table-cell table:formula="of:= 1763988.65217391*[.AE76] + 3445382.60869565" office:value-type="float" office:value="455026477.565217" calcext:value-type="float">
            <text:p>455026477.565217</text:p>
          </table:table-cell>
          <table:table-cell table:style-name="ce1" table:formula="of:= 2034724.34782609 * [.AE76] + 7702517.39130435" office:value-type="float" office:value="528591950.434783" calcext:value-type="float">
            <text:p>5.29E+008</text:p>
          </table:table-cell>
          <table:table-cell table:number-columns-repeated="45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15563700" calcext:value-type="float">
            <text:p>1.56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25743200" calcext:value-type="float">
            <text:p>2.57E+007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formula="of:=[.AE76]*2" office:value-type="float" office:value="512" calcext:value-type="float">
            <text:p>512</text:p>
          </table:table-cell>
          <table:table-cell table:formula="of:= 1763988.65217391*[.AE77] + 3445382.60869565" office:value-type="float" office:value="906607572.521738" calcext:value-type="float">
            <text:p>906607572.521738</text:p>
          </table:table-cell>
          <table:table-cell table:style-name="ce1" table:formula="of:= 2034724.34782609 * [.AE77] + 7702517.39130435" office:value-type="float" office:value="1049481383.47826" calcext:value-type="float">
            <text:p>1.05E+009</text:p>
          </table:table-cell>
          <table:table-cell table:number-columns-repeated="45"/>
          <table:table-cell office:value-type="string" calcext:value-type="string">
            <text:p>min_TEPS</text:p>
          </table:table-cell>
          <table:table-cell office:value-type="float" office:value="155831" calcext:value-type="float">
            <text:p>155831</text:p>
          </table:table-cell>
          <table:table-cell table:number-columns-repeated="12"/>
        </table:table-row>
        <table:table-row table:style-name="ro1">
          <table:table-cell table:number-columns-repeated="29"/>
          <table:table-cell office:value-type="float" office:value="10" calcext:value-type="float">
            <text:p>10</text:p>
          </table:table-cell>
          <table:table-cell table:formula="of:=[.AE77]*2" office:value-type="float" office:value="1024" calcext:value-type="float">
            <text:p>1024</text:p>
          </table:table-cell>
          <table:table-cell table:formula="of:= 1763988.65217391*[.AE78] + 3445382.60869565" office:value-type="float" office:value="1809769762.43478" calcext:value-type="float">
            <text:p>1809769762.43478</text:p>
          </table:table-cell>
          <table:table-cell table:style-name="ce1" table:formula="of:= 2034724.34782609 * [.AE78] + 7702517.39130435" office:value-type="float" office:value="2091260249.56522" calcext:value-type="float">
            <text:p>2.09E+009</text:p>
          </table:table-cell>
          <table:table-cell table:number-columns-repeated="45"/>
          <table:table-cell office:value-type="string" calcext:value-type="string">
            <text:p>firstquartile_TEPS</text:p>
          </table:table-cell>
          <table:table-cell office:value-type="float" office:value="807059" calcext:value-type="float">
            <text:p>807059</text:p>
          </table:table-cell>
          <table:table-cell table:number-columns-repeated="12"/>
        </table:table-row>
        <table:table-row table:style-name="ro1">
          <table:table-cell table:number-columns-repeated="29"/>
          <table:table-cell office:value-type="float" office:value="11" calcext:value-type="float">
            <text:p>11</text:p>
          </table:table-cell>
          <table:table-cell table:formula="of:=[.AE78]*2" office:value-type="float" office:value="2048" calcext:value-type="float">
            <text:p>2048</text:p>
          </table:table-cell>
          <table:table-cell table:formula="of:= 1763988.65217391*[.AE79] + 3445382.60869565" office:value-type="float" office:value="3616094142.26086" calcext:value-type="float">
            <text:p>3616094142.26086</text:p>
          </table:table-cell>
          <table:table-cell table:style-name="ce1" table:formula="of:= 2034724.34782609 * [.AE79] + 7702517.39130435" office:value-type="float" office:value="4174817981.73914" calcext:value-type="float">
            <text:p>4.17E+009</text:p>
          </table:table-cell>
          <table:table-cell table:number-columns-repeated="45"/>
          <table:table-cell office:value-type="string" calcext:value-type="string">
            <text:p>median_TEPS</text:p>
          </table:table-cell>
          <table:table-cell office:value-type="float" office:value="828944" calcext:value-type="float">
            <text:p>82894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EPS</text:p>
          </table:table-cell>
          <table:table-cell office:value-type="float" office:value="952229" calcext:value-type="float">
            <text:p>95222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EPS</text:p>
          </table:table-cell>
          <table:table-cell table:style-name="ce1" office:value-type="float" office:value="1019940" calcext:value-type="float">
            <text:p>1.02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mean_TEPS</text:p>
          </table:table-cell>
          <table:table-cell office:value-type="float" office:value="790226" calcext:value-type="float">
            <text:p>79022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stddev_TEPS</text:p>
          </table:table-cell>
          <table:table-cell office:value-type="float" office:value="52590.8" calcext:value-type="float">
            <text:p>52590.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Program time</text:p>
          </table:table-cell>
          <table:table-cell office:value-type="float" office:value="0.835254" calcext:value-type="float">
            <text:p>0.83525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graph_generation</text:p>
          </table:table-cell>
          <table:table-cell office:value-type="float" office:value="1.47666" calcext:value-type="float">
            <text:p>1.4766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construction_time</text:p>
          </table:table-cell>
          <table:table-cell office:value-type="float" office:value="0.345306" calcext:value-type="float">
            <text:p>0.3453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ime</text:p>
          </table:table-cell>
          <table:table-cell office:value-type="float" office:value="0.0271969" calcext:value-type="float">
            <text:p>0.027196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ime</text:p>
          </table:table-cell>
          <table:table-cell office:value-type="float" office:value="0.0366956" calcext:value-type="float">
            <text:p>0.036695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ime</text:p>
          </table:table-cell>
          <table:table-cell office:value-type="float" office:value="0.0817347" calcext:value-type="float">
            <text:p>0.081734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ime</text:p>
          </table:table-cell>
          <table:table-cell office:value-type="float" office:value="0.183508" calcext:value-type="float">
            <text:p>0.18350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ime</text:p>
          </table:table-cell>
          <table:table-cell office:value-type="float" office:value="1.47783" calcext:value-type="float">
            <text:p>1.47783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time</text:p>
          </table:table-cell>
          <table:table-cell office:value-type="float" office:value="0.189185" calcext:value-type="float">
            <text:p>0.189185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time</text:p>
          </table:table-cell>
          <table:table-cell office:value-type="float" office:value="0.312722" calcext:value-type="float">
            <text:p>0.312722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EPS</text:p>
          </table:table-cell>
          <table:table-cell office:value-type="float" office:value="354768" calcext:value-type="float">
            <text:p>35476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EPS</text:p>
          </table:table-cell>
          <table:table-cell table:style-name="ce1" office:value-type="float" office:value="2857030" calcext:value-type="float">
            <text:p>2.86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EPS</text:p>
          </table:table-cell>
          <table:table-cell table:style-name="ce1" office:value-type="float" office:value="6414510" calcext:value-type="float">
            <text:p>6.41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EPS</text:p>
          </table:table-cell>
          <table:table-cell table:style-name="ce1" office:value-type="float" office:value="14287500" calcext:value-type="float">
            <text:p>1.43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EPS</text:p>
          </table:table-cell>
          <table:table-cell table:style-name="ce1" office:value-type="float" office:value="19277500" calcext:value-type="float">
            <text:p>1.93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mean_TEPS</text:p>
          </table:table-cell>
          <table:table-cell table:style-name="ce1" office:value-type="float" office:value="2771300" calcext:value-type="float">
            <text:p>2.77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stddev_TEPS</text:p>
          </table:table-cell>
          <table:table-cell office:value-type="float" office:value="577147" calcext:value-type="float">
            <text:p>57714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Program time</text:p>
          </table:table-cell>
          <table:table-cell office:value-type="float" office:value="13.9619" calcext:value-type="float">
            <text:p>13.961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graph_generation</text:p>
          </table:table-cell>
          <table:table-cell office:value-type="float" office:value="0.594441" calcext:value-type="float">
            <text:p>0.594441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construction_time</text:p>
          </table:table-cell>
          <table:table-cell office:value-type="float" office:value="1.09286" calcext:value-type="float">
            <text:p>1.0928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ime</text:p>
          </table:table-cell>
          <table:table-cell office:value-type="float" office:value="0.117609" calcext:value-type="float">
            <text:p>0.11760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ime</text:p>
          </table:table-cell>
          <table:table-cell office:value-type="float" office:value="0.118736" calcext:value-type="float">
            <text:p>0.11873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ime</text:p>
          </table:table-cell>
          <table:table-cell office:value-type="float" office:value="0.119598" calcext:value-type="float">
            <text:p>0.11959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ime</text:p>
          </table:table-cell>
          <table:table-cell office:value-type="float" office:value="0.120424" calcext:value-type="float">
            <text:p>0.12042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ime</text:p>
          </table:table-cell>
          <table:table-cell office:value-type="float" office:value="0.230886" calcext:value-type="float">
            <text:p>0.23088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time</text:p>
          </table:table-cell>
          <table:table-cell office:value-type="float" office:value="0.121353" calcext:value-type="float">
            <text:p>0.121353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time</text:p>
          </table:table-cell>
          <table:table-cell office:value-type="float" office:value="0.0139533" calcext:value-type="float">
            <text:p>0.0139533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EPS</text:p>
          </table:table-cell>
          <table:table-cell table:style-name="ce1" office:value-type="float" office:value="18166100" calcext:value-type="float">
            <text:p>1.82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EPS</text:p>
          </table:table-cell>
          <table:table-cell table:style-name="ce1" office:value-type="float" office:value="34829500" calcext:value-type="float">
            <text:p>3.48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EPS</text:p>
          </table:table-cell>
          <table:table-cell table:style-name="ce1" office:value-type="float" office:value="35070000" calcext:value-type="float">
            <text:p>3.51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EPS</text:p>
          </table:table-cell>
          <table:table-cell table:style-name="ce1" office:value-type="float" office:value="35324600" calcext:value-type="float">
            <text:p>3.53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EPS</text:p>
          </table:table-cell>
          <table:table-cell table:style-name="ce1" office:value-type="float" office:value="35663100" calcext:value-type="float">
            <text:p>3.57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mean_TEPS</text:p>
          </table:table-cell>
          <table:table-cell table:style-name="ce1" office:value-type="float" office:value="34562800" calcext:value-type="float">
            <text:p>3.46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stddev_TEPS</text:p>
          </table:table-cell>
          <table:table-cell office:value-type="float" office:value="500684" calcext:value-type="float">
            <text:p>50068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Program time</text:p>
          </table:table-cell>
          <table:table-cell office:value-type="float" office:value="9.45697" calcext:value-type="float">
            <text:p>9.4569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 style:data-style-name="N2" text:time-value="21:24:06.6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09:23:03.002004001</meta:creation-date>
    <meta:generator>LibreOffice/4.3.5.2$Windows_x86 LibreOffice_project/3a87456aaa6a95c63eea1c1b3201acedf0751bd5</meta:generator>
    <dc:date>2015-07-07T21:50:55.001000000</dc:date>
    <meta:editing-duration>PT18H22M9S</meta:editing-duration>
    <meta:editing-cycles>16</meta:editing-cycles>
    <meta:document-statistic meta:table-count="1" meta:cell-count="2532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696cm" svg:y="0.316cm" chart:style-name="ch2">
          <text:p>Scale VS TEPS  NoInfi</text:p>
        </chart:title>
        <chart:legend chart:legend-position="end" svg:x="13.205cm" svg:y="3.457cm" style:legend-expansion="high" chart:style-name="ch3"/>
        <chart:plot-area chart:style-name="ch4" table:cell-range-address="Sheet1.C51:Sheet1.G56 Sheet1.D50:Sheet1.G50" chart:data-source-has-labels="row" svg:x="1.701cm" svg:y="1.275cm" svg:width="11.184cm" svg:height="6.571cm">
          <chartooo:coordinate-region svg:x="3.619cm" svg:y="1.474cm" svg:width="9.079cm" svg:height="5.725cm"/>
          <chart:axis chart:dimension="x" chart:name="primary-x" chart:style-name="ch5">
            <chart:title svg:x="6.826cm" svg:y="8.026cm" chart:style-name="ch6">
              <text:p>Scale</text:p>
            </chart:title>
          </chart:axis>
          <chart:axis chart:dimension="y" chart:name="primary-y" chart:style-name="ch7">
            <chart:title svg:x="0.451cm" svg:y="5.027cm" chart:style-name="ch8">
              <text:p>TEPS
</text:p>
            </chart:title>
            <chart:grid chart:style-name="ch9" chart:class="major"/>
          </chart:axis>
          <chart:series chart:style-name="ch10" chart:values-cell-range-address="Sheet1.D51:Sheet1.D56" chart:label-cell-address="Sheet1.D50:Sheet1.D50" chart:class="chart:scatter">
            <chart:domain table:cell-range-address="Sheet1.C51:Sheet1.C56"/>
            <chart:data-point chart:repeated="6"/>
          </chart:series>
          <chart:series chart:style-name="ch11" chart:values-cell-range-address="Sheet1.E51:Sheet1.E56" chart:label-cell-address="Sheet1.E50:Sheet1.E50" chart:class="chart:scatter">
            <chart:data-point chart:repeated="6"/>
          </chart:series>
          <chart:series chart:style-name="ch12" chart:values-cell-range-address="Sheet1.F51:Sheet1.F56" chart:label-cell-address="Sheet1.F50:Sheet1.F50" chart:class="chart:scatter">
            <chart:data-point chart:repeated="6"/>
          </chart:series>
          <chart:series chart:style-name="ch13" chart:values-cell-range-address="Sheet1.G51:Sheet1.G56" chart:label-cell-address="Sheet1.G50:Sheet1.G50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C</text:p>
              </table:table-cell>
              <table:table-cell office:value-type="string">
                <text:p>Nodes 2</text:p>
                <draw:g>
                  <svg:desc>Sheet1.D50:Sheet1.D50</svg:desc>
                </draw:g>
              </table:table-cell>
              <table:table-cell office:value-type="string">
                <text:p>Nodes 4</text:p>
                <draw:g>
                  <svg:desc>Sheet1.E50:Sheet1.E50</svg:desc>
                </draw:g>
              </table:table-cell>
              <table:table-cell office:value-type="string">
                <text:p>Nodes 8</text:p>
                <draw:g>
                  <svg:desc>Sheet1.F50:Sheet1.F50</svg:desc>
                </draw:g>
              </table:table-cell>
              <table:table-cell office:value-type="string">
                <text:p>Nodes 16</text:p>
                <draw:g>
                  <svg:desc>Sheet1.G50:Sheet1.G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51:Sheet1.C56</svg:desc>
                </draw:g>
              </table:table-cell>
              <table:table-cell office:value-type="float" office:value="6205480">
                <text:p>6205480</text:p>
                <draw:g>
                  <svg:desc>Sheet1.D51:Sheet1.D56</svg:desc>
                </draw:g>
              </table:table-cell>
              <table:table-cell office:value-type="float" office:value="5231390">
                <text:p>5231390</text:p>
                <draw:g>
                  <svg:desc>Sheet1.E51:Sheet1.E56</svg:desc>
                </draw:g>
              </table:table-cell>
              <table:table-cell office:value-type="float" office:value="4207660">
                <text:p>4207660</text:p>
                <draw:g>
                  <svg:desc>Sheet1.F51:Sheet1.F56</svg:desc>
                </draw:g>
              </table:table-cell>
              <table:table-cell office:value-type="float" office:value="2516640">
                <text:p>2516640</text:p>
                <draw:g>
                  <svg:desc>Sheet1.G51:Sheet1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953930">
                <text:p>9953930</text:p>
              </table:table-cell>
              <table:table-cell office:value-type="float" office:value="11583100">
                <text:p>11583100</text:p>
              </table:table-cell>
              <table:table-cell office:value-type="float" office:value="13344900">
                <text:p>13344900</text:p>
              </table:table-cell>
              <table:table-cell office:value-type="float" office:value="11592800">
                <text:p>1159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704800">
                <text:p>10704800</text:p>
              </table:table-cell>
              <table:table-cell office:value-type="float" office:value="14603700">
                <text:p>14603700</text:p>
              </table:table-cell>
              <table:table-cell office:value-type="float" office:value="22194000">
                <text:p>22194000</text:p>
              </table:table-cell>
              <table:table-cell office:value-type="float" office:value="26589400">
                <text:p>26589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0837500">
                <text:p>10837500</text:p>
              </table:table-cell>
              <table:table-cell office:value-type="float" office:value="16064000">
                <text:p>16064000</text:p>
              </table:table-cell>
              <table:table-cell office:value-type="float" office:value="25882800">
                <text:p>25882800</text:p>
              </table:table-cell>
              <table:table-cell office:value-type="float" office:value="36078800">
                <text:p>3607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0679600">
                <text:p>10679600</text:p>
              </table:table-cell>
              <table:table-cell office:value-type="float" office:value="15736700">
                <text:p>15736700</text:p>
              </table:table-cell>
              <table:table-cell office:value-type="float" office:value="26482200">
                <text:p>26482200</text:p>
              </table:table-cell>
              <table:table-cell office:value-type="float" office:value="39769600">
                <text:p>39769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345300">
                <text:p>10345300</text:p>
              </table:table-cell>
              <table:table-cell office:value-type="float" office:value="15563700">
                <text:p>15563700</text:p>
              </table:table-cell>
              <table:table-cell office:value-type="float" office:value="25743200">
                <text:p>257432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1.462cm" style:legend-expansion="high" chart:style-name="ch2"/>
        <chart:plot-area chart:style-name="ch3" table:cell-range-address="Sheet1.AH36:Sheet1.AT38 Sheet1.AI35:Sheet1.AT35" chart:data-source-has-labels="row" svg:x="0.32cm" svg:y="0.18cm" svg:width="11.291cm" svg:height="8.64cm">
          <chartooo:coordinate-region svg:x="2.053cm" svg:y="0.379cm" svg:width="9.3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I36:Sheet1.AI38" chart:label-cell-address="Sheet1.AI35:Sheet1.AI35" chart:class="chart:scatter">
            <chart:domain table:cell-range-address="Sheet1.AH36:Sheet1.AH38"/>
            <chart:data-point chart:repeated="3"/>
          </chart:series>
          <chart:series chart:style-name="ch7" chart:values-cell-range-address="Sheet1.AJ36:Sheet1.AJ38" chart:label-cell-address="Sheet1.AJ35:Sheet1.AJ35" chart:class="chart:scatter">
            <chart:data-point chart:repeated="3"/>
          </chart:series>
          <chart:series chart:style-name="ch8" chart:values-cell-range-address="Sheet1.AK36:Sheet1.AK38" chart:label-cell-address="Sheet1.AK35:Sheet1.AK35" chart:class="chart:scatter">
            <chart:data-point chart:repeated="3"/>
          </chart:series>
          <chart:series chart:style-name="ch9" chart:values-cell-range-address="Sheet1.AL36:Sheet1.AL38" chart:label-cell-address="Sheet1.AL35:Sheet1.AL35" chart:class="chart:scatter">
            <chart:data-point chart:repeated="3"/>
          </chart:series>
          <chart:series chart:style-name="ch10" chart:values-cell-range-address="Sheet1.AM36:Sheet1.AM38" chart:label-cell-address="Sheet1.AM35:Sheet1.AM35" chart:class="chart:scatter">
            <chart:data-point chart:repeated="3"/>
          </chart:series>
          <chart:series chart:style-name="ch11" chart:values-cell-range-address="Sheet1.AN36:Sheet1.AN38" chart:label-cell-address="Sheet1.AN35:Sheet1.AN35" chart:class="chart:scatter">
            <chart:data-point chart:repeated="3"/>
          </chart:series>
          <chart:series chart:style-name="ch12" chart:values-cell-range-address="Sheet1.AO36:Sheet1.AO38" chart:label-cell-address="Sheet1.AO35:Sheet1.AO35" chart:class="chart:scatter">
            <chart:data-point chart:repeated="3"/>
          </chart:series>
          <chart:series chart:style-name="ch13" chart:values-cell-range-address="Sheet1.AP36:Sheet1.AP38" chart:label-cell-address="Sheet1.AP35:Sheet1.AP35" chart:class="chart:scatter">
            <chart:data-point chart:repeated="3"/>
          </chart:series>
          <chart:series chart:style-name="ch14" chart:values-cell-range-address="Sheet1.AQ36:Sheet1.AQ38" chart:label-cell-address="Sheet1.AQ35:Sheet1.AQ35" chart:class="chart:scatter">
            <chart:data-point chart:repeated="3"/>
          </chart:series>
          <chart:series chart:style-name="ch15" chart:values-cell-range-address="Sheet1.AR36:Sheet1.AR38" chart:label-cell-address="Sheet1.AR35:Sheet1.AR35" chart:class="chart:scatter">
            <chart:data-point chart:repeated="3"/>
          </chart:series>
          <chart:series chart:style-name="ch16" chart:values-cell-range-address="Sheet1.AS36:Sheet1.AS38" chart:label-cell-address="Sheet1.AS35:Sheet1.AS35" chart:class="chart:scatter">
            <chart:data-point chart:repeated="3"/>
          </chart:series>
          <chart:series chart:style-name="ch17" chart:values-cell-range-address="Sheet1.AT36:Sheet1.AT38" chart:label-cell-address="Sheet1.AT35:Sheet1.AT35" chart:class="chart:scatte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H</text:p>
              </table:table-cell>
              <table:table-cell office:value-type="string">
                <text:p>2 nodes DAS</text:p>
                <draw:g>
                  <svg:desc>Sheet1.AI35:Sheet1.AI35</svg:desc>
                </draw:g>
              </table:table-cell>
              <table:table-cell office:value-type="string">
                <text:p>4 nodes DAS</text:p>
                <draw:g>
                  <svg:desc>Sheet1.AJ35:Sheet1.AJ35</svg:desc>
                </draw:g>
              </table:table-cell>
              <table:table-cell office:value-type="string">
                <text:p>8 nodes DAS</text:p>
                <draw:g>
                  <svg:desc>Sheet1.AK35:Sheet1.AK35</svg:desc>
                </draw:g>
              </table:table-cell>
              <table:table-cell office:value-type="string">
                <text:p>16 nodes DAS</text:p>
                <draw:g>
                  <svg:desc>Sheet1.AL35:Sheet1.AL35</svg:desc>
                </draw:g>
              </table:table-cell>
              <table:table-cell office:value-type="string">
                <text:p>2 nodes c3.large</text:p>
                <draw:g>
                  <svg:desc>Sheet1.AM35:Sheet1.AM35</svg:desc>
                </draw:g>
              </table:table-cell>
              <table:table-cell office:value-type="string">
                <text:p>4 nodes c3.large</text:p>
                <draw:g>
                  <svg:desc>Sheet1.AN35:Sheet1.AN35</svg:desc>
                </draw:g>
              </table:table-cell>
              <table:table-cell office:value-type="string">
                <text:p>8  nodes c3.large</text:p>
                <draw:g>
                  <svg:desc>Sheet1.AO35:Sheet1.AO35</svg:desc>
                </draw:g>
              </table:table-cell>
              <table:table-cell office:value-type="string">
                <text:p>16 nodes c3.large</text:p>
                <draw:g>
                  <svg:desc>Sheet1.AP35:Sheet1.AP35</svg:desc>
                </draw:g>
              </table:table-cell>
              <table:table-cell office:value-type="string">
                <text:p>2 nodes r3.large</text:p>
                <draw:g>
                  <svg:desc>Sheet1.AQ35:Sheet1.AQ35</svg:desc>
                </draw:g>
              </table:table-cell>
              <table:table-cell office:value-type="string">
                <text:p>4 nodes r3.large</text:p>
                <draw:g>
                  <svg:desc>Sheet1.AR35:Sheet1.AR35</svg:desc>
                </draw:g>
              </table:table-cell>
              <table:table-cell office:value-type="string">
                <text:p>8 nodes r3.large</text:p>
                <draw:g>
                  <svg:desc>Sheet1.AS35:Sheet1.AS35</svg:desc>
                </draw:g>
              </table:table-cell>
              <table:table-cell office:value-type="string">
                <text:p>16 nodes r3.large</text:p>
                <draw:g>
                  <svg:desc>Sheet1.AT35:Sheet1.AT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Sheet1.AH36:Sheet1.AH38</svg:desc>
                </draw:g>
              </table:table-cell>
              <table:table-cell office:value-type="float" office:value="10663800">
                <text:p>10663800</text:p>
                <draw:g>
                  <svg:desc>Sheet1.AI36:Sheet1.AI38</svg:desc>
                </draw:g>
              </table:table-cell>
              <table:table-cell office:value-type="float" office:value="15657900">
                <text:p>15657900</text:p>
                <draw:g>
                  <svg:desc>Sheet1.AJ36:Sheet1.AJ38</svg:desc>
                </draw:g>
              </table:table-cell>
              <table:table-cell office:value-type="float" office:value="25516300">
                <text:p>25516300</text:p>
                <draw:g>
                  <svg:desc>Sheet1.AK36:Sheet1.AK38</svg:desc>
                </draw:g>
              </table:table-cell>
              <table:table-cell office:value-type="float" office:value="35440300">
                <text:p>35440300</text:p>
                <draw:g>
                  <svg:desc>Sheet1.AL36:Sheet1.AL38</svg:desc>
                </draw:g>
              </table:table-cell>
              <table:table-cell office:value-type="float" office:value="7675850">
                <text:p>7675850</text:p>
                <draw:g>
                  <svg:desc>Sheet1.AM36:Sheet1.AM38</svg:desc>
                </draw:g>
              </table:table-cell>
              <table:table-cell office:value-type="float" office:value="10513500">
                <text:p>10513500</text:p>
                <draw:g>
                  <svg:desc>Sheet1.AN36:Sheet1.AN38</svg:desc>
                </draw:g>
              </table:table-cell>
              <table:table-cell office:value-type="float" office:value="17770100">
                <text:p>17770100</text:p>
                <draw:g>
                  <svg:desc>Sheet1.AO36:Sheet1.AO38</svg:desc>
                </draw:g>
              </table:table-cell>
              <table:table-cell office:value-type="float" office:value="32111000">
                <text:p>32111000</text:p>
                <draw:g>
                  <svg:desc>Sheet1.AP36:Sheet1.AP38</svg:desc>
                </draw:g>
              </table:table-cell>
              <table:table-cell office:value-type="float" office:value="7716940">
                <text:p>7716940</text:p>
                <draw:g>
                  <svg:desc>Sheet1.AQ36:Sheet1.AQ38</svg:desc>
                </draw:g>
              </table:table-cell>
              <table:table-cell office:value-type="float" office:value="10543000">
                <text:p>10543000</text:p>
                <draw:g>
                  <svg:desc>Sheet1.AR36:Sheet1.AR38</svg:desc>
                </draw:g>
              </table:table-cell>
              <table:table-cell office:value-type="float" office:value="17768900">
                <text:p>17768900</text:p>
                <draw:g>
                  <svg:desc>Sheet1.AS36:Sheet1.AS38</svg:desc>
                </draw:g>
              </table:table-cell>
              <table:table-cell office:value-type="float" office:value="32610600">
                <text:p>32610600</text:p>
                <draw:g>
                  <svg:desc>Sheet1.AT36:Sheet1.AT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0640300">
                <text:p>10640300</text:p>
              </table:table-cell>
              <table:table-cell office:value-type="float" office:value="15605500">
                <text:p>15605500</text:p>
              </table:table-cell>
              <table:table-cell office:value-type="float" office:value="26314600">
                <text:p>26314600</text:p>
              </table:table-cell>
              <table:table-cell office:value-type="float" office:value="39291400">
                <text:p>39291400</text:p>
              </table:table-cell>
              <table:table-cell office:value-type="float" office:value="7584170">
                <text:p>7584170</text:p>
              </table:table-cell>
              <table:table-cell office:value-type="float" office:value="9992720">
                <text:p>9992720</text:p>
              </table:table-cell>
              <table:table-cell office:value-type="float" office:value="17251300">
                <text:p>17251300</text:p>
              </table:table-cell>
              <table:table-cell office:value-type="float" office:value="31873000">
                <text:p>31873000</text:p>
              </table:table-cell>
              <table:table-cell office:value-type="float" office:value="7497000">
                <text:p>7497000</text:p>
              </table:table-cell>
              <table:table-cell office:value-type="float" office:value="9964010">
                <text:p>9964010</text:p>
              </table:table-cell>
              <table:table-cell office:value-type="float" office:value="17319500">
                <text:p>17319500</text:p>
              </table:table-cell>
              <table:table-cell office:value-type="float" office:value="31997800">
                <text:p>31997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0177200">
                <text:p>10177200</text:p>
              </table:table-cell>
              <table:table-cell office:value-type="float" office:value="15532700">
                <text:p>15532700</text:p>
              </table:table-cell>
              <table:table-cell office:value-type="float" office:value="25630500">
                <text:p>25630500</text:p>
              </table:table-cell>
              <table:table-cell office:value-type="float" office:value="40059600">
                <text:p>40059600</text:p>
              </table:table-cell>
              <table:table-cell office:value-type="float" office:value="7520710">
                <text:p>7520710</text:p>
              </table:table-cell>
              <table:table-cell office:value-type="float" office:value="9955860">
                <text:p>9955860</text:p>
              </table:table-cell>
              <table:table-cell office:value-type="float" office:value="17140800">
                <text:p>17140800</text:p>
              </table:table-cell>
              <table:table-cell office:value-type="float" office:value="31719400">
                <text:p>31719400</text:p>
              </table:table-cell>
              <table:table-cell office:value-type="float" office:value="7526210">
                <text:p>7526210</text:p>
              </table:table-cell>
              <table:table-cell office:value-type="float" office:value="9990810">
                <text:p>9990810</text:p>
              </table:table-cell>
              <table:table-cell office:value-type="float" office:value="17118300">
                <text:p>17118300</text:p>
              </table:table-cell>
              <table:table-cell office:value-type="float" office:value="31711500">
                <text:p>3171150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scatter" chart:style-name="ch1">
        <chart:legend chart:legend-position="end" svg:x="13.076cm" svg:y="3.955cm" style:legend-expansion="high" chart:style-name="ch2"/>
        <chart:plot-area chart:style-name="ch3" table:cell-range-address="Sheet1.AE69:Sheet1.AG73 Sheet1.AF68:Sheet1.AG68" chart:data-source-has-labels="row" svg:x="0.32cm" svg:y="0.18cm" svg:width="12.436cm" svg:height="8.647cm">
          <chartooo:coordinate-region svg:x="2.053cm" svg:y="0.379cm" svg:width="10.516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F69:Sheet1.AF73" chart:label-cell-address="Sheet1.AF68:Sheet1.AF68" chart:class="chart:scatter">
            <chart:domain table:cell-range-address="Sheet1.AE69:Sheet1.AE73"/>
            <chart:data-point chart:repeated="5"/>
          </chart:series>
          <chart:series chart:style-name="ch7" chart:values-cell-range-address="Sheet1.AG69:Sheet1.AG73" chart:label-cell-address="Sheet1.AG68:Sheet1.AG68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E</text:p>
              </table:table-cell>
              <table:table-cell office:value-type="string">
                <text:p/>
                <draw:g>
                  <svg:desc>Sheet1.AF68:Sheet1.AF68</svg:desc>
                </draw:g>
              </table:table-cell>
              <table:table-cell office:value-type="string">
                <text:p/>
                <draw:g>
                  <svg:desc>Sheet1.AG68:Sheet1.AG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E69:Sheet1.AE73</svg:desc>
                </draw:g>
              </table:table-cell>
              <table:table-cell office:value-type="float" office:value="6973359.91304347">
                <text:p>6973359.91304347</text:p>
                <draw:g>
                  <svg:desc>Sheet1.AF69:Sheet1.AF73</svg:desc>
                </draw:g>
              </table:table-cell>
              <table:table-cell office:value-type="float" office:value="11771966.0869565">
                <text:p>11771966.0869565</text:p>
                <draw:g>
                  <svg:desc>Sheet1.AG69:Sheet1.AG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501337.2173913">
                <text:p>10501337.2173913</text:p>
              </table:table-cell>
              <table:table-cell office:value-type="float" office:value="15841414.7826087">
                <text:p>15841414.7826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7557291.8260869">
                <text:p>17557291.8260869</text:p>
              </table:table-cell>
              <table:table-cell office:value-type="float" office:value="23980312.1739131">
                <text:p>23980312.1739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1669201.0434782">
                <text:p>31669201.0434782</text:p>
              </table:table-cell>
              <table:table-cell office:value-type="float" office:value="40258106.9565218">
                <text:p>40258106.9565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59893019.4782608">
                <text:p>59893019.4782608</text:p>
              </table:table-cell>
              <table:table-cell office:value-type="float" office:value="72813696.5217392">
                <text:p>72813696.52173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6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6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6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6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97cm" svg:y="0.316cm" chart:style-name="ch2">
          <text:p>Model DAS-4, Amazon c3.large and Amazon r3.large</text:p>
        </chart:title>
        <chart:legend chart:legend-position="end" svg:x="10.423cm" svg:y="1.711cm" style:legend-expansion="high" chart:style-name="ch3"/>
        <chart:plot-area chart:style-name="ch4" table:cell-range-address="Sheet1.AH42:Sheet1.AS52 Sheet1.AI41:Sheet1.AR41" chart:data-source-has-labels="row" svg:x="1.331cm" svg:y="1.275cm" svg:width="8.772cm" svg:height="6.564cm">
          <chartooo:coordinate-region svg:x="3.249cm" svg:y="1.475cm" svg:width="6.574cm" svg:height="5.717cm"/>
          <chart:axis chart:dimension="x" chart:name="primary-x" chart:style-name="ch5">
            <chart:title svg:x="4.35cm" svg:y="8.019cm" chart:style-name="ch6">
              <text:p>Number of nodes </text:p>
            </chart:title>
          </chart:axis>
          <chart:axis chart:dimension="y" chart:name="primary-y" chart:style-name="ch7">
            <chart:title svg:x="0.451cm" svg:y="5.024cm" chart:style-name="ch8">
              <text:p>TEPS</text:p>
            </chart:title>
          </chart:axis>
          <chart:series chart:style-name="ch9" chart:values-cell-range-address="Sheet1.AI42:Sheet1.AI52" chart:label-cell-address="Sheet1.AI41:Sheet1.AI41" chart:class="chart:scatter">
            <chart:domain table:cell-range-address="Sheet1.AH42:Sheet1.AH52"/>
            <chart:data-point chart:repeated="11"/>
          </chart:series>
          <chart:series chart:style-name="ch10" chart:values-cell-range-address="Sheet1.AJ42:Sheet1.AJ52" chart:label-cell-address="Sheet1.AI41:Sheet1.AI41" chart:class="chart:scatter">
            <chart:data-point chart:repeated="11"/>
          </chart:series>
          <chart:series chart:style-name="ch11" chart:values-cell-range-address="Sheet1.AK42:Sheet1.AK52" chart:label-cell-address="Sheet1.AJ41:Sheet1.AJ41" chart:class="chart:scatter">
            <chart:data-point chart:repeated="11"/>
          </chart:series>
          <chart:series chart:style-name="ch12" chart:values-cell-range-address="Sheet1.AL42:Sheet1.AL52" chart:label-cell-address="Sheet1.AK41:Sheet1.AK41" chart:class="chart:scatter">
            <chart:data-point chart:repeated="11"/>
          </chart:series>
          <chart:series chart:style-name="ch13" chart:values-cell-range-address="Sheet1.AM42:Sheet1.AM52" chart:label-cell-address="Sheet1.AL41:Sheet1.AL41" chart:class="chart:scatter">
            <chart:data-point chart:repeated="11"/>
          </chart:series>
          <chart:series chart:style-name="ch14" chart:values-cell-range-address="Sheet1.AN42:Sheet1.AN52" chart:label-cell-address="Sheet1.AM41:Sheet1.AM41" chart:class="chart:scatter">
            <chart:data-point chart:repeated="11"/>
          </chart:series>
          <chart:series chart:style-name="ch15" chart:values-cell-range-address="Sheet1.AO42:Sheet1.AO52" chart:label-cell-address="Sheet1.AN41:Sheet1.AN41" chart:class="chart:scatter">
            <chart:data-point chart:repeated="11"/>
          </chart:series>
          <chart:series chart:style-name="ch16" chart:values-cell-range-address="Sheet1.AP42:Sheet1.AP52" chart:label-cell-address="Sheet1.AO41:Sheet1.AO41" chart:class="chart:scatter">
            <chart:data-point chart:repeated="11"/>
          </chart:series>
          <chart:series chart:style-name="ch17" chart:values-cell-range-address="Sheet1.AQ42:Sheet1.AQ52" chart:label-cell-address="Sheet1.AP41:Sheet1.AP41" chart:class="chart:scatter">
            <chart:data-point chart:repeated="11"/>
          </chart:series>
          <chart:series chart:style-name="ch18" chart:values-cell-range-address="Sheet1.AR42:Sheet1.AR52" chart:label-cell-address="Sheet1.AQ41:Sheet1.AQ41" chart:class="chart:scatter">
            <chart:data-point chart:repeated="11"/>
          </chart:series>
          <chart:series chart:style-name="ch19" chart:values-cell-range-address="Sheet1.AS42:Sheet1.AS52" chart:label-cell-address="Sheet1.AR41:Sheet1.AR41" chart:class="chart:scatter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H</text:p>
              </table:table-cell>
              <table:table-cell office:value-type="string">
                <text:p>Scale 18 DAS no InfiniBand</text:p>
                <draw:g>
                  <svg:desc>Sheet1.AI41:Sheet1.AI41</svg:desc>
                </draw:g>
              </table:table-cell>
              <table:table-cell office:value-type="string">
                <text:p>Scale 18 DAS no InfiniBand</text:p>
                <draw:g>
                  <svg:desc>Sheet1.AI41:Sheet1.AI41</svg:desc>
                </draw:g>
              </table:table-cell>
              <table:table-cell office:value-type="string">
                <text:p>Scale 21 DAS no InfiniBand</text:p>
                <draw:g>
                  <svg:desc>Sheet1.AJ41:Sheet1.AJ41</svg:desc>
                </draw:g>
              </table:table-cell>
              <table:table-cell office:value-type="string">
                <text:p>Scale 24 DAS no InfiniBand</text:p>
                <draw:g>
                  <svg:desc>Sheet1.AK41:Sheet1.AK41</svg:desc>
                </draw:g>
              </table:table-cell>
              <table:table-cell office:value-type="string">
                <text:p>Scale 18 c3.large</text:p>
                <draw:g>
                  <svg:desc>Sheet1.AL41:Sheet1.AL41</svg:desc>
                </draw:g>
              </table:table-cell>
              <table:table-cell office:value-type="string">
                <text:p>Scale 21 c3.large</text:p>
                <draw:g>
                  <svg:desc>Sheet1.AM41:Sheet1.AM41</svg:desc>
                </draw:g>
              </table:table-cell>
              <table:table-cell office:value-type="string">
                <text:p>Scale 24 c3.large</text:p>
                <draw:g>
                  <svg:desc>Sheet1.AN41:Sheet1.AN41</svg:desc>
                </draw:g>
              </table:table-cell>
              <table:table-cell office:value-type="string">
                <text:p>Scale 18 r3.large</text:p>
                <draw:g>
                  <svg:desc>Sheet1.AO41:Sheet1.AO41</svg:desc>
                </draw:g>
              </table:table-cell>
              <table:table-cell office:value-type="string">
                <text:p>Scale 21  r3.large</text:p>
                <draw:g>
                  <svg:desc>Sheet1.AP41:Sheet1.AP41</svg:desc>
                </draw:g>
              </table:table-cell>
              <table:table-cell office:value-type="string">
                <text:p>Scale 24  r3.large</text:p>
                <draw:g>
                  <svg:desc>Sheet1.AQ41:Sheet1.AQ41</svg:desc>
                </draw:g>
              </table:table-cell>
              <table:table-cell office:value-type="string">
                <text:p>Amazon model</text:p>
                <draw:g>
                  <svg:desc>Sheet1.AR41:Sheet1.AR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H42:Sheet1.AH52</svg:desc>
                </draw:g>
              </table:table-cell>
              <table:table-cell office:value-type="float" office:value="10663800">
                <text:p>10663800</text:p>
                <draw:g>
                  <svg:desc>Sheet1.AI42:Sheet1.AI52</svg:desc>
                </draw:g>
              </table:table-cell>
              <table:table-cell office:value-type="float" office:value="10640300">
                <text:p>10640300</text:p>
                <draw:g>
                  <svg:desc>Sheet1.AJ42:Sheet1.AJ52</svg:desc>
                </draw:g>
              </table:table-cell>
              <table:table-cell office:value-type="float" office:value="10177200">
                <text:p>10177200</text:p>
                <draw:g>
                  <svg:desc>Sheet1.AK42:Sheet1.AK52</svg:desc>
                </draw:g>
              </table:table-cell>
              <table:table-cell office:value-type="float" office:value="7675850">
                <text:p>7675850</text:p>
                <draw:g>
                  <svg:desc>Sheet1.AL42:Sheet1.AL52</svg:desc>
                </draw:g>
              </table:table-cell>
              <table:table-cell office:value-type="float" office:value="7584170">
                <text:p>7584170</text:p>
                <draw:g>
                  <svg:desc>Sheet1.AM42:Sheet1.AM52</svg:desc>
                </draw:g>
              </table:table-cell>
              <table:table-cell office:value-type="float" office:value="7520710">
                <text:p>7520710</text:p>
                <draw:g>
                  <svg:desc>Sheet1.AN42:Sheet1.AN52</svg:desc>
                </draw:g>
              </table:table-cell>
              <table:table-cell office:value-type="float" office:value="7716940">
                <text:p>7716940</text:p>
                <draw:g>
                  <svg:desc>Sheet1.AO42:Sheet1.AO52</svg:desc>
                </draw:g>
              </table:table-cell>
              <table:table-cell office:value-type="float" office:value="7497000">
                <text:p>7497000</text:p>
                <draw:g>
                  <svg:desc>Sheet1.AP42:Sheet1.AP52</svg:desc>
                </draw:g>
              </table:table-cell>
              <table:table-cell office:value-type="float" office:value="7526210">
                <text:p>7526210</text:p>
                <draw:g>
                  <svg:desc>Sheet1.AQ42:Sheet1.AQ52</svg:desc>
                </draw:g>
              </table:table-cell>
              <table:table-cell office:value-type="float" office:value="6973359.91304347">
                <text:p>6973359.91304347</text:p>
                <draw:g>
                  <svg:desc>Sheet1.AR42:Sheet1.AR52</svg:desc>
                </draw:g>
              </table:table-cell>
              <table:table-cell office:value-type="float" office:value="11771966.0869565">
                <text:p>11771966.0869565</text:p>
                <draw:g>
                  <svg:desc>Sheet1.AS42:Sheet1.AS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657900">
                <text:p>15657900</text:p>
              </table:table-cell>
              <table:table-cell office:value-type="float" office:value="15605500">
                <text:p>15605500</text:p>
              </table:table-cell>
              <table:table-cell office:value-type="float" office:value="15532700">
                <text:p>15532700</text:p>
              </table:table-cell>
              <table:table-cell office:value-type="float" office:value="10513500">
                <text:p>10513500</text:p>
              </table:table-cell>
              <table:table-cell office:value-type="float" office:value="9992720">
                <text:p>9992720</text:p>
              </table:table-cell>
              <table:table-cell office:value-type="float" office:value="9955860">
                <text:p>9955860</text:p>
              </table:table-cell>
              <table:table-cell office:value-type="float" office:value="10543000">
                <text:p>10543000</text:p>
              </table:table-cell>
              <table:table-cell office:value-type="float" office:value="9964010">
                <text:p>9964010</text:p>
              </table:table-cell>
              <table:table-cell office:value-type="float" office:value="9990810">
                <text:p>9990810</text:p>
              </table:table-cell>
              <table:table-cell office:value-type="float" office:value="10501337.2173913">
                <text:p>10501337.2173913</text:p>
              </table:table-cell>
              <table:table-cell office:value-type="float" office:value="15841414.7826087">
                <text:p>15841414.7826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5516300">
                <text:p>25516300</text:p>
              </table:table-cell>
              <table:table-cell office:value-type="float" office:value="26314600">
                <text:p>26314600</text:p>
              </table:table-cell>
              <table:table-cell office:value-type="float" office:value="25630500">
                <text:p>25630500</text:p>
              </table:table-cell>
              <table:table-cell office:value-type="float" office:value="17770100">
                <text:p>17770100</text:p>
              </table:table-cell>
              <table:table-cell office:value-type="float" office:value="17251300">
                <text:p>17251300</text:p>
              </table:table-cell>
              <table:table-cell office:value-type="float" office:value="17140800">
                <text:p>17140800</text:p>
              </table:table-cell>
              <table:table-cell office:value-type="float" office:value="17768900">
                <text:p>17768900</text:p>
              </table:table-cell>
              <table:table-cell office:value-type="float" office:value="17319500">
                <text:p>17319500</text:p>
              </table:table-cell>
              <table:table-cell office:value-type="float" office:value="17118300">
                <text:p>17118300</text:p>
              </table:table-cell>
              <table:table-cell office:value-type="float" office:value="17557291.8260869">
                <text:p>17557291.8260869</text:p>
              </table:table-cell>
              <table:table-cell office:value-type="float" office:value="23980312.1739131">
                <text:p>23980312.1739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5440300">
                <text:p>35440300</text:p>
              </table:table-cell>
              <table:table-cell office:value-type="float" office:value="39291400">
                <text:p>39291400</text:p>
              </table:table-cell>
              <table:table-cell office:value-type="float" office:value="40059600">
                <text:p>40059600</text:p>
              </table:table-cell>
              <table:table-cell office:value-type="float" office:value="32111000">
                <text:p>32111000</text:p>
              </table:table-cell>
              <table:table-cell office:value-type="float" office:value="31873000">
                <text:p>31873000</text:p>
              </table:table-cell>
              <table:table-cell office:value-type="float" office:value="31719400">
                <text:p>31719400</text:p>
              </table:table-cell>
              <table:table-cell office:value-type="float" office:value="32610600">
                <text:p>32610600</text:p>
              </table:table-cell>
              <table:table-cell office:value-type="float" office:value="31997800">
                <text:p>31997800</text:p>
              </table:table-cell>
              <table:table-cell office:value-type="float" office:value="31711500">
                <text:p>31711500</text:p>
              </table:table-cell>
              <table:table-cell office:value-type="float" office:value="31669201.0434782">
                <text:p>31669201.0434782</text:p>
              </table:table-cell>
              <table:table-cell office:value-type="float" office:value="40258106.9565218">
                <text:p>40258106.9565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93019.4782608">
                <text:p>59893019.4782608</text:p>
              </table:table-cell>
              <table:table-cell office:value-type="float" office:value="72813696.5217392">
                <text:p>72813696.5217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340656.347826">
                <text:p>116340656.347826</text:p>
              </table:table-cell>
              <table:table-cell office:value-type="float" office:value="137924875.652174">
                <text:p>137924875.652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235930.086956">
                <text:p>229235930.086956</text:p>
              </table:table-cell>
              <table:table-cell office:value-type="float" office:value="268147233.913044">
                <text:p>268147233.9130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0640300">
                <text:p>10640300</text:p>
              </table:table-cell>
              <table:table-cell office:value-type="float" office:value="10177200">
                <text:p>10177200</text:p>
              </table:table-cell>
              <table:table-cell office:value-type="float" office:value="7584170">
                <text:p>7584170</text:p>
              </table:table-cell>
              <table:table-cell office:value-type="float" office:value="7520710">
                <text:p>7520710</text:p>
              </table:table-cell>
              <table:table-cell office:value-type="float" office:value="7716940">
                <text:p>7716940</text:p>
              </table:table-cell>
              <table:table-cell office:value-type="float" office:value="7526210">
                <text:p>7526210</text:p>
              </table:table-cell>
              <table:table-cell office:value-type="float" office:value="6973359.91304347">
                <text:p>6973359.91304347</text:p>
              </table:table-cell>
              <table:table-cell office:value-type="float" office:value="11771966.0869565">
                <text:p>11771966.086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6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title svg:x="4.494cm" svg:y="0.316cm" chart:style-name="ch2">
          <text:p>Model DAS-4, c3.large and r3.large</text:p>
        </chart:title>
        <chart:legend chart:legend-position="end" svg:x="10.432cm" svg:y="2.461cm" style:legend-expansion="high" chart:style-name="ch3"/>
        <chart:plot-area chart:style-name="ch4" table:cell-range-address="Sheet1.AH51:Sheet1.AP58" chart:data-source-has-labels="row" svg:x="1.331cm" svg:y="1.275cm" svg:width="8.781cm" svg:height="6.571cm">
          <chartooo:coordinate-region svg:x="3.249cm" svg:y="1.474cm" svg:width="6.583cm" svg:height="5.725cm"/>
          <chart:axis chart:dimension="x" chart:name="primary-x" chart:style-name="ch5">
            <chart:title svg:x="4.394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</chart:axis>
          <chart:series chart:style-name="ch9" chart:values-cell-range-address="Sheet1.AI52:Sheet1.AI58" chart:label-cell-address="Sheet1.AI51:Sheet1.AI51" chart:class="chart:scatter">
            <chart:domain table:cell-range-address="Sheet1.AH52:Sheet1.AH58"/>
            <chart:data-point chart:repeated="7"/>
          </chart:series>
          <chart:series chart:style-name="ch10" chart:values-cell-range-address="Sheet1.AJ52:Sheet1.AJ58" chart:label-cell-address="Sheet1.AJ51:Sheet1.AJ51" chart:class="chart:scatter">
            <chart:data-point chart:repeated="7"/>
          </chart:series>
          <chart:series chart:style-name="ch11" chart:values-cell-range-address="Sheet1.AK52:Sheet1.AK58" chart:label-cell-address="Sheet1.AK51:Sheet1.AK51" chart:class="chart:scatter">
            <chart:data-point chart:repeated="7"/>
          </chart:series>
          <chart:series chart:style-name="ch12" chart:values-cell-range-address="Sheet1.AL52:Sheet1.AL58" chart:label-cell-address="Sheet1.AL51:Sheet1.AL51" chart:class="chart:scatter">
            <chart:data-point chart:repeated="7"/>
          </chart:series>
          <chart:series chart:style-name="ch13" chart:values-cell-range-address="Sheet1.AM52:Sheet1.AM58" chart:label-cell-address="Sheet1.AM51:Sheet1.AM51" chart:class="chart:scatter">
            <chart:data-point chart:repeated="7"/>
          </chart:series>
          <chart:series chart:style-name="ch14" chart:values-cell-range-address="Sheet1.AN52:Sheet1.AN58" chart:label-cell-address="Sheet1.AN51:Sheet1.AN51" chart:class="chart:scatter">
            <chart:data-point chart:repeated="7"/>
          </chart:series>
          <chart:series chart:style-name="ch15" chart:values-cell-range-address="Sheet1.AO52:Sheet1.AO58" chart:label-cell-address="Sheet1.AO51:Sheet1.AO51" chart:class="chart:scatter">
            <chart:data-point chart:repeated="7"/>
          </chart:series>
          <chart:series chart:style-name="ch16" chart:values-cell-range-address="Sheet1.AP52:Sheet1.AP58" chart:label-cell-address="Sheet1.AP51:Sheet1.AP51" chart:class="chart:scatte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H</text:p>
              </table:table-cell>
              <table:table-cell office:value-type="string">
                <text:p>Scale 21 DAS no InfiniBand</text:p>
                <draw:g>
                  <svg:desc>Sheet1.AI51:Sheet1.AI51</svg:desc>
                </draw:g>
              </table:table-cell>
              <table:table-cell office:value-type="string">
                <text:p>Scale 24 DAS no InfiniBand</text:p>
                <draw:g>
                  <svg:desc>Sheet1.AJ51:Sheet1.AJ51</svg:desc>
                </draw:g>
              </table:table-cell>
              <table:table-cell office:value-type="string">
                <text:p>Scale 21 c3.large</text:p>
                <draw:g>
                  <svg:desc>Sheet1.AK51:Sheet1.AK51</svg:desc>
                </draw:g>
              </table:table-cell>
              <table:table-cell office:value-type="string">
                <text:p>Scale 24 c3.large</text:p>
                <draw:g>
                  <svg:desc>Sheet1.AL51:Sheet1.AL51</svg:desc>
                </draw:g>
              </table:table-cell>
              <table:table-cell office:value-type="string">
                <text:p>Scale 21  r3.large</text:p>
                <draw:g>
                  <svg:desc>Sheet1.AM51:Sheet1.AM51</svg:desc>
                </draw:g>
              </table:table-cell>
              <table:table-cell office:value-type="string">
                <text:p>Scale 24  r3.large</text:p>
                <draw:g>
                  <svg:desc>Sheet1.AN51:Sheet1.AN51</svg:desc>
                </draw:g>
              </table:table-cell>
              <table:table-cell office:value-type="string">
                <text:p>Amazon model</text:p>
                <draw:g>
                  <svg:desc>Sheet1.AO51:Sheet1.AO51</svg:desc>
                </draw:g>
              </table:table-cell>
              <table:table-cell office:value-type="string">
                <text:p>DAS-4 model</text:p>
                <draw:g>
                  <svg:desc>Sheet1.AP51:Sheet1.AP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H52:Sheet1.AH58</svg:desc>
                </draw:g>
              </table:table-cell>
              <table:table-cell office:value-type="float" office:value="10640300">
                <text:p>10640300</text:p>
                <draw:g>
                  <svg:desc>Sheet1.AI52:Sheet1.AI58</svg:desc>
                </draw:g>
              </table:table-cell>
              <table:table-cell office:value-type="float" office:value="10177200">
                <text:p>10177200</text:p>
                <draw:g>
                  <svg:desc>Sheet1.AJ52:Sheet1.AJ58</svg:desc>
                </draw:g>
              </table:table-cell>
              <table:table-cell office:value-type="float" office:value="7584170">
                <text:p>7584170</text:p>
                <draw:g>
                  <svg:desc>Sheet1.AK52:Sheet1.AK58</svg:desc>
                </draw:g>
              </table:table-cell>
              <table:table-cell office:value-type="float" office:value="7520710">
                <text:p>7520710</text:p>
                <draw:g>
                  <svg:desc>Sheet1.AL52:Sheet1.AL58</svg:desc>
                </draw:g>
              </table:table-cell>
              <table:table-cell office:value-type="float" office:value="7497000">
                <text:p>7497000</text:p>
                <draw:g>
                  <svg:desc>Sheet1.AM52:Sheet1.AM58</svg:desc>
                </draw:g>
              </table:table-cell>
              <table:table-cell office:value-type="float" office:value="7526210">
                <text:p>7526210</text:p>
                <draw:g>
                  <svg:desc>Sheet1.AN52:Sheet1.AN58</svg:desc>
                </draw:g>
              </table:table-cell>
              <table:table-cell office:value-type="float" office:value="6973359.91304347">
                <text:p>6973359.91304347</text:p>
                <draw:g>
                  <svg:desc>Sheet1.AO52:Sheet1.AO58</svg:desc>
                </draw:g>
              </table:table-cell>
              <table:table-cell office:value-type="float" office:value="11771966.0869565">
                <text:p>11771966.0869565</text:p>
                <draw:g>
                  <svg:desc>Sheet1.AP52:Sheet1.AP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605500">
                <text:p>15605500</text:p>
              </table:table-cell>
              <table:table-cell office:value-type="float" office:value="15532700">
                <text:p>15532700</text:p>
              </table:table-cell>
              <table:table-cell office:value-type="float" office:value="9992720">
                <text:p>9992720</text:p>
              </table:table-cell>
              <table:table-cell office:value-type="float" office:value="9955860">
                <text:p>9955860</text:p>
              </table:table-cell>
              <table:table-cell office:value-type="float" office:value="9964010">
                <text:p>9964010</text:p>
              </table:table-cell>
              <table:table-cell office:value-type="float" office:value="9990810">
                <text:p>9990810</text:p>
              </table:table-cell>
              <table:table-cell office:value-type="float" office:value="10501337.2173913">
                <text:p>10501337.2173913</text:p>
              </table:table-cell>
              <table:table-cell office:value-type="float" office:value="15841414.7826087">
                <text:p>15841414.7826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6314600">
                <text:p>26314600</text:p>
              </table:table-cell>
              <table:table-cell office:value-type="float" office:value="25630500">
                <text:p>25630500</text:p>
              </table:table-cell>
              <table:table-cell office:value-type="float" office:value="17251300">
                <text:p>17251300</text:p>
              </table:table-cell>
              <table:table-cell office:value-type="float" office:value="17140800">
                <text:p>17140800</text:p>
              </table:table-cell>
              <table:table-cell office:value-type="float" office:value="17319500">
                <text:p>17319500</text:p>
              </table:table-cell>
              <table:table-cell office:value-type="float" office:value="17118300">
                <text:p>17118300</text:p>
              </table:table-cell>
              <table:table-cell office:value-type="float" office:value="17557291.8260869">
                <text:p>17557291.8260869</text:p>
              </table:table-cell>
              <table:table-cell office:value-type="float" office:value="23980312.1739131">
                <text:p>23980312.1739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9291400">
                <text:p>39291400</text:p>
              </table:table-cell>
              <table:table-cell office:value-type="float" office:value="40059600">
                <text:p>40059600</text:p>
              </table:table-cell>
              <table:table-cell office:value-type="float" office:value="31873000">
                <text:p>31873000</text:p>
              </table:table-cell>
              <table:table-cell office:value-type="float" office:value="31719400">
                <text:p>31719400</text:p>
              </table:table-cell>
              <table:table-cell office:value-type="float" office:value="31997800">
                <text:p>31997800</text:p>
              </table:table-cell>
              <table:table-cell office:value-type="float" office:value="31711500">
                <text:p>31711500</text:p>
              </table:table-cell>
              <table:table-cell office:value-type="float" office:value="31669201.0434782">
                <text:p>31669201.0434782</text:p>
              </table:table-cell>
              <table:table-cell office:value-type="float" office:value="40258106.9565218">
                <text:p>40258106.9565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93019.4782608">
                <text:p>59893019.4782608</text:p>
              </table:table-cell>
              <table:table-cell office:value-type="float" office:value="72813696.5217392">
                <text:p>72813696.5217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340656.347826">
                <text:p>116340656.347826</text:p>
              </table:table-cell>
              <table:table-cell office:value-type="float" office:value="137924875.652174">
                <text:p>137924875.652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235930.086956">
                <text:p>229235930.086956</text:p>
              </table:table-cell>
              <table:table-cell office:value-type="float" office:value="268147233.913044">
                <text:p>268147233.91304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802cm" svg:y="0.316cm" chart:style-name="ch2">
          <text:p>Nodes vs TEPS Noinfi</text:p>
        </chart:title>
        <chart:legend chart:legend-position="end" svg:x="13.205cm" svg:y="2.959cm" style:legend-expansion="high" chart:style-name="ch3"/>
        <chart:plot-area chart:style-name="ch4" table:cell-range-address="Sheet1.I51:Sheet1.O54 Sheet1.J50:Sheet1.O50" chart:data-source-has-labels="row" svg:x="1.331cm" svg:y="1.275cm" svg:width="11.554cm" svg:height="6.571cm">
          <chartooo:coordinate-region svg:x="3.249cm" svg:y="1.474cm" svg:width="9.449cm" svg:height="5.725cm"/>
          <chart:axis chart:dimension="x" chart:name="primary-x" chart:style-name="ch5">
            <chart:title svg:x="6.561cm" svg:y="8.026cm" chart:style-name="ch6">
              <text:p>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  <chart:grid chart:style-name="ch9" chart:class="major"/>
          </chart:axis>
          <chart:series chart:style-name="ch10" chart:values-cell-range-address="Sheet1.J51:Sheet1.J54" chart:label-cell-address="Sheet1.J50:Sheet1.J50" chart:class="chart:scatter">
            <chart:domain table:cell-range-address="Sheet1.I51:Sheet1.I54"/>
            <chart:data-point chart:repeated="4"/>
          </chart:series>
          <chart:series chart:style-name="ch11" chart:values-cell-range-address="Sheet1.K51:Sheet1.K54" chart:label-cell-address="Sheet1.K50:Sheet1.K50" chart:class="chart:scatter">
            <chart:data-point chart:repeated="4"/>
          </chart:series>
          <chart:series chart:style-name="ch12" chart:values-cell-range-address="Sheet1.L51:Sheet1.L54" chart:label-cell-address="Sheet1.L50:Sheet1.L50" chart:class="chart:scatter">
            <chart:data-point chart:repeated="4"/>
          </chart:series>
          <chart:series chart:style-name="ch13" chart:values-cell-range-address="Sheet1.M51:Sheet1.M54" chart:label-cell-address="Sheet1.M50:Sheet1.M50" chart:class="chart:scatter">
            <chart:data-point chart:repeated="4"/>
          </chart:series>
          <chart:series chart:style-name="ch14" chart:values-cell-range-address="Sheet1.N51:Sheet1.N54" chart:label-cell-address="Sheet1.N50:Sheet1.N50" chart:class="chart:scatter">
            <chart:data-point chart:repeated="4"/>
          </chart:series>
          <chart:series chart:style-name="ch15" chart:values-cell-range-address="Sheet1.O51:Sheet1.O54" chart:label-cell-address="Sheet1.O50:Sheet1.O5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I</text:p>
              </table:table-cell>
              <table:table-cell office:value-type="string">
                <text:p>Scale 9</text:p>
                <draw:g>
                  <svg:desc>Sheet1.J50:Sheet1.J50</svg:desc>
                </draw:g>
              </table:table-cell>
              <table:table-cell office:value-type="string">
                <text:p>Scale 12 </text:p>
                <draw:g>
                  <svg:desc>Sheet1.K50:Sheet1.K50</svg:desc>
                </draw:g>
              </table:table-cell>
              <table:table-cell office:value-type="string">
                <text:p>Scale 15</text:p>
                <draw:g>
                  <svg:desc>Sheet1.L50:Sheet1.L50</svg:desc>
                </draw:g>
              </table:table-cell>
              <table:table-cell office:value-type="string">
                <text:p>Scale 18 </text:p>
                <draw:g>
                  <svg:desc>Sheet1.M50:Sheet1.M50</svg:desc>
                </draw:g>
              </table:table-cell>
              <table:table-cell office:value-type="string">
                <text:p>Scale 21 </text:p>
                <draw:g>
                  <svg:desc>Sheet1.N50:Sheet1.N50</svg:desc>
                </draw:g>
              </table:table-cell>
              <table:table-cell office:value-type="string">
                <text:p>Scale 24</text:p>
                <draw:g>
                  <svg:desc>Sheet1.O50:Sheet1.O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I51:Sheet1.I54</svg:desc>
                </draw:g>
              </table:table-cell>
              <table:table-cell office:value-type="float" office:value="6205480">
                <text:p>6205480</text:p>
                <draw:g>
                  <svg:desc>Sheet1.J51:Sheet1.J54</svg:desc>
                </draw:g>
              </table:table-cell>
              <table:table-cell office:value-type="float" office:value="9953930">
                <text:p>9953930</text:p>
                <draw:g>
                  <svg:desc>Sheet1.K51:Sheet1.K54</svg:desc>
                </draw:g>
              </table:table-cell>
              <table:table-cell office:value-type="float" office:value="10704800">
                <text:p>10704800</text:p>
                <draw:g>
                  <svg:desc>Sheet1.L51:Sheet1.L54</svg:desc>
                </draw:g>
              </table:table-cell>
              <table:table-cell office:value-type="float" office:value="10837500">
                <text:p>10837500</text:p>
                <draw:g>
                  <svg:desc>Sheet1.M51:Sheet1.M54</svg:desc>
                </draw:g>
              </table:table-cell>
              <table:table-cell office:value-type="float" office:value="10679600">
                <text:p>10679600</text:p>
                <draw:g>
                  <svg:desc>Sheet1.N51:Sheet1.N54</svg:desc>
                </draw:g>
              </table:table-cell>
              <table:table-cell office:value-type="float" office:value="10345300">
                <text:p>10345300</text:p>
                <draw:g>
                  <svg:desc>Sheet1.O51:Sheet1.O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231390">
                <text:p>5231390</text:p>
              </table:table-cell>
              <table:table-cell office:value-type="float" office:value="11583100">
                <text:p>11583100</text:p>
              </table:table-cell>
              <table:table-cell office:value-type="float" office:value="14603700">
                <text:p>14603700</text:p>
              </table:table-cell>
              <table:table-cell office:value-type="float" office:value="16064000">
                <text:p>16064000</text:p>
              </table:table-cell>
              <table:table-cell office:value-type="float" office:value="15736700">
                <text:p>15736700</text:p>
              </table:table-cell>
              <table:table-cell office:value-type="float" office:value="15563700">
                <text:p>15563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207660">
                <text:p>4207660</text:p>
              </table:table-cell>
              <table:table-cell office:value-type="float" office:value="13344900">
                <text:p>13344900</text:p>
              </table:table-cell>
              <table:table-cell office:value-type="float" office:value="22194000">
                <text:p>22194000</text:p>
              </table:table-cell>
              <table:table-cell office:value-type="float" office:value="25882800">
                <text:p>25882800</text:p>
              </table:table-cell>
              <table:table-cell office:value-type="float" office:value="26482200">
                <text:p>26482200</text:p>
              </table:table-cell>
              <table:table-cell office:value-type="float" office:value="25743200">
                <text:p>25743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516640">
                <text:p>2516640</text:p>
              </table:table-cell>
              <table:table-cell office:value-type="float" office:value="11592800">
                <text:p>11592800</text:p>
              </table:table-cell>
              <table:table-cell office:value-type="float" office:value="26589400">
                <text:p>26589400</text:p>
              </table:table-cell>
              <table:table-cell office:value-type="float" office:value="36078800">
                <text:p>36078800</text:p>
              </table:table-cell>
              <table:table-cell office:value-type="float" office:value="39769600">
                <text:p>397696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114cm" svg:y="0.316cm" chart:style-name="ch2">
          <text:p>OpenNebula vs DAS no Infini</text:p>
        </chart:title>
        <chart:legend chart:legend-position="end" svg:x="12.385cm" svg:y="2.959cm" style:legend-expansion="high" chart:style-name="ch3"/>
        <chart:plot-area chart:style-name="ch4" table:cell-range-address="Sheet1.B57:Sheet1.B62 Sheet1.C71:Sheet1.H77" chart:data-source-has-labels="row" svg:x="1.331cm" svg:y="1.275cm" svg:width="10.734cm" svg:height="6.571cm">
          <chartooo:coordinate-region svg:x="3.249cm" svg:y="1.474cm" svg:width="8.63cm" svg:height="5.725cm"/>
          <chart:axis chart:dimension="x" chart:name="primary-x" chart:style-name="ch5">
            <chart:title svg:x="6.231cm" svg:y="8.026cm" chart:style-name="ch6">
              <text:p>Scale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  <chart:grid chart:style-name="ch9" chart:class="major"/>
          </chart:axis>
          <chart:series chart:style-name="ch10" chart:values-cell-range-address="Sheet1.C72:Sheet1.C77" chart:label-cell-address="Sheet1.C71:Sheet1.C71" chart:class="chart:scatter">
            <chart:domain table:cell-range-address="Sheet1.B57:Sheet1.B62"/>
            <chart:data-point chart:repeated="6"/>
          </chart:series>
          <chart:series chart:style-name="ch11" chart:values-cell-range-address="Sheet1.D72:Sheet1.D77" chart:label-cell-address="Sheet1.D71:Sheet1.D71" chart:class="chart:scatter">
            <chart:data-point chart:repeated="6"/>
          </chart:series>
          <chart:series chart:style-name="ch12" chart:values-cell-range-address="Sheet1.E72:Sheet1.E77" chart:label-cell-address="Sheet1.E71:Sheet1.E71" chart:class="chart:scatter">
            <chart:data-point chart:repeated="6"/>
          </chart:series>
          <chart:series chart:style-name="ch13" chart:values-cell-range-address="Sheet1.F72:Sheet1.F77" chart:label-cell-address="Sheet1.F71:Sheet1.F71" chart:class="chart:scatter">
            <chart:data-point chart:repeated="6"/>
          </chart:series>
          <chart:series chart:style-name="ch14" chart:values-cell-range-address="Sheet1.G72:Sheet1.G77" chart:label-cell-address="Sheet1.G71:Sheet1.G71" chart:class="chart:scatter">
            <chart:data-point chart:repeated="6"/>
          </chart:series>
          <chart:series chart:style-name="ch15" chart:values-cell-range-address="Sheet1.H72:Sheet1.H77" chart:label-cell-address="Sheet1.H71:Sheet1.H71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B</text:p>
              </table:table-cell>
              <table:table-cell office:value-type="string">
                <text:p>Nodes 4 ON</text:p>
                <draw:g>
                  <svg:desc>Sheet1.C71:Sheet1.C71</svg:desc>
                </draw:g>
              </table:table-cell>
              <table:table-cell office:value-type="string">
                <text:p>Nodes 4 DAS</text:p>
                <draw:g>
                  <svg:desc>Sheet1.D71:Sheet1.D71</svg:desc>
                </draw:g>
              </table:table-cell>
              <table:table-cell office:value-type="string">
                <text:p>Nodes 8 ON</text:p>
                <draw:g>
                  <svg:desc>Sheet1.E71:Sheet1.E71</svg:desc>
                </draw:g>
              </table:table-cell>
              <table:table-cell office:value-type="string">
                <text:p>Nodes 8 DAS</text:p>
                <draw:g>
                  <svg:desc>Sheet1.F71:Sheet1.F71</svg:desc>
                </draw:g>
              </table:table-cell>
              <table:table-cell office:value-type="string">
                <text:p>Nodes 16 ON</text:p>
                <draw:g>
                  <svg:desc>Sheet1.G71:Sheet1.G71</svg:desc>
                </draw:g>
              </table:table-cell>
              <table:table-cell office:value-type="string">
                <text:p>Nodes 16 DAS</text:p>
                <draw:g>
                  <svg:desc>Sheet1.H71:Sheet1.H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57:Sheet1.B62</svg:desc>
                </draw:g>
              </table:table-cell>
              <table:table-cell office:value-type="float" office:value="1867280">
                <text:p>1867280</text:p>
                <draw:g>
                  <svg:desc>Sheet1.C72:Sheet1.C77</svg:desc>
                </draw:g>
              </table:table-cell>
              <table:table-cell office:value-type="float" office:value="5231390">
                <text:p>5231390</text:p>
                <draw:g>
                  <svg:desc>Sheet1.D72:Sheet1.D77</svg:desc>
                </draw:g>
              </table:table-cell>
              <table:table-cell office:value-type="float" office:value="1094290">
                <text:p>1094290</text:p>
                <draw:g>
                  <svg:desc>Sheet1.E72:Sheet1.E77</svg:desc>
                </draw:g>
              </table:table-cell>
              <table:table-cell office:value-type="float" office:value="4207660">
                <text:p>4207660</text:p>
                <draw:g>
                  <svg:desc>Sheet1.F72:Sheet1.F77</svg:desc>
                </draw:g>
              </table:table-cell>
              <table:table-cell office:value-type="float" office:value="467524">
                <text:p>467524</text:p>
                <draw:g>
                  <svg:desc>Sheet1.G72:Sheet1.G77</svg:desc>
                </draw:g>
              </table:table-cell>
              <table:table-cell office:value-type="float" office:value="2516640">
                <text:p>2516640</text:p>
                <draw:g>
                  <svg:desc>Sheet1.H72:Sheet1.H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058870">
                <text:p>2058870</text:p>
              </table:table-cell>
              <table:table-cell office:value-type="float" office:value="11583100">
                <text:p>11583100</text:p>
              </table:table-cell>
              <table:table-cell office:value-type="float" office:value="3120170">
                <text:p>3120170</text:p>
              </table:table-cell>
              <table:table-cell office:value-type="float" office:value="13344900">
                <text:p>13344900</text:p>
              </table:table-cell>
              <table:table-cell office:value-type="float" office:value="2425460">
                <text:p>2425460</text:p>
              </table:table-cell>
              <table:table-cell office:value-type="float" office:value="11592800">
                <text:p>1159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695710">
                <text:p>3695710</text:p>
              </table:table-cell>
              <table:table-cell office:value-type="float" office:value="14603700">
                <text:p>14603700</text:p>
              </table:table-cell>
              <table:table-cell office:value-type="float" office:value="4648350">
                <text:p>4648350</text:p>
              </table:table-cell>
              <table:table-cell office:value-type="float" office:value="22194000">
                <text:p>22194000</text:p>
              </table:table-cell>
              <table:table-cell office:value-type="float" office:value="4657480">
                <text:p>4657480</text:p>
              </table:table-cell>
              <table:table-cell office:value-type="float" office:value="26589400">
                <text:p>26589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890290">
                <text:p>3890290</text:p>
              </table:table-cell>
              <table:table-cell office:value-type="float" office:value="16064000">
                <text:p>16064000</text:p>
              </table:table-cell>
              <table:table-cell office:value-type="float" office:value="3449430">
                <text:p>3449430</text:p>
              </table:table-cell>
              <table:table-cell office:value-type="float" office:value="25882800">
                <text:p>25882800</text:p>
              </table:table-cell>
              <table:table-cell office:value-type="float" office:value="5568780">
                <text:p>5568780</text:p>
              </table:table-cell>
              <table:table-cell office:value-type="float" office:value="36078800">
                <text:p>3607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003960">
                <text:p>4003960</text:p>
              </table:table-cell>
              <table:table-cell office:value-type="float" office:value="15736700">
                <text:p>15736700</text:p>
              </table:table-cell>
              <table:table-cell office:value-type="float" office:value="3398530">
                <text:p>3398530</text:p>
              </table:table-cell>
              <table:table-cell office:value-type="float" office:value="26482200">
                <text:p>26482200</text:p>
              </table:table-cell>
              <table:table-cell office:value-type="float" office:value="5675850">
                <text:p>5675850</text:p>
              </table:table-cell>
              <table:table-cell office:value-type="float" office:value="39769600">
                <text:p>39769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54760">
                <text:p>1954760</text:p>
              </table:table-cell>
              <table:table-cell office:value-type="float" office:value="15563700">
                <text:p>15563700</text:p>
              </table:table-cell>
              <table:table-cell office:value-type="float" office:value="2038470">
                <text:p>2038470</text:p>
              </table:table-cell>
              <table:table-cell office:value-type="float" office:value="25743200">
                <text:p>25743200</text:p>
              </table:table-cell>
              <table:table-cell office:value-type="float" office:value="4281830">
                <text:p>428183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scatter" chart:style-name="ch1">
        <chart:title svg:x="4.336cm" svg:y="0.316cm" chart:style-name="ch2">
          <text:p>Scale VS TEPS DAS-4 no InfiniBand</text:p>
        </chart:title>
        <chart:legend chart:legend-position="end" svg:x="13.209cm" svg:y="3.457cm" style:legend-expansion="high" chart:style-name="ch3"/>
        <chart:plot-area chart:style-name="ch4" table:cell-range-address="Sheet1.C33:Sheet1.G38 Sheet1.D32:Sheet1.G32" chart:data-source-has-labels="row" svg:x="1.381cm" svg:y="1.251cm" svg:width="11.557cm" svg:height="6.544cm">
          <chartooo:coordinate-region svg:x="3.299cm" svg:y="1.45cm" svg:width="9.452cm" svg:height="5.698cm"/>
          <chart:axis chart:dimension="x" chart:name="primary-x" chart:style-name="ch5">
            <chart:title svg:x="6.692cm" svg:y="7.975cm" chart:style-name="ch6">
              <text:p>Scale</text:p>
            </chart:title>
          </chart:axis>
          <chart:axis chart:dimension="y" chart:name="primary-y" chart:style-name="ch7">
            <chart:title svg:x="0.501cm" svg:y="5.427cm" chart:style-name="ch8">
              <text:p>Mean TEPS</text:p>
            </chart:title>
          </chart:axis>
          <chart:series chart:style-name="ch9" chart:values-cell-range-address="Sheet1.D33:Sheet1.D38" chart:label-cell-address="Sheet1.D32:Sheet1.D32" chart:class="chart:scatter">
            <chart:domain table:cell-range-address="Sheet1.C33:Sheet1.C38"/>
            <chart:data-point chart:repeated="6"/>
          </chart:series>
          <chart:series chart:style-name="ch10" chart:values-cell-range-address="Sheet1.E33:Sheet1.E38" chart:label-cell-address="Sheet1.E32:Sheet1.E32" chart:class="chart:scatter">
            <chart:data-point chart:repeated="6"/>
          </chart:series>
          <chart:series chart:style-name="ch11" chart:values-cell-range-address="Sheet1.F33:Sheet1.F38" chart:label-cell-address="Sheet1.F32:Sheet1.F32" chart:class="chart:scatter">
            <chart:data-point chart:repeated="6"/>
          </chart:series>
          <chart:series chart:style-name="ch12" chart:values-cell-range-address="Sheet1.G33:Sheet1.G38" chart:label-cell-address="Sheet1.G32:Sheet1.G32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C</text:p>
              </table:table-cell>
              <table:table-cell office:value-type="string">
                <text:p>Nodes 2</text:p>
                <draw:g>
                  <svg:desc>Sheet1.D32:Sheet1.D32</svg:desc>
                </draw:g>
              </table:table-cell>
              <table:table-cell office:value-type="string">
                <text:p>Nodes 4</text:p>
                <draw:g>
                  <svg:desc>Sheet1.E32:Sheet1.E32</svg:desc>
                </draw:g>
              </table:table-cell>
              <table:table-cell office:value-type="string">
                <text:p>Nodes 8</text:p>
                <draw:g>
                  <svg:desc>Sheet1.F32:Sheet1.F32</svg:desc>
                </draw:g>
              </table:table-cell>
              <table:table-cell office:value-type="string">
                <text:p>Nodes 16</text:p>
                <draw:g>
                  <svg:desc>Sheet1.G32:Sheet1.G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3:Sheet1.C38</svg:desc>
                </draw:g>
              </table:table-cell>
              <table:table-cell office:value-type="float" office:value="5335170">
                <text:p>5335170</text:p>
                <draw:g>
                  <svg:desc>Sheet1.D33:Sheet1.D38</svg:desc>
                </draw:g>
              </table:table-cell>
              <table:table-cell office:value-type="float" office:value="4491690">
                <text:p>4491690</text:p>
                <draw:g>
                  <svg:desc>Sheet1.E33:Sheet1.E38</svg:desc>
                </draw:g>
              </table:table-cell>
              <table:table-cell office:value-type="float" office:value="3433420">
                <text:p>3433420</text:p>
                <draw:g>
                  <svg:desc>Sheet1.F33:Sheet1.F38</svg:desc>
                </draw:g>
              </table:table-cell>
              <table:table-cell office:value-type="float" office:value="1409930">
                <text:p>1409930</text:p>
                <draw:g>
                  <svg:desc>Sheet1.G33:Sheet1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242650">
                <text:p>9242650</text:p>
              </table:table-cell>
              <table:table-cell office:value-type="float" office:value="10545700">
                <text:p>10545700</text:p>
              </table:table-cell>
              <table:table-cell office:value-type="float" office:value="11764900">
                <text:p>11764900</text:p>
              </table:table-cell>
              <table:table-cell office:value-type="float" office:value="9904150">
                <text:p>9904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58900">
                <text:p>10558900</text:p>
              </table:table-cell>
              <table:table-cell office:value-type="float" office:value="14239600">
                <text:p>14239600</text:p>
              </table:table-cell>
              <table:table-cell office:value-type="float" office:value="21316600">
                <text:p>21316600</text:p>
              </table:table-cell>
              <table:table-cell office:value-type="float" office:value="25172500">
                <text:p>25172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0663800">
                <text:p>10663800</text:p>
              </table:table-cell>
              <table:table-cell office:value-type="float" office:value="15657900">
                <text:p>15657900</text:p>
              </table:table-cell>
              <table:table-cell office:value-type="float" office:value="25516300">
                <text:p>25516300</text:p>
              </table:table-cell>
              <table:table-cell office:value-type="float" office:value="35440300">
                <text:p>35440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0640300">
                <text:p>10640300</text:p>
              </table:table-cell>
              <table:table-cell office:value-type="float" office:value="15605500">
                <text:p>15605500</text:p>
              </table:table-cell>
              <table:table-cell office:value-type="float" office:value="26314600">
                <text:p>26314600</text:p>
              </table:table-cell>
              <table:table-cell office:value-type="float" office:value="39291400">
                <text:p>39291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177200">
                <text:p>10177200</text:p>
              </table:table-cell>
              <table:table-cell office:value-type="float" office:value="15532700">
                <text:p>15532700</text:p>
              </table:table-cell>
              <table:table-cell office:value-type="float" office:value="25630500">
                <text:p>256305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title svg:x="4.389cm" svg:y="0.316cm" chart:style-name="ch2">
          <text:p>Nodes vs TEPS DAS-4 no Infiniband</text:p>
        </chart:title>
        <chart:legend chart:legend-position="end" svg:x="13.21cm" svg:y="2.959cm" style:legend-expansion="high" chart:style-name="ch3"/>
        <chart:plot-area chart:style-name="ch4" table:cell-range-address="Sheet1.J33:Sheet1.P36 Sheet1.K32:Sheet1.P32" chart:data-source-has-labels="row" svg:x="1.331cm" svg:y="1.275cm" svg:width="11.559cm" svg:height="6.571cm">
          <chartooo:coordinate-region svg:x="3.249cm" svg:y="1.474cm" svg:width="9.454cm" svg:height="5.725cm"/>
          <chart:axis chart:dimension="x" chart:name="primary-x" chart:style-name="ch5">
            <chart:title svg:x="5.783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464cm" chart:style-name="ch8">
              <text:p>Mean TEPS</text:p>
            </chart:title>
          </chart:axis>
          <chart:series chart:style-name="ch9" chart:values-cell-range-address="Sheet1.K33:Sheet1.K36" chart:label-cell-address="Sheet1.K32:Sheet1.K32" chart:class="chart:scatter">
            <chart:domain table:cell-range-address="Sheet1.J33:Sheet1.J36"/>
            <chart:data-point chart:repeated="4"/>
          </chart:series>
          <chart:series chart:style-name="ch10" chart:values-cell-range-address="Sheet1.L33:Sheet1.L36" chart:label-cell-address="Sheet1.L32:Sheet1.L32" chart:class="chart:scatter">
            <chart:data-point chart:repeated="4"/>
          </chart:series>
          <chart:series chart:style-name="ch11" chart:values-cell-range-address="Sheet1.M33:Sheet1.M36" chart:label-cell-address="Sheet1.M32:Sheet1.M32" chart:class="chart:scatter">
            <chart:data-point chart:repeated="4"/>
          </chart:series>
          <chart:series chart:style-name="ch12" chart:values-cell-range-address="Sheet1.N33:Sheet1.N36" chart:label-cell-address="Sheet1.N32:Sheet1.N32" chart:class="chart:scatter">
            <chart:data-point chart:repeated="4"/>
          </chart:series>
          <chart:series chart:style-name="ch13" chart:values-cell-range-address="Sheet1.O33:Sheet1.O36" chart:label-cell-address="Sheet1.O32:Sheet1.O32" chart:class="chart:scatter">
            <chart:data-point chart:repeated="4"/>
          </chart:series>
          <chart:series chart:style-name="ch14" chart:values-cell-range-address="Sheet1.P33:Sheet1.P36" chart:label-cell-address="Sheet1.P32:Sheet1.P32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J</text:p>
              </table:table-cell>
              <table:table-cell office:value-type="string">
                <text:p>Scale 9</text:p>
                <draw:g>
                  <svg:desc>Sheet1.K32:Sheet1.K32</svg:desc>
                </draw:g>
              </table:table-cell>
              <table:table-cell office:value-type="string">
                <text:p>Scale 12 </text:p>
                <draw:g>
                  <svg:desc>Sheet1.L32:Sheet1.L32</svg:desc>
                </draw:g>
              </table:table-cell>
              <table:table-cell office:value-type="string">
                <text:p>Scale 15</text:p>
                <draw:g>
                  <svg:desc>Sheet1.M32:Sheet1.M32</svg:desc>
                </draw:g>
              </table:table-cell>
              <table:table-cell office:value-type="string">
                <text:p>Scale 18 </text:p>
                <draw:g>
                  <svg:desc>Sheet1.N32:Sheet1.N32</svg:desc>
                </draw:g>
              </table:table-cell>
              <table:table-cell office:value-type="string">
                <text:p>Scale 21 </text:p>
                <draw:g>
                  <svg:desc>Sheet1.O32:Sheet1.O32</svg:desc>
                </draw:g>
              </table:table-cell>
              <table:table-cell office:value-type="string">
                <text:p>Scale 24</text:p>
                <draw:g>
                  <svg:desc>Sheet1.P32:Sheet1.P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J33:Sheet1.J36</svg:desc>
                </draw:g>
              </table:table-cell>
              <table:table-cell office:value-type="float" office:value="5335170">
                <text:p>5335170</text:p>
                <draw:g>
                  <svg:desc>Sheet1.K33:Sheet1.K36</svg:desc>
                </draw:g>
              </table:table-cell>
              <table:table-cell office:value-type="float" office:value="9242650">
                <text:p>9242650</text:p>
                <draw:g>
                  <svg:desc>Sheet1.L33:Sheet1.L36</svg:desc>
                </draw:g>
              </table:table-cell>
              <table:table-cell office:value-type="float" office:value="10558900">
                <text:p>10558900</text:p>
                <draw:g>
                  <svg:desc>Sheet1.M33:Sheet1.M36</svg:desc>
                </draw:g>
              </table:table-cell>
              <table:table-cell office:value-type="float" office:value="10663800">
                <text:p>10663800</text:p>
                <draw:g>
                  <svg:desc>Sheet1.N33:Sheet1.N36</svg:desc>
                </draw:g>
              </table:table-cell>
              <table:table-cell office:value-type="float" office:value="10640300">
                <text:p>10640300</text:p>
                <draw:g>
                  <svg:desc>Sheet1.O33:Sheet1.O36</svg:desc>
                </draw:g>
              </table:table-cell>
              <table:table-cell office:value-type="float" office:value="10177200">
                <text:p>10177200</text:p>
                <draw:g>
                  <svg:desc>Sheet1.P33:Sheet1.P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491690">
                <text:p>4491690</text:p>
              </table:table-cell>
              <table:table-cell office:value-type="float" office:value="10545700">
                <text:p>10545700</text:p>
              </table:table-cell>
              <table:table-cell office:value-type="float" office:value="14239600">
                <text:p>14239600</text:p>
              </table:table-cell>
              <table:table-cell office:value-type="float" office:value="15657900">
                <text:p>15657900</text:p>
              </table:table-cell>
              <table:table-cell office:value-type="float" office:value="15605500">
                <text:p>15605500</text:p>
              </table:table-cell>
              <table:table-cell office:value-type="float" office:value="15532700">
                <text:p>15532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433420">
                <text:p>3433420</text:p>
              </table:table-cell>
              <table:table-cell office:value-type="float" office:value="11764900">
                <text:p>11764900</text:p>
              </table:table-cell>
              <table:table-cell office:value-type="float" office:value="21316600">
                <text:p>21316600</text:p>
              </table:table-cell>
              <table:table-cell office:value-type="float" office:value="25516300">
                <text:p>25516300</text:p>
              </table:table-cell>
              <table:table-cell office:value-type="float" office:value="26314600">
                <text:p>26314600</text:p>
              </table:table-cell>
              <table:table-cell office:value-type="float" office:value="25630500">
                <text:p>25630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09930">
                <text:p>1409930</text:p>
              </table:table-cell>
              <table:table-cell office:value-type="float" office:value="9904150">
                <text:p>9904150</text:p>
              </table:table-cell>
              <table:table-cell office:value-type="float" office:value="25172500">
                <text:p>25172500</text:p>
              </table:table-cell>
              <table:table-cell office:value-type="float" office:value="35440300">
                <text:p>35440300</text:p>
              </table:table-cell>
              <table:table-cell office:value-type="float" office:value="39291400">
                <text:p>392914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577cm" svg:y="0.316cm" chart:style-name="ch2">
          <text:p>Nodes vs TEPS c3.large</text:p>
        </chart:title>
        <chart:legend chart:legend-position="end" svg:x="11.988cm" svg:y="2.71cm" style:legend-expansion="high" chart:style-name="ch3"/>
        <chart:plot-area chart:style-name="ch4" table:cell-range-address="Sheet1.T38:Sheet1.Z41 Sheet1.U37:Sheet1.Z37" chart:data-source-has-labels="row" svg:x="1.331cm" svg:y="1.275cm" svg:width="10.337cm" svg:height="6.571cm">
          <chartooo:coordinate-region svg:x="3.249cm" svg:y="1.474cm" svg:width="8.232cm" svg:height="5.725cm"/>
          <chart:axis chart:dimension="x" chart:name="primary-x" chart:style-name="ch5">
            <chart:title svg:x="5.172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</chart:axis>
          <chart:series chart:style-name="ch9" chart:values-cell-range-address="Sheet1.U38:Sheet1.U41" chart:label-cell-address="Sheet1.U37:Sheet1.U37" chart:class="chart:scatter">
            <chart:domain table:cell-range-address="Sheet1.T38:Sheet1.T41"/>
            <chart:data-point chart:repeated="4"/>
          </chart:series>
          <chart:series chart:style-name="ch10" chart:values-cell-range-address="Sheet1.V38:Sheet1.V41" chart:label-cell-address="Sheet1.V37:Sheet1.V37" chart:class="chart:scatter">
            <chart:data-point chart:repeated="4"/>
          </chart:series>
          <chart:series chart:style-name="ch11" chart:values-cell-range-address="Sheet1.W38:Sheet1.W41" chart:label-cell-address="Sheet1.W37:Sheet1.W37" chart:class="chart:scatter">
            <chart:data-point chart:repeated="4"/>
          </chart:series>
          <chart:series chart:style-name="ch12" chart:values-cell-range-address="Sheet1.X38:Sheet1.X41" chart:label-cell-address="Sheet1.X37:Sheet1.X37" chart:class="chart:scatter">
            <chart:regression-curve chart:style-name="ch13">
              <chart:equation chart:display-equation="true" chart:display-r-square="false"/>
            </chart:regression-curve>
            <chart:data-point chart:repeated="4"/>
          </chart:series>
          <chart:series chart:style-name="ch14" chart:values-cell-range-address="Sheet1.Y38:Sheet1.Y41" chart:label-cell-address="Sheet1.Y37:Sheet1.Y37" chart:class="chart:scatter">
            <chart:data-point chart:repeated="4"/>
          </chart:series>
          <chart:series chart:style-name="ch15" chart:values-cell-range-address="Sheet1.Z38:Sheet1.Z41" chart:label-cell-address="Sheet1.Z37:Sheet1.Z37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T</text:p>
              </table:table-cell>
              <table:table-cell office:value-type="string">
                <text:p>Scale 9</text:p>
                <draw:g>
                  <svg:desc>Sheet1.U37:Sheet1.U37</svg:desc>
                </draw:g>
              </table:table-cell>
              <table:table-cell office:value-type="string">
                <text:p>Scale 12</text:p>
                <draw:g>
                  <svg:desc>Sheet1.V37:Sheet1.V37</svg:desc>
                </draw:g>
              </table:table-cell>
              <table:table-cell office:value-type="string">
                <text:p>Scale 15</text:p>
                <draw:g>
                  <svg:desc>Sheet1.W37:Sheet1.W37</svg:desc>
                </draw:g>
              </table:table-cell>
              <table:table-cell office:value-type="string">
                <text:p>Scale 18</text:p>
                <draw:g>
                  <svg:desc>Sheet1.X37:Sheet1.X37</svg:desc>
                </draw:g>
              </table:table-cell>
              <table:table-cell office:value-type="string">
                <text:p>Scale 21</text:p>
                <draw:g>
                  <svg:desc>Sheet1.Y37:Sheet1.Y37</svg:desc>
                </draw:g>
              </table:table-cell>
              <table:table-cell office:value-type="string">
                <text:p>Scale 24</text:p>
                <draw:g>
                  <svg:desc>Sheet1.Z37:Sheet1.Z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T38:Sheet1.T41</svg:desc>
                </draw:g>
              </table:table-cell>
              <table:table-cell office:value-type="float" office:value="5044880">
                <text:p>5044880</text:p>
                <draw:g>
                  <svg:desc>Sheet1.U38:Sheet1.U41</svg:desc>
                </draw:g>
              </table:table-cell>
              <table:table-cell office:value-type="float" office:value="14071500">
                <text:p>14071500</text:p>
                <draw:g>
                  <svg:desc>Sheet1.V38:Sheet1.V41</svg:desc>
                </draw:g>
              </table:table-cell>
              <table:table-cell office:value-type="float" office:value="15761600">
                <text:p>15761600</text:p>
                <draw:g>
                  <svg:desc>Sheet1.W38:Sheet1.W41</svg:desc>
                </draw:g>
              </table:table-cell>
              <table:table-cell office:value-type="float" office:value="7675850">
                <text:p>7675850</text:p>
                <draw:g>
                  <svg:desc>Sheet1.X38:Sheet1.X41</svg:desc>
                </draw:g>
              </table:table-cell>
              <table:table-cell office:value-type="float" office:value="7584170">
                <text:p>7584170</text:p>
                <draw:g>
                  <svg:desc>Sheet1.Y38:Sheet1.Y41</svg:desc>
                </draw:g>
              </table:table-cell>
              <table:table-cell office:value-type="float" office:value="7520710">
                <text:p>7520710</text:p>
                <draw:g>
                  <svg:desc>Sheet1.Z38:Sheet1.Z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100220">
                <text:p>4100220</text:p>
              </table:table-cell>
              <table:table-cell office:value-type="float" office:value="13777700">
                <text:p>13777700</text:p>
              </table:table-cell>
              <table:table-cell office:value-type="float" office:value="22204300">
                <text:p>22204300</text:p>
              </table:table-cell>
              <table:table-cell office:value-type="float" office:value="10513500">
                <text:p>10513500</text:p>
              </table:table-cell>
              <table:table-cell office:value-type="float" office:value="9992720">
                <text:p>9992720</text:p>
              </table:table-cell>
              <table:table-cell office:value-type="float" office:value="9955860">
                <text:p>99558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391540">
                <text:p>2391540</text:p>
              </table:table-cell>
              <table:table-cell office:value-type="float" office:value="12818000">
                <text:p>12818000</text:p>
              </table:table-cell>
              <table:table-cell office:value-type="float" office:value="27349200">
                <text:p>27349200</text:p>
              </table:table-cell>
              <table:table-cell office:value-type="float" office:value="17770100">
                <text:p>17770100</text:p>
              </table:table-cell>
              <table:table-cell office:value-type="float" office:value="17251300">
                <text:p>17251300</text:p>
              </table:table-cell>
              <table:table-cell office:value-type="float" office:value="17140800">
                <text:p>17140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009330">
                <text:p>1009330</text:p>
              </table:table-cell>
              <table:table-cell office:value-type="float" office:value="5949570">
                <text:p>5949570</text:p>
              </table:table-cell>
              <table:table-cell office:value-type="float" office:value="20935300">
                <text:p>20935300</text:p>
              </table:table-cell>
              <table:table-cell office:value-type="float" office:value="32111000">
                <text:p>32111000</text:p>
              </table:table-cell>
              <table:table-cell office:value-type="float" office:value="31873000">
                <text:p>31873000</text:p>
              </table:table-cell>
              <table:table-cell office:value-type="float" office:value="31719400">
                <text:p>317194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title svg:x="4.29cm" svg:y="0.32cm" chart:style-name="ch2">
          <text:p>Nodes vs TEPS DAS-4 no InifiniBand</text:p>
        </chart:title>
        <chart:legend chart:legend-position="end" svg:x="11.881cm" svg:y="2.71cm" style:legend-expansion="high" chart:style-name="ch3"/>
        <chart:plot-area chart:style-name="ch4" table:cell-range-address="Sheet1.T43:Sheet1.Z46 Sheet1.U42:Sheet1.Z42" chart:data-source-has-labels="row" svg:x="1.331cm" svg:y="1.275cm" svg:width="10.23cm" svg:height="6.571cm">
          <chartooo:coordinate-region svg:x="3.249cm" svg:y="1.474cm" svg:width="8.125cm" svg:height="5.725cm"/>
          <chart:axis chart:dimension="x" chart:name="primary-x" chart:style-name="ch5">
            <chart:title svg:x="5.119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</chart:axis>
          <chart:series chart:style-name="ch9" chart:values-cell-range-address="Sheet1.U43:Sheet1.U46" chart:label-cell-address="Sheet1.U42:Sheet1.U42" chart:class="chart:scatter">
            <chart:domain table:cell-range-address="Sheet1.T43:Sheet1.T46"/>
            <chart:data-point chart:repeated="4"/>
          </chart:series>
          <chart:series chart:style-name="ch10" chart:values-cell-range-address="Sheet1.V43:Sheet1.V46" chart:label-cell-address="Sheet1.V42:Sheet1.V42" chart:class="chart:scatter">
            <chart:data-point chart:repeated="4"/>
          </chart:series>
          <chart:series chart:style-name="ch11" chart:values-cell-range-address="Sheet1.W43:Sheet1.W46" chart:label-cell-address="Sheet1.W42:Sheet1.W42" chart:class="chart:scatter">
            <chart:data-point chart:repeated="4"/>
          </chart:series>
          <chart:series chart:style-name="ch12" chart:values-cell-range-address="Sheet1.X43:Sheet1.X46" chart:label-cell-address="Sheet1.X42:Sheet1.X42" chart:class="chart:scatter">
            <chart:data-point chart:repeated="4"/>
          </chart:series>
          <chart:series chart:style-name="ch13" chart:values-cell-range-address="Sheet1.Y43:Sheet1.Y46" chart:label-cell-address="Sheet1.Y42:Sheet1.Y42" chart:class="chart:scatter">
            <chart:regression-curve chart:style-name="ch14">
              <chart:equation chart:display-equation="true" chart:display-r-square="false" svg:x="3.543cm" svg:y="0.9cm"/>
            </chart:regression-curve>
            <chart:data-point chart:repeated="4"/>
          </chart:series>
          <chart:series chart:style-name="ch15" chart:values-cell-range-address="Sheet1.Z43:Sheet1.Z46" chart:label-cell-address="Sheet1.Z42:Sheet1.Z42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T</text:p>
              </table:table-cell>
              <table:table-cell office:value-type="string">
                <text:p>Scale 9</text:p>
                <draw:g>
                  <svg:desc>Sheet1.U42:Sheet1.U42</svg:desc>
                </draw:g>
              </table:table-cell>
              <table:table-cell office:value-type="string">
                <text:p>Scale 12 </text:p>
                <draw:g>
                  <svg:desc>Sheet1.V42:Sheet1.V42</svg:desc>
                </draw:g>
              </table:table-cell>
              <table:table-cell office:value-type="string">
                <text:p>Scale 15</text:p>
                <draw:g>
                  <svg:desc>Sheet1.W42:Sheet1.W42</svg:desc>
                </draw:g>
              </table:table-cell>
              <table:table-cell office:value-type="string">
                <text:p>Scale 18 </text:p>
                <draw:g>
                  <svg:desc>Sheet1.X42:Sheet1.X42</svg:desc>
                </draw:g>
              </table:table-cell>
              <table:table-cell office:value-type="string">
                <text:p>Scale 21 </text:p>
                <draw:g>
                  <svg:desc>Sheet1.Y42:Sheet1.Y42</svg:desc>
                </draw:g>
              </table:table-cell>
              <table:table-cell office:value-type="string">
                <text:p>Scale 24</text:p>
                <draw:g>
                  <svg:desc>Sheet1.Z42:Sheet1.Z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T43:Sheet1.T46</svg:desc>
                </draw:g>
              </table:table-cell>
              <table:table-cell office:value-type="float" office:value="5335170">
                <text:p>5335170</text:p>
                <draw:g>
                  <svg:desc>Sheet1.U43:Sheet1.U46</svg:desc>
                </draw:g>
              </table:table-cell>
              <table:table-cell office:value-type="float" office:value="9242650">
                <text:p>9242650</text:p>
                <draw:g>
                  <svg:desc>Sheet1.V43:Sheet1.V46</svg:desc>
                </draw:g>
              </table:table-cell>
              <table:table-cell office:value-type="float" office:value="10558900">
                <text:p>10558900</text:p>
                <draw:g>
                  <svg:desc>Sheet1.W43:Sheet1.W46</svg:desc>
                </draw:g>
              </table:table-cell>
              <table:table-cell office:value-type="float" office:value="10663800">
                <text:p>10663800</text:p>
                <draw:g>
                  <svg:desc>Sheet1.X43:Sheet1.X46</svg:desc>
                </draw:g>
              </table:table-cell>
              <table:table-cell office:value-type="float" office:value="10640300">
                <text:p>10640300</text:p>
                <draw:g>
                  <svg:desc>Sheet1.Y43:Sheet1.Y46</svg:desc>
                </draw:g>
              </table:table-cell>
              <table:table-cell office:value-type="float" office:value="10177200">
                <text:p>10177200</text:p>
                <draw:g>
                  <svg:desc>Sheet1.Z43:Sheet1.Z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491690">
                <text:p>4491690</text:p>
              </table:table-cell>
              <table:table-cell office:value-type="float" office:value="10545700">
                <text:p>10545700</text:p>
              </table:table-cell>
              <table:table-cell office:value-type="float" office:value="14239600">
                <text:p>14239600</text:p>
              </table:table-cell>
              <table:table-cell office:value-type="float" office:value="15657900">
                <text:p>15657900</text:p>
              </table:table-cell>
              <table:table-cell office:value-type="float" office:value="15605500">
                <text:p>15605500</text:p>
              </table:table-cell>
              <table:table-cell office:value-type="float" office:value="15532700">
                <text:p>15532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433420">
                <text:p>3433420</text:p>
              </table:table-cell>
              <table:table-cell office:value-type="float" office:value="11764900">
                <text:p>11764900</text:p>
              </table:table-cell>
              <table:table-cell office:value-type="float" office:value="21316600">
                <text:p>21316600</text:p>
              </table:table-cell>
              <table:table-cell office:value-type="float" office:value="25516300">
                <text:p>25516300</text:p>
              </table:table-cell>
              <table:table-cell office:value-type="float" office:value="26314600">
                <text:p>26314600</text:p>
              </table:table-cell>
              <table:table-cell office:value-type="float" office:value="25630500">
                <text:p>25630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09930">
                <text:p>1409930</text:p>
              </table:table-cell>
              <table:table-cell office:value-type="float" office:value="9904150">
                <text:p>9904150</text:p>
              </table:table-cell>
              <table:table-cell office:value-type="float" office:value="25172500">
                <text:p>25172500</text:p>
              </table:table-cell>
              <table:table-cell office:value-type="float" office:value="35440300">
                <text:p>35440300</text:p>
              </table:table-cell>
              <table:table-cell office:value-type="float" office:value="39291400">
                <text:p>392914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maximum="45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6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4.77cm" svg:y="0.316cm" chart:style-name="ch2">
          <text:p>Nodes vs TEPS r3.large Amazon</text:p>
        </chart:title>
        <chart:legend chart:legend-position="end" svg:x="11.988cm" svg:y="2.461cm" style:legend-expansion="high" chart:style-name="ch3"/>
        <chart:plot-area chart:style-name="ch4" table:cell-range-address="Sheet1.T48:Sheet1.Z51 Sheet1.U47:Sheet1.Z47" chart:data-source-has-labels="row" svg:x="1.331cm" svg:y="1.275cm" svg:width="10.337cm" svg:height="6.571cm">
          <chartooo:coordinate-region svg:x="3.249cm" svg:y="1.474cm" svg:width="8.232cm" svg:height="5.725cm"/>
          <chart:axis chart:dimension="x" chart:name="primary-x" chart:style-name="ch5">
            <chart:title svg:x="5.172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</chart:axis>
          <chart:series chart:style-name="ch9" chart:values-cell-range-address="Sheet1.U48:Sheet1.U51" chart:label-cell-address="Sheet1.U47:Sheet1.U47" chart:class="chart:scatter">
            <chart:domain table:cell-range-address="Sheet1.T48:Sheet1.T51"/>
            <chart:data-point chart:repeated="4"/>
          </chart:series>
          <chart:series chart:style-name="ch10" chart:values-cell-range-address="Sheet1.V48:Sheet1.V51" chart:label-cell-address="Sheet1.V47:Sheet1.V47" chart:class="chart:scatter">
            <chart:data-point chart:repeated="4"/>
          </chart:series>
          <chart:series chart:style-name="ch11" chart:values-cell-range-address="Sheet1.W48:Sheet1.W51" chart:label-cell-address="Sheet1.W47:Sheet1.W47" chart:class="chart:scatter">
            <chart:data-point chart:repeated="4"/>
          </chart:series>
          <chart:series chart:style-name="ch12" chart:values-cell-range-address="Sheet1.X48:Sheet1.X51" chart:label-cell-address="Sheet1.X47:Sheet1.X47" chart:class="chart:scatter">
            <chart:regression-curve chart:style-name="ch13">
              <chart:equation chart:display-equation="true" chart:display-r-square="false" svg:x="3.504cm" svg:y="0.843cm"/>
            </chart:regression-curve>
            <chart:data-point chart:repeated="4"/>
          </chart:series>
          <chart:series chart:style-name="ch14" chart:values-cell-range-address="Sheet1.Y48:Sheet1.Y51" chart:label-cell-address="Sheet1.Y47:Sheet1.Y47" chart:class="chart:scatter">
            <chart:regression-curve chart:style-name="ch15"/>
            <chart:data-point chart:repeated="4"/>
          </chart:series>
          <chart:series chart:style-name="ch16" chart:values-cell-range-address="Sheet1.Z48:Sheet1.Z51" chart:label-cell-address="Sheet1.Z47:Sheet1.Z47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T</text:p>
              </table:table-cell>
              <table:table-cell office:value-type="string">
                <text:p>Scale 9</text:p>
                <draw:g>
                  <svg:desc>Sheet1.U47:Sheet1.U47</svg:desc>
                </draw:g>
              </table:table-cell>
              <table:table-cell office:value-type="string">
                <text:p>Scale 12</text:p>
                <draw:g>
                  <svg:desc>Sheet1.V47:Sheet1.V47</svg:desc>
                </draw:g>
              </table:table-cell>
              <table:table-cell office:value-type="string">
                <text:p>Scale 15</text:p>
                <draw:g>
                  <svg:desc>Sheet1.W47:Sheet1.W47</svg:desc>
                </draw:g>
              </table:table-cell>
              <table:table-cell office:value-type="string">
                <text:p>Scale 18</text:p>
                <draw:g>
                  <svg:desc>Sheet1.X47:Sheet1.X47</svg:desc>
                </draw:g>
              </table:table-cell>
              <table:table-cell office:value-type="string">
                <text:p>Scale 21</text:p>
                <draw:g>
                  <svg:desc>Sheet1.Y47:Sheet1.Y47</svg:desc>
                </draw:g>
              </table:table-cell>
              <table:table-cell office:value-type="string">
                <text:p>Scale 24</text:p>
                <draw:g>
                  <svg:desc>Sheet1.Z47:Sheet1.Z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T48:Sheet1.T51</svg:desc>
                </draw:g>
              </table:table-cell>
              <table:table-cell office:value-type="float" office:value="4870500">
                <text:p>4870500</text:p>
                <draw:g>
                  <svg:desc>Sheet1.U48:Sheet1.U51</svg:desc>
                </draw:g>
              </table:table-cell>
              <table:table-cell office:value-type="float" office:value="13147900">
                <text:p>13147900</text:p>
                <draw:g>
                  <svg:desc>Sheet1.V48:Sheet1.V51</svg:desc>
                </draw:g>
              </table:table-cell>
              <table:table-cell office:value-type="float" office:value="15888800">
                <text:p>15888800</text:p>
                <draw:g>
                  <svg:desc>Sheet1.W48:Sheet1.W51</svg:desc>
                </draw:g>
              </table:table-cell>
              <table:table-cell office:value-type="float" office:value="7716940">
                <text:p>7716940</text:p>
                <draw:g>
                  <svg:desc>Sheet1.X48:Sheet1.X51</svg:desc>
                </draw:g>
              </table:table-cell>
              <table:table-cell office:value-type="float" office:value="7497000">
                <text:p>7497000</text:p>
                <draw:g>
                  <svg:desc>Sheet1.Y48:Sheet1.Y51</svg:desc>
                </draw:g>
              </table:table-cell>
              <table:table-cell office:value-type="float" office:value="7526210">
                <text:p>7526210</text:p>
                <draw:g>
                  <svg:desc>Sheet1.Z48:Sheet1.Z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92740">
                <text:p>3392740</text:p>
              </table:table-cell>
              <table:table-cell office:value-type="float" office:value="12748500">
                <text:p>12748500</text:p>
              </table:table-cell>
              <table:table-cell office:value-type="float" office:value="23806900">
                <text:p>23806900</text:p>
              </table:table-cell>
              <table:table-cell office:value-type="float" office:value="10543000">
                <text:p>10543000</text:p>
              </table:table-cell>
              <table:table-cell office:value-type="float" office:value="9964010">
                <text:p>9964010</text:p>
              </table:table-cell>
              <table:table-cell office:value-type="float" office:value="9990810">
                <text:p>99908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134150">
                <text:p>2134150</text:p>
              </table:table-cell>
              <table:table-cell office:value-type="float" office:value="10373500">
                <text:p>10373500</text:p>
              </table:table-cell>
              <table:table-cell office:value-type="float" office:value="22964700">
                <text:p>22964700</text:p>
              </table:table-cell>
              <table:table-cell office:value-type="float" office:value="17768900">
                <text:p>17768900</text:p>
              </table:table-cell>
              <table:table-cell office:value-type="float" office:value="17319500">
                <text:p>17319500</text:p>
              </table:table-cell>
              <table:table-cell office:value-type="float" office:value="17118300">
                <text:p>17118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939176">
                <text:p>939176</text:p>
              </table:table-cell>
              <table:table-cell office:value-type="float" office:value="6478480">
                <text:p>6478480</text:p>
              </table:table-cell>
              <table:table-cell office:value-type="float" office:value="20633600">
                <text:p>20633600</text:p>
              </table:table-cell>
              <table:table-cell office:value-type="float" office:value="32610600">
                <text:p>32610600</text:p>
              </table:table-cell>
              <table:table-cell office:value-type="float" office:value="31997800">
                <text:p>31997800</text:p>
              </table:table-cell>
              <table:table-cell office:value-type="float" office:value="31711500">
                <text:p>317115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DAS-4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Dashed_20__28_var_29_" svg:stroke-color="#ff420e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c3.large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Dashed_20__28_var_29_" svg:stroke-color="#579d1c"/>
    </style:style>
    <style:style style:name="ch15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7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6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 style:data-style-name="N6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0.295cm" svg:height="9.007cm" xlink:href=".." xlink:type="simple" chart:class="chart:scatter" chart:style-name="ch1">
        <chart:title svg:x="6.637cm" svg:y="0.316cm" chart:style-name="ch2">
          <text:p>Model DAS-4, c3.large and r3.large</text:p>
        </chart:title>
        <chart:legend chart:legend-position="end" svg:x="13.918cm" svg:y="1.465cm" style:legend-expansion="high" chart:style-name="ch3"/>
        <chart:plot-area chart:style-name="ch4" table:cell-range-address="Sheet1.AH42:Sheet1.AQ45 Sheet1.AI41:Sheet1.AQ41" chart:data-source-has-labels="row" svg:x="1.416cm" svg:y="1.275cm" svg:width="12.097cm" svg:height="6.571cm">
          <chartooo:coordinate-region svg:x="3.334cm" svg:y="1.474cm" svg:width="9.992cm" svg:height="5.725cm"/>
          <chart:axis chart:dimension="x" chart:name="primary-x" chart:style-name="ch5">
            <chart:title svg:x="6.917cm" svg:y="8.026cm" chart:style-name="ch6">
              <text:p>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</chart:axis>
          <chart:series chart:style-name="ch9" chart:values-cell-range-address="Sheet1.AI42:Sheet1.AI45" chart:label-cell-address="Sheet1.AI41:Sheet1.AI41" chart:class="chart:scatter">
            <chart:domain table:cell-range-address="Sheet1.AH42:Sheet1.AH45"/>
            <chart:data-point chart:repeated="4"/>
          </chart:series>
          <chart:series chart:style-name="ch10" chart:values-cell-range-address="Sheet1.AJ42:Sheet1.AJ45" chart:label-cell-address="Sheet1.AJ41:Sheet1.AJ41" chart:class="chart:scatter">
            <chart:regression-curve chart:style-name="ch11"/>
            <chart:data-point chart:repeated="4"/>
          </chart:series>
          <chart:series chart:style-name="ch12" chart:values-cell-range-address="Sheet1.AK42:Sheet1.AK45" chart:label-cell-address="Sheet1.AK41:Sheet1.AK41" chart:class="chart:scatter">
            <chart:data-point chart:repeated="4"/>
          </chart:series>
          <chart:series chart:style-name="ch13" chart:values-cell-range-address="Sheet1.AL42:Sheet1.AL45" chart:label-cell-address="Sheet1.AL41:Sheet1.AL41" chart:class="chart:scatter">
            <chart:regression-curve chart:style-name="ch14"/>
            <chart:data-point chart:repeated="4"/>
          </chart:series>
          <chart:series chart:style-name="ch15" chart:values-cell-range-address="Sheet1.AM42:Sheet1.AM45" chart:label-cell-address="Sheet1.AM41:Sheet1.AM41" chart:class="chart:scatter">
            <chart:regression-curve chart:style-name="ch16"/>
            <chart:data-point chart:repeated="4"/>
          </chart:series>
          <chart:series chart:style-name="ch17" chart:values-cell-range-address="Sheet1.AN42:Sheet1.AN45" chart:label-cell-address="Sheet1.AN41:Sheet1.AN41" chart:class="chart:scatter">
            <chart:data-point chart:repeated="4"/>
          </chart:series>
          <chart:series chart:style-name="ch18" chart:values-cell-range-address="Sheet1.AO42:Sheet1.AO45" chart:label-cell-address="Sheet1.AO41:Sheet1.AO41" chart:class="chart:scatter">
            <chart:data-point chart:repeated="4"/>
          </chart:series>
          <chart:series chart:style-name="ch19" chart:values-cell-range-address="Sheet1.AP42:Sheet1.AP45" chart:label-cell-address="Sheet1.AP41:Sheet1.AP41" chart:class="chart:scatter">
            <chart:data-point chart:repeated="4"/>
          </chart:series>
          <chart:series chart:style-name="ch20" chart:values-cell-range-address="Sheet1.AQ42:Sheet1.AQ45" chart:label-cell-address="Sheet1.AQ41:Sheet1.AQ41" chart:class="chart:scatte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H</text:p>
              </table:table-cell>
              <table:table-cell office:value-type="string">
                <text:p>Scale 18 DAS no InfiniBand</text:p>
                <draw:g>
                  <svg:desc>Sheet1.AI41:Sheet1.AI41</svg:desc>
                </draw:g>
              </table:table-cell>
              <table:table-cell office:value-type="string">
                <text:p>Scale 21 DAS no InfiniBand</text:p>
                <draw:g>
                  <svg:desc>Sheet1.AJ41:Sheet1.AJ41</svg:desc>
                </draw:g>
              </table:table-cell>
              <table:table-cell office:value-type="string">
                <text:p>Scale 24 DAS no InfiniBand</text:p>
                <draw:g>
                  <svg:desc>Sheet1.AK41:Sheet1.AK41</svg:desc>
                </draw:g>
              </table:table-cell>
              <table:table-cell office:value-type="string">
                <text:p>Scale 18 c3.large</text:p>
                <draw:g>
                  <svg:desc>Sheet1.AL41:Sheet1.AL41</svg:desc>
                </draw:g>
              </table:table-cell>
              <table:table-cell office:value-type="string">
                <text:p>Scale 21 c3.large</text:p>
                <draw:g>
                  <svg:desc>Sheet1.AM41:Sheet1.AM41</svg:desc>
                </draw:g>
              </table:table-cell>
              <table:table-cell office:value-type="string">
                <text:p>Scale 24 c3.large</text:p>
                <draw:g>
                  <svg:desc>Sheet1.AN41:Sheet1.AN41</svg:desc>
                </draw:g>
              </table:table-cell>
              <table:table-cell office:value-type="string">
                <text:p>Scale 18 r3.large</text:p>
                <draw:g>
                  <svg:desc>Sheet1.AO41:Sheet1.AO41</svg:desc>
                </draw:g>
              </table:table-cell>
              <table:table-cell office:value-type="string">
                <text:p>Scale 21  r3.large</text:p>
                <draw:g>
                  <svg:desc>Sheet1.AP41:Sheet1.AP41</svg:desc>
                </draw:g>
              </table:table-cell>
              <table:table-cell office:value-type="string">
                <text:p>Scale 24  r3.large</text:p>
                <draw:g>
                  <svg:desc>Sheet1.AQ41:Sheet1.AQ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H42:Sheet1.AH45</svg:desc>
                </draw:g>
              </table:table-cell>
              <table:table-cell office:value-type="float" office:value="10663800">
                <text:p>10663800</text:p>
                <draw:g>
                  <svg:desc>Sheet1.AI42:Sheet1.AI45</svg:desc>
                </draw:g>
              </table:table-cell>
              <table:table-cell office:value-type="float" office:value="10640300">
                <text:p>10640300</text:p>
                <draw:g>
                  <svg:desc>Sheet1.AJ42:Sheet1.AJ45</svg:desc>
                </draw:g>
              </table:table-cell>
              <table:table-cell office:value-type="float" office:value="10177200">
                <text:p>10177200</text:p>
                <draw:g>
                  <svg:desc>Sheet1.AK42:Sheet1.AK45</svg:desc>
                </draw:g>
              </table:table-cell>
              <table:table-cell office:value-type="float" office:value="7675850">
                <text:p>7675850</text:p>
                <draw:g>
                  <svg:desc>Sheet1.AL42:Sheet1.AL45</svg:desc>
                </draw:g>
              </table:table-cell>
              <table:table-cell office:value-type="float" office:value="7584170">
                <text:p>7584170</text:p>
                <draw:g>
                  <svg:desc>Sheet1.AM42:Sheet1.AM45</svg:desc>
                </draw:g>
              </table:table-cell>
              <table:table-cell office:value-type="float" office:value="7520710">
                <text:p>7520710</text:p>
                <draw:g>
                  <svg:desc>Sheet1.AN42:Sheet1.AN45</svg:desc>
                </draw:g>
              </table:table-cell>
              <table:table-cell office:value-type="float" office:value="7716940">
                <text:p>7716940</text:p>
                <draw:g>
                  <svg:desc>Sheet1.AO42:Sheet1.AO45</svg:desc>
                </draw:g>
              </table:table-cell>
              <table:table-cell office:value-type="float" office:value="7497000">
                <text:p>7497000</text:p>
                <draw:g>
                  <svg:desc>Sheet1.AP42:Sheet1.AP45</svg:desc>
                </draw:g>
              </table:table-cell>
              <table:table-cell office:value-type="float" office:value="7526210">
                <text:p>7526210</text:p>
                <draw:g>
                  <svg:desc>Sheet1.AQ42:Sheet1.AQ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657900">
                <text:p>15657900</text:p>
              </table:table-cell>
              <table:table-cell office:value-type="float" office:value="15605500">
                <text:p>15605500</text:p>
              </table:table-cell>
              <table:table-cell office:value-type="float" office:value="15532700">
                <text:p>15532700</text:p>
              </table:table-cell>
              <table:table-cell office:value-type="float" office:value="10513500">
                <text:p>10513500</text:p>
              </table:table-cell>
              <table:table-cell office:value-type="float" office:value="9992720">
                <text:p>9992720</text:p>
              </table:table-cell>
              <table:table-cell office:value-type="float" office:value="9955860">
                <text:p>9955860</text:p>
              </table:table-cell>
              <table:table-cell office:value-type="float" office:value="10543000">
                <text:p>10543000</text:p>
              </table:table-cell>
              <table:table-cell office:value-type="float" office:value="9964010">
                <text:p>9964010</text:p>
              </table:table-cell>
              <table:table-cell office:value-type="float" office:value="9990810">
                <text:p>99908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5516300">
                <text:p>25516300</text:p>
              </table:table-cell>
              <table:table-cell office:value-type="float" office:value="26314600">
                <text:p>26314600</text:p>
              </table:table-cell>
              <table:table-cell office:value-type="float" office:value="25630500">
                <text:p>25630500</text:p>
              </table:table-cell>
              <table:table-cell office:value-type="float" office:value="17770100">
                <text:p>17770100</text:p>
              </table:table-cell>
              <table:table-cell office:value-type="float" office:value="17251300">
                <text:p>17251300</text:p>
              </table:table-cell>
              <table:table-cell office:value-type="float" office:value="17140800">
                <text:p>17140800</text:p>
              </table:table-cell>
              <table:table-cell office:value-type="float" office:value="17768900">
                <text:p>17768900</text:p>
              </table:table-cell>
              <table:table-cell office:value-type="float" office:value="17319500">
                <text:p>17319500</text:p>
              </table:table-cell>
              <table:table-cell office:value-type="float" office:value="17118300">
                <text:p>17118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5440300">
                <text:p>35440300</text:p>
              </table:table-cell>
              <table:table-cell office:value-type="float" office:value="39291400">
                <text:p>39291400</text:p>
              </table:table-cell>
              <table:table-cell office:value-type="float" office:value="40059600">
                <text:p>40059600</text:p>
              </table:table-cell>
              <table:table-cell office:value-type="float" office:value="32111000">
                <text:p>32111000</text:p>
              </table:table-cell>
              <table:table-cell office:value-type="float" office:value="31873000">
                <text:p>31873000</text:p>
              </table:table-cell>
              <table:table-cell office:value-type="float" office:value="31719400">
                <text:p>31719400</text:p>
              </table:table-cell>
              <table:table-cell office:value-type="float" office:value="32610600">
                <text:p>32610600</text:p>
              </table:table-cell>
              <table:table-cell office:value-type="float" office:value="31997800">
                <text:p>31997800</text:p>
              </table:table-cell>
              <table:table-cell office:value-type="float" office:value="31711500">
                <text:p>317115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Dashed_20__28_var_29_" draw:display-name="Dashed (var)" draw:style="rect" draw:dots1="1" draw:dots1-length="197%" draw:distance="127%"/>
  </office:styles>
</office:document-styles>
</file>